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true" fo:line-height="150%" fo:text-align="center" style:justify-single-word="false" fo:text-indent="0cm" style:auto-text-indent="false" fo:padding="0cm" fo:border="none"/>
      <style:text-properties fo:color="#000000" loext:opacity="100%" style:font-name="Arial1" fo:font-size="11pt" fo:font-weight="bold" style:font-size-asian="11pt" style:font-size-complex="11pt"/>
    </style:style>
    <style:style style:name="P2" style:family="paragraph" style:parent-style-name="Text_20_body">
      <style:paragraph-properties fo:margin-left="0cm" fo:margin-right="0cm" fo:margin-top="0cm" fo:margin-bottom="0cm" style:contextual-spacing="true" fo:line-height="150%" fo:text-align="center" style:justify-single-word="false" fo:text-indent="0cm" style:auto-text-indent="false" fo:padding="0cm" fo:border="none"/>
      <style:text-properties style:font-name="Arial1" fo:font-size="11pt" style:font-size-asian="11pt" style:font-size-complex="11pt"/>
    </style:style>
    <style:style style:name="P3"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fo:color="#000000" loext:opacity="100%" style:font-name="Arial1" fo:font-size="11pt" fo:font-weight="bold" style:font-size-asian="11pt" style:font-size-complex="11pt"/>
    </style:style>
    <style:style style:name="P4" style:family="paragraph" style:parent-style-name="Text_20_body">
      <style:paragraph-properties fo:margin-top="0cm" fo:margin-bottom="0cm" style:contextual-spacing="true" fo:line-height="150%" fo:text-align="justify" style:justify-single-word="false"/>
      <style:text-properties fo:color="#000000" loext:opacity="100%" style:font-name="Arial1" fo:font-size="11pt" fo:font-weight="bold" style:font-size-asian="11pt" style:font-size-complex="11pt"/>
    </style:style>
    <style:style style:name="P5" style:family="paragraph" style:parent-style-name="Text_20_body">
      <style:paragraph-properties fo:margin-top="0cm" fo:margin-bottom="0cm" style:contextual-spacing="true" fo:line-height="150%" fo:text-align="justify" style:justify-single-word="false"/>
      <style:text-properties style:font-name="Arial1" fo:font-size="11pt" style:font-size-asian="11pt" style:font-size-complex="11pt"/>
    </style:style>
    <style:style style:name="P6"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fo:color="#000000" loext:opacity="100%" style:font-name="Arial1" fo:font-size="11pt" style:font-size-asian="11pt" style:font-size-complex="11pt"/>
    </style:style>
    <style:style style:name="P7"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style:font-name="Arial1" fo:font-size="11pt" style:font-size-asian="11pt" style:font-size-complex="11pt"/>
    </style:style>
    <style:style style:name="P8"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fo:color="#000000" loext:opacity="100%" style:font-name="Arial1" fo:font-size="11pt" fo:font-style="italic" style:font-size-asian="11pt" style:font-size-complex="11pt"/>
    </style:style>
    <style:style style:name="P9" style:family="paragraph" style:parent-style-name="Text_20_body">
      <style:paragraph-properties fo:margin-left="0cm" fo:margin-right="0cm" fo:text-indent="0cm" style:auto-text-indent="false"/>
      <style:text-properties fo:color="#000000" loext:opacity="100%" style:font-name="Arial" fo:font-size="10pt" officeooo:paragraph-rsid="0013243b"/>
    </style:style>
    <style:style style:name="P10"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fo:color="#000000" loext:opacity="100%" style:font-name="Arial1" fo:font-size="11pt" fo:font-style="italic" officeooo:rsid="001b91eb" officeooo:paragraph-rsid="001b91eb" style:font-size-asian="11pt" style:font-style-asian="italic" style:font-size-complex="11pt" style:font-style-complex="italic"/>
    </style:style>
    <style:style style:name="P11" style:family="paragraph" style:parent-style-name="Text_20_body">
      <style:paragraph-properties fo:margin-left="0cm" fo:margin-right="0cm" fo:text-indent="0cm" style:auto-text-indent="false"/>
      <style:text-properties fo:color="#000000" loext:opacity="100%" style:font-name="Arial" fo:font-size="9pt" officeooo:paragraph-rsid="0013243b"/>
    </style:style>
    <style:style style:name="P12" style:family="paragraph" style:parent-style-name="Text_20_body">
      <style:paragraph-properties fo:margin-left="0cm" fo:margin-right="0cm" fo:margin-top="0cm" fo:margin-bottom="0cm" style:contextual-spacing="true" fo:line-height="150%" fo:text-align="justify" style:justify-single-word="false" fo:text-indent="0cm" style:auto-text-indent="false" fo:padding="0cm" fo:border="none"/>
      <style:text-properties style:font-name="Arial1" fo:font-size="11pt" officeooo:paragraph-rsid="001d3773" style:font-size-asian="11pt" style:font-size-complex="11pt"/>
    </style:style>
    <style:style style:name="P13" style:family="paragraph" style:parent-style-name="Bibliography_20_1">
      <style:paragraph-properties fo:margin-top="0cm" fo:margin-bottom="0cm" style:contextual-spacing="true" fo:line-height="150%" fo:text-align="justify" style:justify-single-word="false"/>
      <style:text-properties style:font-name="Arial1" fo:font-size="11pt" style:font-size-asian="11pt" style:font-size-complex="11pt"/>
    </style:style>
    <style:style style:name="T1" style:family="text">
      <style:text-properties fo:color="#000000" loext:opacity="100%"/>
    </style:style>
    <style:style style:name="T2" style:family="text">
      <style:text-properties fo:font-variant="normal" fo:text-transform="none" fo:color="#000000" loext:opacity="100%" style:text-position="0% 100%" fo:font-style="normal" style:text-underline-style="none" fo:font-weight="normal"/>
    </style:style>
    <style:style style:name="T3" style:family="text">
      <style:text-properties fo:font-variant="normal" fo:text-transform="none" style:text-position="0% 100%" fo:font-style="normal" style:text-underline-style="none" fo:font-weight="normal"/>
    </style:style>
    <style:style style:name="T4" style:family="text">
      <style:text-properties fo:color="#000000" loext:opacity="100%" officeooo:rsid="001a14a0"/>
    </style:style>
    <style:style style:name="T5" style:family="text">
      <style:text-properties officeooo:rsid="001a14a0"/>
    </style:style>
    <style:style style:name="T6" style:family="text">
      <style:text-properties fo:color="#000000" loext:opacity="100%" fo:font-style="italic"/>
    </style:style>
    <style:style style:name="T7" style:family="text">
      <style:text-properties fo:color="#000000" loext:opacity="100%" fo:font-weight="bold"/>
    </style:style>
    <style:style style:name="T8" style:family="text">
      <style:text-properties officeooo:rsid="001b91eb"/>
    </style:style>
    <style:style style:name="T9" style:family="text">
      <style:text-properties fo:color="#000000" loext:opacity="100%" officeooo:rsid="0013cd49"/>
    </style:style>
    <style:style style:name="T10" style:family="text">
      <style:text-properties fo:color="#000000" loext:opacity="100%" officeooo:rsid="001b91eb"/>
    </style:style>
    <style:style style:name="T11" style:family="text">
      <style:text-properties fo:color="#000000" loext:opacity="100%" fo:font-weight="bold" officeooo:rsid="001b91eb"/>
    </style:style>
    <style:style style:name="T12" style:family="text">
      <style:text-properties fo:color="#000000" loext:opacity="100%" officeooo:rsid="0013243b"/>
    </style:style>
    <style:style style:name="T13" style:family="text">
      <style:text-properties fo:color="#000000" loext:opacity="100%" officeooo:rsid="001d3773"/>
    </style:style>
    <style:style style:name="T14" style:family="text">
      <style:text-properties officeooo:rsid="001d3773"/>
    </style:style>
    <style:style style:name="T15" style:family="text">
      <style:text-properties fo:font-style="italic" style:font-style-asian="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ychologische Aspekte des Computergestützten Übersetzens und Dolmetschens</text:p>
      <text:p text:style-name="P1"/>
      <text:p text:style-name="P1">Katharina Oster &amp; Anne Catherine Gieshoff</text:p>
      <text:p text:style-name="P2"/>
      <text:p text:style-name="P2"> <text:span text:style-name="T1"> </text:span></text:p>
      <text:p text:style-name="P3"/>
      <text:p text:style-name="P4">Einleitung</text:p>
      <text:p text:style-name="P4"/>
      <text:p text:style-name="P5"><text:span text:style-name="T1">Technologien sind ein wichtiger Teil in der Translation. Beim Übersetzen reicht der Einsatz von der Nutzung einfacher Online-Wörterbücher über den Einsatz von Translation-Memories bis hin zum Post-Editieren maschinell übersetzter Texte. Besondere Bedeutung haben dabei Translation Memories und das Post-Editing, da sie vermutlich den größten Einfluss auf den Übersetzungsprozess haben. Diese Technologien sind bereits seit Jahrzehnten Teil des Übersetzens. Translation-Memorie-Systme spalten den zu übersetzenden Text Segmente ein und speichern eingegebene Übersetzungslösungen ab, die für zukünftige Projekte genutzt werden können und dann als 100 %-Matches oder als fuzzy-Matches als mögliche Lösung angeboten werden. Seit 1990er Jahren werden TMs eingesetzt </text:span><text:reference-mark-start text:name="ZOTERO_ITEM CSL_CITATION {&quot;citationID&quot;:&quot;U1FVLHnu&quot;,&quot;properties&quot;:{&quot;formattedCitation&quot;:&quot;(O\\uc0\\u8217{}Brien &amp; Moorkens, 2014)&quot;,&quot;plainCitation&quot;:&quot;(O’Brien &amp; Moorkens, 2014)&quot;,&quot;noteIndex&quot;:0},&quot;citationItems&quot;:[{&quot;id&quot;:7361,&quot;uris&quot;:[&quot;http://zotero.org/groups/5711052/items/RM636Z9X&quot;],&quot;itemData&quot;:{&quot;id&quot;:7361,&quot;type&quot;:&quot;chapter&quot;,&quot;container-title&quot;:&quot;Proceedings of the XXth FIT World Congress&quot;,&quot;event-place&quot;:&quot;Berlin&quot;,&quot;page&quot;:&quot;131-137&quot;,&quot;publisher&quot;:&quot;BDÜ Fachverlag&quot;,&quot;publisher-place&quot;:&quot;Berlin&quot;,&quot;title&quot;:&quot;Towards intelligent post-editing interfaces&quot;,&quot;author&quot;:[{&quot;family&quot;:&quot;O'Brien&quot;,&quot;given&quot;:&quot;Sharon&quot;},{&quot;family&quot;:&quot;Moorkens&quot;,&quot;given&quot;:&quot;J.&quot;}],&quot;editor&quot;:[{&quot;family&quot;:&quot;Baur&quot;,&quot;given&quot;:&quot;W.&quot;},{&quot;family&quot;:&quot;Eichner&quot;,&quot;given&quot;:&quot;B.&quot;},{&quot;family&quot;:&quot;Kalina&quot;,&quot;given&quot;:&quot;S.&quot;},{&quot;family&quot;:&quot;Kessler&quot;,&quot;given&quot;:&quot;N.&quot;},{&quot;family&quot;:&quot;Mayer&quot;,&quot;given&quot;:&quot;F.&quot;},{&quot;family&quot;:&quot;Orsted&quot;,&quot;given&quot;:&quot;J.&quot;}],&quot;issued&quot;:{&quot;date-parts&quot;:[[&quot;2014&quot;]]}}}],&quot;schema&quot;:&quot;https://github.com/citation-style-language/schema/raw/master/csl-citation.json&quot;} RNDuyAufCBenE"/><text:span text:style-name="T2">(O</text:span><text:span text:style-name="T3">’Brien &amp; Moorkens, 2014)</text:span><text:reference-mark-end text:name="ZOTERO_ITEM CSL_CITATION {&quot;citationID&quot;:&quot;U1FVLHnu&quot;,&quot;properties&quot;:{&quot;formattedCitation&quot;:&quot;(O\\uc0\\u8217{}Brien &amp; Moorkens, 2014)&quot;,&quot;plainCitation&quot;:&quot;(O’Brien &amp; Moorkens, 2014)&quot;,&quot;noteIndex&quot;:0},&quot;citationItems&quot;:[{&quot;id&quot;:7361,&quot;uris&quot;:[&quot;http://zotero.org/groups/5711052/items/RM636Z9X&quot;],&quot;itemData&quot;:{&quot;id&quot;:7361,&quot;type&quot;:&quot;chapter&quot;,&quot;container-title&quot;:&quot;Proceedings of the XXth FIT World Congress&quot;,&quot;event-place&quot;:&quot;Berlin&quot;,&quot;page&quot;:&quot;131-137&quot;,&quot;publisher&quot;:&quot;BDÜ Fachverlag&quot;,&quot;publisher-place&quot;:&quot;Berlin&quot;,&quot;title&quot;:&quot;Towards intelligent post-editing interfaces&quot;,&quot;author&quot;:[{&quot;family&quot;:&quot;O'Brien&quot;,&quot;given&quot;:&quot;Sharon&quot;},{&quot;family&quot;:&quot;Moorkens&quot;,&quot;given&quot;:&quot;J.&quot;}],&quot;editor&quot;:[{&quot;family&quot;:&quot;Baur&quot;,&quot;given&quot;:&quot;W.&quot;},{&quot;family&quot;:&quot;Eichner&quot;,&quot;given&quot;:&quot;B.&quot;},{&quot;family&quot;:&quot;Kalina&quot;,&quot;given&quot;:&quot;S.&quot;},{&quot;family&quot;:&quot;Kessler&quot;,&quot;given&quot;:&quot;N.&quot;},{&quot;family&quot;:&quot;Mayer&quot;,&quot;given&quot;:&quot;F.&quot;},{&quot;family&quot;:&quot;Orsted&quot;,&quot;given&quot;:&quot;J.&quot;}],&quot;issued&quot;:{&quot;date-parts&quot;:[[&quot;2014&quot;]]}}}],&quot;schema&quot;:&quot;https://github.com/citation-style-language/schema/raw/master/csl-citation.json&quot;} RNDuyAufCBenE"/><text:span text:style-name="T1">. Auch das Post-Editing von maschinell Übersetzten Texten wird bereits seit den 1980er Jahren </text:span><text:reference-mark-start text:name="ZOTERO_ITEM CSL_CITATION {&quot;citationID&quot;:&quot;FYLTDWi4&quot;,&quot;properties&quot;:{&quot;formattedCitation&quot;:&quot;(Alvarez-Vidal et al., 2020)&quot;,&quot;plainCitation&quot;:&quot;(Alvarez-Vidal et al., 2020)&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schema&quot;:&quot;https://github.com/citation-style-language/schema/raw/master/csl-citation.json&quot;} RNDKQ4ZUkZs8Z"/><text:span text:style-name="T1">(Alvarez-Vidal et al., 2020)</text:span><text:reference-mark-end text:name="ZOTERO_ITEM CSL_CITATION {&quot;citationID&quot;:&quot;FYLTDWi4&quot;,&quot;properties&quot;:{&quot;formattedCitation&quot;:&quot;(Alvarez-Vidal et al., 2020)&quot;,&quot;plainCitation&quot;:&quot;(Alvarez-Vidal et al., 2020)&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schema&quot;:&quot;https://github.com/citation-style-language/schema/raw/master/csl-citation.json&quot;} RNDKQ4ZUkZs8Z"/><text:span text:style-name="T1"> verwendet. </text:span></text:p>
      <text:p text:style-name="P5"><text:span text:style-name="T4">D</text:span><text:span text:style-name="T1">as Dolmetschen ist </text:span><text:span text:style-name="T4">ebenfalls </text:span><text:span text:style-name="T1">in vielerlei Hinsicht von Technologien und Technik abhängig: </text:span><text:span text:style-name="T4">O</text:span><text:span text:style-name="T1">hne Mikrofone und Mischpult kann keine Simultanverdolmetschung stattfinden und der Laptop hat in der Kabine längst Einzug gehalten. Neben der konventionellen Terminologiemanagement-Software gibt es mittlerweile auch eine Reihe von Weiterentwicklungen, die zu einer Teilautomatisierung sowohl der Vorbereitung auf Dolmetschaufträge, als auch des Dolmetschens selbst führen. Diese Anwendungen werden wesentlich häufiger im Konferenzdolmetschen als im Community Interpreting genutzt </text:span><text:reference-mark-start text:name="ZOTERO_ITEM CSL_CITATION {&quot;citationID&quot;:&quot;HX5BMb0o&quot;,&quot;properties&quot;:{&quot;formattedCitation&quot;:&quot;(Kerremans et al., 2019)&quot;,&quot;plainCitation&quot;:&quot;(Kerremans et al., 2019)&quot;,&quot;noteIndex&quot;:0},&quot;citationItems&quot;:[{&quot;id&quot;:7369,&quot;uris&quot;:[&quot;http://zotero.org/groups/5711052/items/WVT8FVEB&quot;],&quot;itemData&quot;:{&quot;id&quot;:7369,&quot;type&quot;:&quot;article-journal&quot;,&quot;abstract&quot;:&quot;In this article, the first results of a large-scale survey on the use of technological bridging instruments in contexts of multilingual service provision will be presented. We will focus on answers given by respondents working as public service interpreters and translators, abbreviated as PSITs (N=188). No restriction was set on specific domains of public service in this study (e.g. education, health, etc.). The article focuses on the question how forms of prior training of PSITs relate to the frequency of use of technological tools in their professional practice, such as computer-assisted translation (CAT) technology, machine translation (MT) systems, Instant Messaging (IM) technology, video conferencing technology (VC), termbase management systems (TB), and combinations thereof.&quot;,&quot;container-title&quot;:&quot;FITISPos International Journal&quot;,&quot;DOI&quot;:&quot;https://doi.org/10.37536/FITISPos-IJ.2019.6.1.211&quot;,&quot;issue&quot;:&quot;1&quot;,&quot;language&quot;:&quot;en&quot;,&quot;page&quot;:&quot;107-122&quot;,&quot;source&quot;:&quot;Zotero&quot;,&quot;title&quot;:&quot;Technology use by public service interpreters and translators: The link between frequency of use and forms of prior training&quot;,&quot;volume&quot;:&quot;6&quot;,&quot;author&quot;:[{&quot;family&quot;:&quot;Kerremans&quot;,&quot;given&quot;:&quot;Koen&quot;},{&quot;family&quot;:&quot;Gutiérrez&quot;,&quot;given&quot;:&quot;Raquel Lázaro&quot;},{&quot;family&quot;:&quot;Stengers&quot;,&quot;given&quot;:&quot;Helene&quot;},{&quot;family&quot;:&quot;Cox&quot;,&quot;given&quot;:&quot;Antoon&quot;},{&quot;family&quot;:&quot;Rillof&quot;,&quot;given&quot;:&quot;Pascal&quot;}],&quot;issued&quot;:{&quot;date-parts&quot;:[[&quot;2019&quot;]]}}}],&quot;schema&quot;:&quot;https://github.com/citation-style-language/schema/raw/master/csl-citation.json&quot;} RNDfxXrcqjAjt"/><text:span text:style-name="T1">(Kerremans et al., 2019)</text:span><text:reference-mark-end text:name="ZOTERO_ITEM CSL_CITATION {&quot;citationID&quot;:&quot;HX5BMb0o&quot;,&quot;properties&quot;:{&quot;formattedCitation&quot;:&quot;(Kerremans et al., 2019)&quot;,&quot;plainCitation&quot;:&quot;(Kerremans et al., 2019)&quot;,&quot;noteIndex&quot;:0},&quot;citationItems&quot;:[{&quot;id&quot;:7369,&quot;uris&quot;:[&quot;http://zotero.org/groups/5711052/items/WVT8FVEB&quot;],&quot;itemData&quot;:{&quot;id&quot;:7369,&quot;type&quot;:&quot;article-journal&quot;,&quot;abstract&quot;:&quot;In this article, the first results of a large-scale survey on the use of technological bridging instruments in contexts of multilingual service provision will be presented. We will focus on answers given by respondents working as public service interpreters and translators, abbreviated as PSITs (N=188). No restriction was set on specific domains of public service in this study (e.g. education, health, etc.). The article focuses on the question how forms of prior training of PSITs relate to the frequency of use of technological tools in their professional practice, such as computer-assisted translation (CAT) technology, machine translation (MT) systems, Instant Messaging (IM) technology, video conferencing technology (VC), termbase management systems (TB), and combinations thereof.&quot;,&quot;container-title&quot;:&quot;FITISPos International Journal&quot;,&quot;DOI&quot;:&quot;https://doi.org/10.37536/FITISPos-IJ.2019.6.1.211&quot;,&quot;issue&quot;:&quot;1&quot;,&quot;language&quot;:&quot;en&quot;,&quot;page&quot;:&quot;107-122&quot;,&quot;source&quot;:&quot;Zotero&quot;,&quot;title&quot;:&quot;Technology use by public service interpreters and translators: The link between frequency of use and forms of prior training&quot;,&quot;volume&quot;:&quot;6&quot;,&quot;author&quot;:[{&quot;family&quot;:&quot;Kerremans&quot;,&quot;given&quot;:&quot;Koen&quot;},{&quot;family&quot;:&quot;Gutiérrez&quot;,&quot;given&quot;:&quot;Raquel Lázaro&quot;},{&quot;family&quot;:&quot;Stengers&quot;,&quot;given&quot;:&quot;Helene&quot;},{&quot;family&quot;:&quot;Cox&quot;,&quot;given&quot;:&quot;Antoon&quot;},{&quot;family&quot;:&quot;Rillof&quot;,&quot;given&quot;:&quot;Pascal&quot;}],&quot;issued&quot;:{&quot;date-parts&quot;:[[&quot;2019&quot;]]}}}],&quot;schema&quot;:&quot;https://github.com/citation-style-language/schema/raw/master/csl-citation.json&quot;} RNDfxXrcqjAjt"/><text:span text:style-name="T1">.</text:span></text:p>
      <text:p text:style-name="P6">Da diese Technologien einen großen Platz im Übersetzen und Dolmetschen einnehmen, stellt sich die Frage, wie sie die Menschen, die mit ihnen in Kontakt kommen, kognitiv beeinflussen. Im Folgenden betrachten wir verschiedene Aspekte, die damit in Zusammenhang stehen. Zunächst widmen wir uns den Übersetz<text:span text:style-name="T5">er:innen</text:span> und Dolmetsch<text:span text:style-name="T5">er:innen</text:span> und gehen auf die objektive kognitive Beeinflussung durch und die subjektive Wahrnehmung von Translationstechnologien ein. Im letzten Teil dieses Beitrags soll dann die Wahrnehmung von Translationstechnologien durch den Endnutzer vorgestellt werden.</text:p>
      <text:p text:style-name="P7"> </text:p>
      <text:p text:style-name="P3"/>
      <text:p text:style-name="P3"/>
      <text:p text:style-name="P3"/>
      <text:p text:style-name="P3"/>
      <text:p text:style-name="P3"><text:soft-page-break/>Kognitive Aspekte des technologiegestützten Übersetzen und Dolmetschen</text:p>
      <text:p text:style-name="P3"/>
      <text:p text:style-name="P8">Übersetzen</text:p>
      <text:p text:style-name="P5"><text:span text:style-name="T1">Der kognitive Aufwand bei der Verwendung von Translationstechnologien, insbesondere Translation Memorys </text:span><text:span text:style-name="T4">(TM) </text:span><text:span text:style-name="T1">und vor allem Post-Editing </text:span><text:span text:style-name="T4">(PE)</text:span><text:span text:style-name="T1">, ist relativ gut erforscht und die Studien in diesem Bereich zeichnen ein ziemlich deutliches Bild: Die Verwendung von TMs führt zu einem geringen kognitiven Aufwand als das Übersetzen von Grund auf </text:span><text:reference-mark-start text:name="ZOTERO_ITEM CSL_CITATION {&quot;citationID&quot;:&quot;1g8qQDIq&quot;,&quot;properties&quot;:{&quot;formattedCitation&quot;:&quot;(O\\uc0\\u8217{}Brien, 2007)&quot;,&quot;plainCitation&quot;:&quot;(O’Brien, 2007)&quot;,&quot;noteIndex&quot;:0},&quot;citationItems&quot;:[{&quot;id&quot;:7487,&quot;uris&quot;:[&quot;http://zotero.org/groups/5711052/items/WCBSR6TS&quot;],&quot;itemData&quot;:{&quot;id&quot;:7487,&quot;type&quot;:&quot;article-journal&quot;,&quot;container-title&quot;:&quot;Perspectives&quot;,&quot;DOI&quot;:&quot;10.1080/09076760708669037&quot;,&quot;ISSN&quot;:&quot;0907-676X, 1747-6623&quot;,&quot;issue&quot;:&quot;3&quot;,&quot;journalAbbreviation&quot;:&quot;Perspectives&quot;,&quot;language&quot;:&quot;en&quot;,&quot;page&quot;:&quot;185-205&quot;,&quot;source&quot;:&quot;DOI.org (Crossref)&quot;,&quot;title&quot;:&quot;EYE‐TRACKING AND TRANSLATION MEMORY MATCHES&quot;,&quot;volume&quot;:&quot;14&quot;,&quot;author&quot;:[{&quot;family&quot;:&quot;O'Brien&quot;,&quot;given&quot;:&quot;Sharon&quot;}],&quot;issued&quot;:{&quot;date-parts&quot;:[[&quot;2007&quot;,1,31]]}}}],&quot;schema&quot;:&quot;https://github.com/citation-style-language/schema/raw/master/csl-citation.json&quot;} RNDuo1U1xBurz"/><text:span text:style-name="T2">(O</text:span><text:span text:style-name="T3">’Brien, 2007)</text:span><text:reference-mark-end text:name="ZOTERO_ITEM CSL_CITATION {&quot;citationID&quot;:&quot;1g8qQDIq&quot;,&quot;properties&quot;:{&quot;formattedCitation&quot;:&quot;(O\\uc0\\u8217{}Brien, 2007)&quot;,&quot;plainCitation&quot;:&quot;(O’Brien, 2007)&quot;,&quot;noteIndex&quot;:0},&quot;citationItems&quot;:[{&quot;id&quot;:7487,&quot;uris&quot;:[&quot;http://zotero.org/groups/5711052/items/WCBSR6TS&quot;],&quot;itemData&quot;:{&quot;id&quot;:7487,&quot;type&quot;:&quot;article-journal&quot;,&quot;container-title&quot;:&quot;Perspectives&quot;,&quot;DOI&quot;:&quot;10.1080/09076760708669037&quot;,&quot;ISSN&quot;:&quot;0907-676X, 1747-6623&quot;,&quot;issue&quot;:&quot;3&quot;,&quot;journalAbbreviation&quot;:&quot;Perspectives&quot;,&quot;language&quot;:&quot;en&quot;,&quot;page&quot;:&quot;185-205&quot;,&quot;source&quot;:&quot;DOI.org (Crossref)&quot;,&quot;title&quot;:&quot;EYE‐TRACKING AND TRANSLATION MEMORY MATCHES&quot;,&quot;volume&quot;:&quot;14&quot;,&quot;author&quot;:[{&quot;family&quot;:&quot;O'Brien&quot;,&quot;given&quot;:&quot;Sharon&quot;}],&quot;issued&quot;:{&quot;date-parts&quot;:[[&quot;2007&quot;,1,31]]}}}],&quot;schema&quot;:&quot;https://github.com/citation-style-language/schema/raw/master/csl-citation.json&quot;} RNDuo1U1xBurz"/><text:span text:style-name="T1"> und auch der Einsatz von Post-Editing reduziert den kognitiven Aufwand </text:span><text:reference-mark-start text:name="ZOTERO_ITEM CSL_CITATION {&quot;citationID&quot;:&quot;UE5Ss77u&quot;,&quot;properties&quot;:{&quot;formattedCitation&quot;:&quot;(Daems et al., 2017; Guerberof Arenas, 2013; Teixeira, 2014)&quot;,&quot;plainCitation&quot;:&quot;(Daems et al., 2017; Guerberof Arenas, 2013; Teixeira, 2014)&quot;,&quot;noteIndex&quot;:0},&quot;citationItems&quot;:[{&quot;id&quot;:7488,&quot;uris&quot;:[&quot;http://zotero.org/groups/5711052/items/PIQXPE52&quot;],&quot;itemData&quot;:{&quot;id&quot;:7488,&quot;type&quot;:&quot;article-journal&quot;,&quot;abstract&quot;:&quot;While the benefits of using post-editing for technical texts have been more or less acknowledged, it remains unclear whether post-editing is a viable alternative to human translation for more general text types. In addition, we need a better understanding of both translation methods and how they are performed by students as well as professionals, so that pitfalls can be determined and translator training can be adapted accordingly. In this article, we aim to get a better understanding of the differences between human translation and post-editing for newspaper articles. Processes are registered by means of eye tracking and keystroke logging, which allows us to study translation speed, cognitive load, and the use of external resources. We also look at the final quality of the product as well as translators’ attitude towards both methods of translation. Studying these different aspects shows that both methods and groups are more similar than anticipated.\n          , \n            Bien que l’on ait une certaine connaissance des avantages de la post-édition pour les textes techniques, il reste difficile de savoir si celle-ci est une solution de remplacement viable à la traduction humaine pour les textes généraux. Il faut par ailleurs comprendre davantage les deux méthodes de traduction, et la façon dont elles sont appliquées par les étudiants et les traducteurs professionnels, pour en déterminer les écueils et adapter la formation des traducteurs en conséquence. Dans cet article, nous cherchons à mieux cerner les différences entre la traduction humaine et la post-édition pour les articles de journaux. L’oculométrie et l’enregistrement de frappes ont été utilisés pour étudier le processus de traduction et dégager les gains en productivité, la charge cognitive et l’utilisation de ressources externes. Nous avons également examiné la qualité de la traduction et l’attitude des traducteurs à l’égard des deux méthodes de traduction. L’étude de ces différentes perspectives met en évidence que les deux groupes de traducteurs comme les deux méthodes de traduction sont plus proches que ce que l’on pouvait présumer.\n          , \n            Mientras que se reconocen cada vez más los beneficios del uso de la post-edición para la traducción de textos técnicos, aún no existen pruebas de que la post-edición sea una alternativa viable a la traducción humana para los textos más generales. Además, necesitamos una mejor comprensión de ambos métodos de traducción, así como de la forma en que son realizados por estudiantes y por profesionales, para que se puedan definir los posibles obstáculos y adaptar la formación de los traductores en función de ellos. En este artículo, nuestro objetivo es lograr una mejor comprensión de las diferencias entre la traducción humana y la post-edición de artículos periodísticos. Los procesos de traducción se registran mediante el seguimiento ocular y el registro de pulsaciones de teclas, lo que nos permite estudiar la velocidad de traducción, la carga cognitiva y el uso de recursos externos. También analizamos la calidad final del producto, así como la actitud de los traductores hacia ambos métodos de traducción. El estudio de estos diferentes aspectos demuestra que tanto los métodos como los grupos de traductores son más similares de lo previsto.&quot;,&quot;container-title&quot;:&quot;Meta&quot;,&quot;DOI&quot;:&quot;10.7202/1041023ar&quot;,&quot;ISSN&quot;:&quot;1492-1421, 0026-0452&quot;,&quot;issue&quot;:&quot;2&quot;,&quot;journalAbbreviation&quot;:&quot;meta&quot;,&quot;page&quot;:&quot;245-270&quot;,&quot;source&quot;:&quot;DOI.org (Crossref)&quot;,&quot;title&quot;:&quot;Translation Methods and Experience: A Comparative Analysis of Human Translation and Post-editing with Students and Professional Translators&quot;,&quot;title-short&quot;:&quot;Translation Methods and Experience&quot;,&quot;volume&quot;:&quot;62&quot;,&quot;author&quot;:[{&quot;family&quot;:&quot;Daems&quot;,&quot;given&quot;:&quot;Joke&quot;},{&quot;family&quot;:&quot;Vandepitte&quot;,&quot;given&quot;:&quot;Sonia&quot;},{&quot;family&quot;:&quot;Hartsuiker&quot;,&quot;given&quot;:&quot;Robert J.&quot;},{&quot;family&quot;:&quot;Macken&quot;,&quot;given&quot;:&quot;Lieve&quot;}],&quot;issued&quot;:{&quot;date-parts&quot;:[[&quot;2017&quot;,9,11]]}}},{&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l5N1XtcoMT"/><text:span text:style-name="T1">(Daems et al., 2017; Guerberof Arenas, 2013; Teixeira, 2014)</text:span><text:reference-mark-end text:name="ZOTERO_ITEM CSL_CITATION {&quot;citationID&quot;:&quot;UE5Ss77u&quot;,&quot;properties&quot;:{&quot;formattedCitation&quot;:&quot;(Daems et al., 2017; Guerberof Arenas, 2013; Teixeira, 2014)&quot;,&quot;plainCitation&quot;:&quot;(Daems et al., 2017; Guerberof Arenas, 2013; Teixeira, 2014)&quot;,&quot;noteIndex&quot;:0},&quot;citationItems&quot;:[{&quot;id&quot;:7488,&quot;uris&quot;:[&quot;http://zotero.org/groups/5711052/items/PIQXPE52&quot;],&quot;itemData&quot;:{&quot;id&quot;:7488,&quot;type&quot;:&quot;article-journal&quot;,&quot;abstract&quot;:&quot;While the benefits of using post-editing for technical texts have been more or less acknowledged, it remains unclear whether post-editing is a viable alternative to human translation for more general text types. In addition, we need a better understanding of both translation methods and how they are performed by students as well as professionals, so that pitfalls can be determined and translator training can be adapted accordingly. In this article, we aim to get a better understanding of the differences between human translation and post-editing for newspaper articles. Processes are registered by means of eye tracking and keystroke logging, which allows us to study translation speed, cognitive load, and the use of external resources. We also look at the final quality of the product as well as translators’ attitude towards both methods of translation. Studying these different aspects shows that both methods and groups are more similar than anticipated.\n          , \n            Bien que l’on ait une certaine connaissance des avantages de la post-édition pour les textes techniques, il reste difficile de savoir si celle-ci est une solution de remplacement viable à la traduction humaine pour les textes généraux. Il faut par ailleurs comprendre davantage les deux méthodes de traduction, et la façon dont elles sont appliquées par les étudiants et les traducteurs professionnels, pour en déterminer les écueils et adapter la formation des traducteurs en conséquence. Dans cet article, nous cherchons à mieux cerner les différences entre la traduction humaine et la post-édition pour les articles de journaux. L’oculométrie et l’enregistrement de frappes ont été utilisés pour étudier le processus de traduction et dégager les gains en productivité, la charge cognitive et l’utilisation de ressources externes. Nous avons également examiné la qualité de la traduction et l’attitude des traducteurs à l’égard des deux méthodes de traduction. L’étude de ces différentes perspectives met en évidence que les deux groupes de traducteurs comme les deux méthodes de traduction sont plus proches que ce que l’on pouvait présumer.\n          , \n            Mientras que se reconocen cada vez más los beneficios del uso de la post-edición para la traducción de textos técnicos, aún no existen pruebas de que la post-edición sea una alternativa viable a la traducción humana para los textos más generales. Además, necesitamos una mejor comprensión de ambos métodos de traducción, así como de la forma en que son realizados por estudiantes y por profesionales, para que se puedan definir los posibles obstáculos y adaptar la formación de los traductores en función de ellos. En este artículo, nuestro objetivo es lograr una mejor comprensión de las diferencias entre la traducción humana y la post-edición de artículos periodísticos. Los procesos de traducción se registran mediante el seguimiento ocular y el registro de pulsaciones de teclas, lo que nos permite estudiar la velocidad de traducción, la carga cognitiva y el uso de recursos externos. También analizamos la calidad final del producto, así como la actitud de los traductores hacia ambos métodos de traducción. El estudio de estos diferentes aspectos demuestra que tanto los métodos como los grupos de traductores son más similares de lo previsto.&quot;,&quot;container-title&quot;:&quot;Meta&quot;,&quot;DOI&quot;:&quot;10.7202/1041023ar&quot;,&quot;ISSN&quot;:&quot;1492-1421, 0026-0452&quot;,&quot;issue&quot;:&quot;2&quot;,&quot;journalAbbreviation&quot;:&quot;meta&quot;,&quot;page&quot;:&quot;245-270&quot;,&quot;source&quot;:&quot;DOI.org (Crossref)&quot;,&quot;title&quot;:&quot;Translation Methods and Experience: A Comparative Analysis of Human Translation and Post-editing with Students and Professional Translators&quot;,&quot;title-short&quot;:&quot;Translation Methods and Experience&quot;,&quot;volume&quot;:&quot;62&quot;,&quot;author&quot;:[{&quot;family&quot;:&quot;Daems&quot;,&quot;given&quot;:&quot;Joke&quot;},{&quot;family&quot;:&quot;Vandepitte&quot;,&quot;given&quot;:&quot;Sonia&quot;},{&quot;family&quot;:&quot;Hartsuiker&quot;,&quot;given&quot;:&quot;Robert J.&quot;},{&quot;family&quot;:&quot;Macken&quot;,&quot;given&quot;:&quot;Lieve&quot;}],&quot;issued&quot;:{&quot;date-parts&quot;:[[&quot;2017&quot;,9,11]]}}},{&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l5N1XtcoMT"/><text:span text:style-name="T1">. </text:span></text:p>
      <text:p text:style-name="P5"><text:span text:style-name="T1">Der kognitive Aufwand wird dabei mit verschiedenen Methoden erfasst. In vielen Studien wird die  Produktivität angegeben, also wie schnell eine bestimmte Anzahl an Wörtern im Ausgangstext mit oder ohne Technologieeinsatz übersetzt werden kann. Dabei zeichnet sich sehr deutlich ab, dass der Einsatz von Technologien die Produktivität erhöht (TM: </text:span><text:reference-mark-start text:name="ZOTERO_ITEM CSL_CITATION {&quot;citationID&quot;:&quot;PSVuCEUh&quot;,&quot;properties&quot;:{&quot;formattedCitation&quot;:&quot;(LeBlanc, 2013)&quot;,&quot;plainCitation&quot;:&quot;(LeBlanc, 2013)&quot;,&quot;noteIndex&quot;:0},&quot;citationItems&quot;:[{&quot;id&quot;:7496,&quot;uris&quot;:[&quot;http://zotero.org/groups/5711052/items/BJ4Z54Z3&quot;],&quot;itemData&quot;:{&quot;id&quot;:7496,&quot;type&quot;:&quot;article-journal&quot;,&quot;container-title&quot;:&quot;Translation &amp; Interpreting&quot;,&quot;issue&quot;:&quot;2&quot;,&quot;page&quot;:&quot;1-13&quot;,&quot;title&quot;:&quot;Translators on translation memory (TM). Results of an ethnographic study in three translation services and agencies&quot;,&quot;volume&quot;:&quot;5&quot;,&quot;author&quot;:[{&quot;family&quot;:&quot;LeBlanc&quot;,&quot;given&quot;:&quot;Matthieu&quot;}],&quot;issued&quot;:{&quot;date-parts&quot;:[[&quot;2013&quot;]]}}}],&quot;schema&quot;:&quot;https://github.com/citation-style-language/schema/raw/master/csl-citation.json&quot;} RNDCYcsR4Ul2g"/><text:span text:style-name="T1">LeBlanc, 2013</text:span><text:reference-mark-end text:name="ZOTERO_ITEM CSL_CITATION {&quot;citationID&quot;:&quot;PSVuCEUh&quot;,&quot;properties&quot;:{&quot;formattedCitation&quot;:&quot;(LeBlanc, 2013)&quot;,&quot;plainCitation&quot;:&quot;(LeBlanc, 2013)&quot;,&quot;noteIndex&quot;:0},&quot;citationItems&quot;:[{&quot;id&quot;:7496,&quot;uris&quot;:[&quot;http://zotero.org/groups/5711052/items/BJ4Z54Z3&quot;],&quot;itemData&quot;:{&quot;id&quot;:7496,&quot;type&quot;:&quot;article-journal&quot;,&quot;container-title&quot;:&quot;Translation &amp; Interpreting&quot;,&quot;issue&quot;:&quot;2&quot;,&quot;page&quot;:&quot;1-13&quot;,&quot;title&quot;:&quot;Translators on translation memory (TM). Results of an ethnographic study in three translation services and agencies&quot;,&quot;volume&quot;:&quot;5&quot;,&quot;author&quot;:[{&quot;family&quot;:&quot;LeBlanc&quot;,&quot;given&quot;:&quot;Matthieu&quot;}],&quot;issued&quot;:{&quot;date-parts&quot;:[[&quot;2013&quot;]]}}}],&quot;schema&quot;:&quot;https://github.com/citation-style-language/schema/raw/master/csl-citation.json&quot;} RNDCYcsR4Ul2g"/><text:span text:style-name="T1">, PE: </text:span><text:reference-mark-start text:name="ZOTERO_ITEM CSL_CITATION {&quot;citationID&quot;:&quot;TduGGhAj&quot;,&quot;properties&quot;:{&quot;formattedCitation&quot;:&quot;(Alvarez-Vidal et al., 2020; Carl et al., 2017)&quot;,&quot;plainCitation&quot;:&quot;(Alvarez-Vidal et al., 2020; Carl et al., 2017)&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HctQ2k6si6"/><text:span text:style-name="T1">Alvarez-Vidal et al., 2020; Carl et al., 2017)</text:span><text:reference-mark-end text:name="ZOTERO_ITEM CSL_CITATION {&quot;citationID&quot;:&quot;TduGGhAj&quot;,&quot;properties&quot;:{&quot;formattedCitation&quot;:&quot;(Alvarez-Vidal et al., 2020; Carl et al., 2017)&quot;,&quot;plainCitation&quot;:&quot;(Alvarez-Vidal et al., 2020; Carl et al., 2017)&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HctQ2k6si6"/><text:span text:style-name="T1">. Auch die Qualität wird gemessen, um den kognitiven Aufwand zu bestimmen. Dies wird in der Post-Editing-Literatur zum Beispiel als Fehlerrate </text:span><text:reference-mark-start text:name="ZOTERO_ITEM CSL_CITATION {&quot;citationID&quot;:&quot;dGTzmQxl&quot;,&quot;properties&quot;:{&quot;formattedCitation&quot;:&quot;(Teixeira, 2014)&quot;,&quot;plainCitation&quot;:&quot;(Teixeira, 2014)&quot;,&quot;noteIndex&quot;:0},&quot;citationItems&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9TNPqTTiAq"/><text:span text:style-name="T1">(Teixeira, 2014)</text:span><text:reference-mark-end text:name="ZOTERO_ITEM CSL_CITATION {&quot;citationID&quot;:&quot;dGTzmQxl&quot;,&quot;properties&quot;:{&quot;formattedCitation&quot;:&quot;(Teixeira, 2014)&quot;,&quot;plainCitation&quot;:&quot;(Teixeira, 2014)&quot;,&quot;noteIndex&quot;:0},&quot;citationItems&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9TNPqTTiAq"/><text:span text:style-name="T1"> oder auch als </text:span><text:span text:style-name="T6">Fluency</text:span><text:span text:style-name="T1"> und </text:span><text:span text:style-name="T6">Adequacy</text:span><text:span text:style-name="T1"> </text:span><text:reference-mark-start text:name="ZOTERO_ITEM CSL_CITATION {&quot;citationID&quot;:&quot;uxmwQXer&quot;,&quot;properties&quot;:{&quot;formattedCitation&quot;:&quot;(Vieira, 2014)&quot;,&quot;plainCitation&quot;:&quot;(Vieira, 2014)&quot;,&quot;noteIndex&quot;:0},&quot;citationItems&quot;:[{&quot;id&quot;:7479,&quot;uris&quot;:[&quot;http://zotero.org/groups/5711052/items/NNAVRVY3&quot;],&quot;itemData&quot;:{&quot;id&quot;:7479,&quot;type&quot;:&quot;article-journal&quot;,&quot;container-title&quot;:&quot;Machine Translation&quot;,&quot;DOI&quot;:&quot;10.1007/s10590-014-9156-x&quot;,&quot;ISSN&quot;:&quot;0922-6567, 1573-0573&quot;,&quot;issue&quot;:&quot;3-4&quot;,&quot;journalAbbreviation&quot;:&quot;Machine Translation&quot;,&quot;language&quot;:&quot;en&quot;,&quot;page&quot;:&quot;187-216&quot;,&quot;source&quot;:&quot;DOI.org (Crossref)&quot;,&quot;title&quot;:&quot;Indices of cognitive effort in machine translation post-editing&quot;,&quot;volume&quot;:&quot;28&quot;,&quot;author&quot;:[{&quot;family&quot;:&quot;Vieira&quot;,&quot;given&quot;:&quot;Lucas Nunes&quot;}],&quot;issued&quot;:{&quot;date-parts&quot;:[[&quot;2014&quot;,12]]}}}],&quot;schema&quot;:&quot;https://github.com/citation-style-language/schema/raw/master/csl-citation.json&quot;} RNDGe9SpOe39K"/><text:span text:style-name="T1">(Vieira, 2014)</text:span><text:reference-mark-end text:name="ZOTERO_ITEM CSL_CITATION {&quot;citationID&quot;:&quot;uxmwQXer&quot;,&quot;properties&quot;:{&quot;formattedCitation&quot;:&quot;(Vieira, 2014)&quot;,&quot;plainCitation&quot;:&quot;(Vieira, 2014)&quot;,&quot;noteIndex&quot;:0},&quot;citationItems&quot;:[{&quot;id&quot;:7479,&quot;uris&quot;:[&quot;http://zotero.org/groups/5711052/items/NNAVRVY3&quot;],&quot;itemData&quot;:{&quot;id&quot;:7479,&quot;type&quot;:&quot;article-journal&quot;,&quot;container-title&quot;:&quot;Machine Translation&quot;,&quot;DOI&quot;:&quot;10.1007/s10590-014-9156-x&quot;,&quot;ISSN&quot;:&quot;0922-6567, 1573-0573&quot;,&quot;issue&quot;:&quot;3-4&quot;,&quot;journalAbbreviation&quot;:&quot;Machine Translation&quot;,&quot;language&quot;:&quot;en&quot;,&quot;page&quot;:&quot;187-216&quot;,&quot;source&quot;:&quot;DOI.org (Crossref)&quot;,&quot;title&quot;:&quot;Indices of cognitive effort in machine translation post-editing&quot;,&quot;volume&quot;:&quot;28&quot;,&quot;author&quot;:[{&quot;family&quot;:&quot;Vieira&quot;,&quot;given&quot;:&quot;Lucas Nunes&quot;}],&quot;issued&quot;:{&quot;date-parts&quot;:[[&quot;2014&quot;,12]]}}}],&quot;schema&quot;:&quot;https://github.com/citation-style-language/schema/raw/master/csl-citation.json&quot;} RNDGe9SpOe39K"/><text:span text:style-name="T1"> angegeben. Hier lassen sich allerdings keine einheitlichen Ergebnisse feststellen.  </text:span></text:p>
      <text:p text:style-name="P5"><text:span text:style-name="T1">In anderen Studien kamen Messungen von Tastatureingaben und Blickbewegungen zum Einsatz (TM: </text:span><text:reference-mark-start text:name="ZOTERO_ITEM CSL_CITATION {&quot;citationID&quot;:&quot;OgeHllD3&quot;,&quot;properties&quot;:{&quot;formattedCitation&quot;:&quot;(O\\uc0\\u8217{}Brien, 2007)&quot;,&quot;plainCitation&quot;:&quot;(O’Brien, 2007)&quot;,&quot;noteIndex&quot;:0},&quot;citationItems&quot;:[{&quot;id&quot;:7487,&quot;uris&quot;:[&quot;http://zotero.org/groups/5711052/items/WCBSR6TS&quot;],&quot;itemData&quot;:{&quot;id&quot;:7487,&quot;type&quot;:&quot;article-journal&quot;,&quot;container-title&quot;:&quot;Perspectives&quot;,&quot;DOI&quot;:&quot;10.1080/09076760708669037&quot;,&quot;ISSN&quot;:&quot;0907-676X, 1747-6623&quot;,&quot;issue&quot;:&quot;3&quot;,&quot;journalAbbreviation&quot;:&quot;Perspectives&quot;,&quot;language&quot;:&quot;en&quot;,&quot;page&quot;:&quot;185-205&quot;,&quot;source&quot;:&quot;DOI.org (Crossref)&quot;,&quot;title&quot;:&quot;EYE‐TRACKING AND TRANSLATION MEMORY MATCHES&quot;,&quot;volume&quot;:&quot;14&quot;,&quot;author&quot;:[{&quot;family&quot;:&quot;O'Brien&quot;,&quot;given&quot;:&quot;Sharon&quot;}],&quot;issued&quot;:{&quot;date-parts&quot;:[[&quot;2007&quot;,1,31]]}}}],&quot;schema&quot;:&quot;https://github.com/citation-style-language/schema/raw/master/csl-citation.json&quot;} RNDuQ7Xf6nyUi"/><text:span text:style-name="T2">O</text:span><text:span text:style-name="T3">’Brien, 2007</text:span><text:reference-mark-end text:name="ZOTERO_ITEM CSL_CITATION {&quot;citationID&quot;:&quot;OgeHllD3&quot;,&quot;properties&quot;:{&quot;formattedCitation&quot;:&quot;(O\\uc0\\u8217{}Brien, 2007)&quot;,&quot;plainCitation&quot;:&quot;(O’Brien, 2007)&quot;,&quot;noteIndex&quot;:0},&quot;citationItems&quot;:[{&quot;id&quot;:7487,&quot;uris&quot;:[&quot;http://zotero.org/groups/5711052/items/WCBSR6TS&quot;],&quot;itemData&quot;:{&quot;id&quot;:7487,&quot;type&quot;:&quot;article-journal&quot;,&quot;container-title&quot;:&quot;Perspectives&quot;,&quot;DOI&quot;:&quot;10.1080/09076760708669037&quot;,&quot;ISSN&quot;:&quot;0907-676X, 1747-6623&quot;,&quot;issue&quot;:&quot;3&quot;,&quot;journalAbbreviation&quot;:&quot;Perspectives&quot;,&quot;language&quot;:&quot;en&quot;,&quot;page&quot;:&quot;185-205&quot;,&quot;source&quot;:&quot;DOI.org (Crossref)&quot;,&quot;title&quot;:&quot;EYE‐TRACKING AND TRANSLATION MEMORY MATCHES&quot;,&quot;volume&quot;:&quot;14&quot;,&quot;author&quot;:[{&quot;family&quot;:&quot;O'Brien&quot;,&quot;given&quot;:&quot;Sharon&quot;}],&quot;issued&quot;:{&quot;date-parts&quot;:[[&quot;2007&quot;,1,31]]}}}],&quot;schema&quot;:&quot;https://github.com/citation-style-language/schema/raw/master/csl-citation.json&quot;} RNDuQ7Xf6nyUi"/><text:span text:style-name="T1">, PE: </text:span><text:reference-mark-start text:name="ZOTERO_ITEM CSL_CITATION {&quot;citationID&quot;:&quot;uCNFQOg2&quot;,&quot;properties&quot;:{&quot;formattedCitation&quot;:&quot;(Carl et al., 2017; Daems et al., 2017)&quot;,&quot;plainCitation&quot;:&quot;(Carl et al., 2017; Daems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id&quot;:7488,&quot;uris&quot;:[&quot;http://zotero.org/groups/5711052/items/PIQXPE52&quot;],&quot;itemData&quot;:{&quot;id&quot;:7488,&quot;type&quot;:&quot;article-journal&quot;,&quot;abstract&quot;:&quot;While the benefits of using post-editing for technical texts have been more or less acknowledged, it remains unclear whether post-editing is a viable alternative to human translation for more general text types. In addition, we need a better understanding of both translation methods and how they are performed by students as well as professionals, so that pitfalls can be determined and translator training can be adapted accordingly. In this article, we aim to get a better understanding of the differences between human translation and post-editing for newspaper articles. Processes are registered by means of eye tracking and keystroke logging, which allows us to study translation speed, cognitive load, and the use of external resources. We also look at the final quality of the product as well as translators’ attitude towards both methods of translation. Studying these different aspects shows that both methods and groups are more similar than anticipated.\n          , \n            Bien que l’on ait une certaine connaissance des avantages de la post-édition pour les textes techniques, il reste difficile de savoir si celle-ci est une solution de remplacement viable à la traduction humaine pour les textes généraux. Il faut par ailleurs comprendre davantage les deux méthodes de traduction, et la façon dont elles sont appliquées par les étudiants et les traducteurs professionnels, pour en déterminer les écueils et adapter la formation des traducteurs en conséquence. Dans cet article, nous cherchons à mieux cerner les différences entre la traduction humaine et la post-édition pour les articles de journaux. L’oculométrie et l’enregistrement de frappes ont été utilisés pour étudier le processus de traduction et dégager les gains en productivité, la charge cognitive et l’utilisation de ressources externes. Nous avons également examiné la qualité de la traduction et l’attitude des traducteurs à l’égard des deux méthodes de traduction. L’étude de ces différentes perspectives met en évidence que les deux groupes de traducteurs comme les deux méthodes de traduction sont plus proches que ce que l’on pouvait présumer.\n          , \n            Mientras que se reconocen cada vez más los beneficios del uso de la post-edición para la traducción de textos técnicos, aún no existen pruebas de que la post-edición sea una alternativa viable a la traducción humana para los textos más generales. Además, necesitamos una mejor comprensión de ambos métodos de traducción, así como de la forma en que son realizados por estudiantes y por profesionales, para que se puedan definir los posibles obstáculos y adaptar la formación de los traductores en función de ellos. En este artículo, nuestro objetivo es lograr una mejor comprensión de las diferencias entre la traducción humana y la post-edición de artículos periodísticos. Los procesos de traducción se registran mediante el seguimiento ocular y el registro de pulsaciones de teclas, lo que nos permite estudiar la velocidad de traducción, la carga cognitiva y el uso de recursos externos. También analizamos la calidad final del producto, así como la actitud de los traductores hacia ambos métodos de traducción. El estudio de estos diferentes aspectos demuestra que tanto los métodos como los grupos de traductores son más similares de lo previsto.&quot;,&quot;container-title&quot;:&quot;Meta&quot;,&quot;DOI&quot;:&quot;10.7202/1041023ar&quot;,&quot;ISSN&quot;:&quot;1492-1421, 0026-0452&quot;,&quot;issue&quot;:&quot;2&quot;,&quot;journalAbbreviation&quot;:&quot;meta&quot;,&quot;page&quot;:&quot;245-270&quot;,&quot;source&quot;:&quot;DOI.org (Crossref)&quot;,&quot;title&quot;:&quot;Translation Methods and Experience: A Comparative Analysis of Human Translation and Post-editing with Students and Professional Translators&quot;,&quot;title-short&quot;:&quot;Translation Methods and Experience&quot;,&quot;volume&quot;:&quot;62&quot;,&quot;author&quot;:[{&quot;family&quot;:&quot;Daems&quot;,&quot;given&quot;:&quot;Joke&quot;},{&quot;family&quot;:&quot;Vandepitte&quot;,&quot;given&quot;:&quot;Sonia&quot;},{&quot;family&quot;:&quot;Hartsuiker&quot;,&quot;given&quot;:&quot;Robert J.&quot;},{&quot;family&quot;:&quot;Macken&quot;,&quot;given&quot;:&quot;Lieve&quot;}],&quot;issued&quot;:{&quot;date-parts&quot;:[[&quot;2017&quot;,9,11]]}}}],&quot;schema&quot;:&quot;https://github.com/citation-style-language/schema/raw/master/csl-citation.json&quot;} RNDgRAzcx3Sj5"/><text:span text:style-name="T1">Carl et al., 2017; Daems et al., 2017)</text:span><text:reference-mark-end text:name="ZOTERO_ITEM CSL_CITATION {&quot;citationID&quot;:&quot;uCNFQOg2&quot;,&quot;properties&quot;:{&quot;formattedCitation&quot;:&quot;(Carl et al., 2017; Daems et al., 2017)&quot;,&quot;plainCitation&quot;:&quot;(Carl et al., 2017; Daems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id&quot;:7488,&quot;uris&quot;:[&quot;http://zotero.org/groups/5711052/items/PIQXPE52&quot;],&quot;itemData&quot;:{&quot;id&quot;:7488,&quot;type&quot;:&quot;article-journal&quot;,&quot;abstract&quot;:&quot;While the benefits of using post-editing for technical texts have been more or less acknowledged, it remains unclear whether post-editing is a viable alternative to human translation for more general text types. In addition, we need a better understanding of both translation methods and how they are performed by students as well as professionals, so that pitfalls can be determined and translator training can be adapted accordingly. In this article, we aim to get a better understanding of the differences between human translation and post-editing for newspaper articles. Processes are registered by means of eye tracking and keystroke logging, which allows us to study translation speed, cognitive load, and the use of external resources. We also look at the final quality of the product as well as translators’ attitude towards both methods of translation. Studying these different aspects shows that both methods and groups are more similar than anticipated.\n          , \n            Bien que l’on ait une certaine connaissance des avantages de la post-édition pour les textes techniques, il reste difficile de savoir si celle-ci est une solution de remplacement viable à la traduction humaine pour les textes généraux. Il faut par ailleurs comprendre davantage les deux méthodes de traduction, et la façon dont elles sont appliquées par les étudiants et les traducteurs professionnels, pour en déterminer les écueils et adapter la formation des traducteurs en conséquence. Dans cet article, nous cherchons à mieux cerner les différences entre la traduction humaine et la post-édition pour les articles de journaux. L’oculométrie et l’enregistrement de frappes ont été utilisés pour étudier le processus de traduction et dégager les gains en productivité, la charge cognitive et l’utilisation de ressources externes. Nous avons également examiné la qualité de la traduction et l’attitude des traducteurs à l’égard des deux méthodes de traduction. L’étude de ces différentes perspectives met en évidence que les deux groupes de traducteurs comme les deux méthodes de traduction sont plus proches que ce que l’on pouvait présumer.\n          , \n            Mientras que se reconocen cada vez más los beneficios del uso de la post-edición para la traducción de textos técnicos, aún no existen pruebas de que la post-edición sea una alternativa viable a la traducción humana para los textos más generales. Además, necesitamos una mejor comprensión de ambos métodos de traducción, así como de la forma en que son realizados por estudiantes y por profesionales, para que se puedan definir los posibles obstáculos y adaptar la formación de los traductores en función de ellos. En este artículo, nuestro objetivo es lograr una mejor comprensión de las diferencias entre la traducción humana y la post-edición de artículos periodísticos. Los procesos de traducción se registran mediante el seguimiento ocular y el registro de pulsaciones de teclas, lo que nos permite estudiar la velocidad de traducción, la carga cognitiva y el uso de recursos externos. También analizamos la calidad final del producto, así como la actitud de los traductores hacia ambos métodos de traducción. El estudio de estos diferentes aspectos demuestra que tanto los métodos como los grupos de traductores son más similares de lo previsto.&quot;,&quot;container-title&quot;:&quot;Meta&quot;,&quot;DOI&quot;:&quot;10.7202/1041023ar&quot;,&quot;ISSN&quot;:&quot;1492-1421, 0026-0452&quot;,&quot;issue&quot;:&quot;2&quot;,&quot;journalAbbreviation&quot;:&quot;meta&quot;,&quot;page&quot;:&quot;245-270&quot;,&quot;source&quot;:&quot;DOI.org (Crossref)&quot;,&quot;title&quot;:&quot;Translation Methods and Experience: A Comparative Analysis of Human Translation and Post-editing with Students and Professional Translators&quot;,&quot;title-short&quot;:&quot;Translation Methods and Experience&quot;,&quot;volume&quot;:&quot;62&quot;,&quot;author&quot;:[{&quot;family&quot;:&quot;Daems&quot;,&quot;given&quot;:&quot;Joke&quot;},{&quot;family&quot;:&quot;Vandepitte&quot;,&quot;given&quot;:&quot;Sonia&quot;},{&quot;family&quot;:&quot;Hartsuiker&quot;,&quot;given&quot;:&quot;Robert J.&quot;},{&quot;family&quot;:&quot;Macken&quot;,&quot;given&quot;:&quot;Lieve&quot;}],&quot;issued&quot;:{&quot;date-parts&quot;:[[&quot;2017&quot;,9,11]]}}}],&quot;schema&quot;:&quot;https://github.com/citation-style-language/schema/raw/master/csl-citation.json&quot;} RNDgRAzcx3Sj5"/><text:span text:style-name="T1">. Carl et al. (</text:span><text:reference-mark-start text:name="ZOTERO_ITEM CSL_CITATION {&quot;citationID&quot;:&quot;sOo4Fy1l&quot;,&quot;properties&quot;:{&quot;formattedCitation&quot;:&quot;(Carl et al., 2017)&quot;,&quot;plainCitation&quot;:&quot;(Carl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zKGMzmPkUJ"/><text:span text:style-name="T1">2017)</text:span><text:reference-mark-end text:name="ZOTERO_ITEM CSL_CITATION {&quot;citationID&quot;:&quot;sOo4Fy1l&quot;,&quot;properties&quot;:{&quot;formattedCitation&quot;:&quot;(Carl et al., 2017)&quot;,&quot;plainCitation&quot;:&quot;(Carl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zKGMzmPkUJ"/><text:span text:style-name="T1"> zeigten zum Beispiel, dass die Bearbeitungszeit beim Post-Editing, aber auch die Anzahl u</text:span><text:span text:style-name="T4">nd</text:span><text:span text:style-name="T1"> Dauer der Fixationen geringer ist als beim Übersetzen von Grund. Die Autoren deuteten diese Ergebnisse im Sinne einer geringeren kognitiven Belastung beim Post-Editing im Vergleich zum Übersetzen.</text:span></text:p>
      <text:p text:style-name="P5"><text:span text:style-name="T1">Neben den Vergleichen zwischen dem Übersetzen von Grund auf und dem Einsatz von Technologien, beschäftigt sich auch eine Reihe von Studien mit dem Zusammenhang zwischen kognitiven Aufwand beim Technologieeinsatz und bestimmten linguistischen Eigenschaften der Ausgangstexte und Zielsprachen. Hier sei insbesondere die Linearität zwischen Ausgangs- und Zielsprache genannt (</text:span><text:span text:style-name="T6">Literality</text:span><text:span text:style-name="T1">, </text:span><text:reference-mark-start text:name="ZOTERO_ITEM CSL_CITATION {&quot;citationID&quot;:&quot;EarcpXO2&quot;,&quot;properties&quot;:{&quot;formattedCitation&quot;:&quot;(Carl &amp; Schaeffer, 2017)&quot;,&quot;plainCitation&quot;:&quot;(Carl &amp; Schaeffer, 2017)&quot;,&quot;noteIndex&quot;:0},&quot;citationItems&quot;:[{&quot;id&quot;:7481,&quot;uris&quot;:[&quot;http://zotero.org/groups/5711052/items/734XMEZQ&quot;],&quot;itemData&quot;:{&quot;id&quot;:7481,&quot;type&quot;:&quot;article-journal&quot;,&quot;abstract&quot;:&quot;The paper develops a definition of translation literality that is based on the syntactic and semantic similarity of the source and the target texts. We provide theoretical and empirical evidence that absolute literal translations are easy to produce. Based on a multilingual corpus of alternative translations we investigate the effects of cross-lingual syntactic and semantic distance on translation production times and find that non-literality makes from-scratch translation and post-editing difficult. We show that statistical machine translation systems encounter even more difficulties with non-literality.&quot;,&quot;container-title&quot;:&quot;HERMES - Journal of Language and Communication in Business&quot;,&quot;DOI&quot;:&quot;10.7146/hjlcb.v0i56.97201&quot;,&quot;ISSN&quot;:&quot;1903-1785, 0904-1699&quot;,&quot;issue&quot;:&quot;56&quot;,&quot;journalAbbreviation&quot;:&quot;HJLCB&quot;,&quot;page&quot;:&quot;43-57&quot;,&quot;source&quot;:&quot;DOI.org (Crossref)&quot;,&quot;title&quot;:&quot;Why Translation Is Difficult: A Corpus-Based Study of Non-Literality in Post-Editing and From-Scratch Translation&quot;,&quot;title-short&quot;:&quot;Why Translation Is Difficult&quot;,&quot;author&quot;:[{&quot;family&quot;:&quot;Carl&quot;,&quot;given&quot;:&quot;Michael&quot;},{&quot;family&quot;:&quot;Schaeffer&quot;,&quot;given&quot;:&quot;Moritz Jonas&quot;}],&quot;issued&quot;:{&quot;date-parts&quot;:[[&quot;2017&quot;,10,11]]}}}],&quot;schema&quot;:&quot;https://github.com/citation-style-language/schema/raw/master/csl-citation.json&quot;} RNDc33TbIJmGP"/><text:span text:style-name="T1">Carl &amp; Schaeffer, 2017)</text:span><text:reference-mark-end text:name="ZOTERO_ITEM CSL_CITATION {&quot;citationID&quot;:&quot;EarcpXO2&quot;,&quot;properties&quot;:{&quot;formattedCitation&quot;:&quot;(Carl &amp; Schaeffer, 2017)&quot;,&quot;plainCitation&quot;:&quot;(Carl &amp; Schaeffer, 2017)&quot;,&quot;noteIndex&quot;:0},&quot;citationItems&quot;:[{&quot;id&quot;:7481,&quot;uris&quot;:[&quot;http://zotero.org/groups/5711052/items/734XMEZQ&quot;],&quot;itemData&quot;:{&quot;id&quot;:7481,&quot;type&quot;:&quot;article-journal&quot;,&quot;abstract&quot;:&quot;The paper develops a definition of translation literality that is based on the syntactic and semantic similarity of the source and the target texts. We provide theoretical and empirical evidence that absolute literal translations are easy to produce. Based on a multilingual corpus of alternative translations we investigate the effects of cross-lingual syntactic and semantic distance on translation production times and find that non-literality makes from-scratch translation and post-editing difficult. We show that statistical machine translation systems encounter even more difficulties with non-literality.&quot;,&quot;container-title&quot;:&quot;HERMES - Journal of Language and Communication in Business&quot;,&quot;DOI&quot;:&quot;10.7146/hjlcb.v0i56.97201&quot;,&quot;ISSN&quot;:&quot;1903-1785, 0904-1699&quot;,&quot;issue&quot;:&quot;56&quot;,&quot;journalAbbreviation&quot;:&quot;HJLCB&quot;,&quot;page&quot;:&quot;43-57&quot;,&quot;source&quot;:&quot;DOI.org (Crossref)&quot;,&quot;title&quot;:&quot;Why Translation Is Difficult: A Corpus-Based Study of Non-Literality in Post-Editing and From-Scratch Translation&quot;,&quot;title-short&quot;:&quot;Why Translation Is Difficult&quot;,&quot;author&quot;:[{&quot;family&quot;:&quot;Carl&quot;,&quot;given&quot;:&quot;Michael&quot;},{&quot;family&quot;:&quot;Schaeffer&quot;,&quot;given&quot;:&quot;Moritz Jonas&quot;}],&quot;issued&quot;:{&quot;date-parts&quot;:[[&quot;2017&quot;,10,11]]}}}],&quot;schema&quot;:&quot;https://github.com/citation-style-language/schema/raw/master/csl-citation.json&quot;} RNDc33TbIJmGP"/><text:span text:style-name="T1">. Diese Studien stützen sich bei der Untersuchung ebenfalls auf das Messen von Tastatureingaben </text:span><text:reference-mark-start text:name="ZOTERO_ITEM CSL_CITATION {&quot;citationID&quot;:&quot;kmlNc9ql&quot;,&quot;properties&quot;:{&quot;formattedCitation&quot;:&quot;(Carl &amp; Schaeffer, 2017)&quot;,&quot;plainCitation&quot;:&quot;(Carl &amp; Schaeffer, 2017)&quot;,&quot;noteIndex&quot;:0},&quot;citationItems&quot;:[{&quot;id&quot;:7481,&quot;uris&quot;:[&quot;http://zotero.org/groups/5711052/items/734XMEZQ&quot;],&quot;itemData&quot;:{&quot;id&quot;:7481,&quot;type&quot;:&quot;article-journal&quot;,&quot;abstract&quot;:&quot;The paper develops a definition of translation literality that is based on the syntactic and semantic similarity of the source and the target texts. We provide theoretical and empirical evidence that absolute literal translations are easy to produce. Based on a multilingual corpus of alternative translations we investigate the effects of cross-lingual syntactic and semantic distance on translation production times and find that non-literality makes from-scratch translation and post-editing difficult. We show that statistical machine translation systems encounter even more difficulties with non-literality.&quot;,&quot;container-title&quot;:&quot;HERMES - Journal of Language and Communication in Business&quot;,&quot;DOI&quot;:&quot;10.7146/hjlcb.v0i56.97201&quot;,&quot;ISSN&quot;:&quot;1903-1785, 0904-1699&quot;,&quot;issue&quot;:&quot;56&quot;,&quot;journalAbbreviation&quot;:&quot;HJLCB&quot;,&quot;page&quot;:&quot;43-57&quot;,&quot;source&quot;:&quot;DOI.org (Crossref)&quot;,&quot;title&quot;:&quot;Why Translation Is Difficult: A Corpus-Based Study of Non-Literality in Post-Editing and From-Scratch Translation&quot;,&quot;title-short&quot;:&quot;Why Translation Is Difficult&quot;,&quot;author&quot;:[{&quot;family&quot;:&quot;Carl&quot;,&quot;given&quot;:&quot;Michael&quot;},{&quot;family&quot;:&quot;Schaeffer&quot;,&quot;given&quot;:&quot;Moritz Jonas&quot;}],&quot;issued&quot;:{&quot;date-parts&quot;:[[&quot;2017&quot;,10,11]]}}}],&quot;schema&quot;:&quot;https://github.com/citation-style-language/schema/raw/master/csl-citation.json&quot;} RNDktBKOnUW4p"/><text:span text:style-name="T1">(Carl &amp; Schaeffer, 2017)</text:span><text:reference-mark-end text:name="ZOTERO_ITEM CSL_CITATION {&quot;citationID&quot;:&quot;kmlNc9ql&quot;,&quot;properties&quot;:{&quot;formattedCitation&quot;:&quot;(Carl &amp; Schaeffer, 2017)&quot;,&quot;plainCitation&quot;:&quot;(Carl &amp; Schaeffer, 2017)&quot;,&quot;noteIndex&quot;:0},&quot;citationItems&quot;:[{&quot;id&quot;:7481,&quot;uris&quot;:[&quot;http://zotero.org/groups/5711052/items/734XMEZQ&quot;],&quot;itemData&quot;:{&quot;id&quot;:7481,&quot;type&quot;:&quot;article-journal&quot;,&quot;abstract&quot;:&quot;The paper develops a definition of translation literality that is based on the syntactic and semantic similarity of the source and the target texts. We provide theoretical and empirical evidence that absolute literal translations are easy to produce. Based on a multilingual corpus of alternative translations we investigate the effects of cross-lingual syntactic and semantic distance on translation production times and find that non-literality makes from-scratch translation and post-editing difficult. We show that statistical machine translation systems encounter even more difficulties with non-literality.&quot;,&quot;container-title&quot;:&quot;HERMES - Journal of Language and Communication in Business&quot;,&quot;DOI&quot;:&quot;10.7146/hjlcb.v0i56.97201&quot;,&quot;ISSN&quot;:&quot;1903-1785, 0904-1699&quot;,&quot;issue&quot;:&quot;56&quot;,&quot;journalAbbreviation&quot;:&quot;HJLCB&quot;,&quot;page&quot;:&quot;43-57&quot;,&quot;source&quot;:&quot;DOI.org (Crossref)&quot;,&quot;title&quot;:&quot;Why Translation Is Difficult: A Corpus-Based Study of Non-Literality in Post-Editing and From-Scratch Translation&quot;,&quot;title-short&quot;:&quot;Why Translation Is Difficult&quot;,&quot;author&quot;:[{&quot;family&quot;:&quot;Carl&quot;,&quot;given&quot;:&quot;Michael&quot;},{&quot;family&quot;:&quot;Schaeffer&quot;,&quot;given&quot;:&quot;Moritz Jonas&quot;}],&quot;issued&quot;:{&quot;date-parts&quot;:[[&quot;2017&quot;,10,11]]}}}],&quot;schema&quot;:&quot;https://github.com/citation-style-language/schema/raw/master/csl-citation.json&quot;} RNDktBKOnUW4p"/><text:span text:style-name="T1"> und Tastatureingaben kombiniert mit Blickbewegungen </text:span><text:reference-mark-start text:name="ZOTERO_ITEM CSL_CITATION {&quot;citationID&quot;:&quot;n5j9H5AT&quot;,&quot;properties&quot;:{&quot;formattedCitation&quot;:&quot;(Vardaro et al., 2019; Vieira, 2014)&quot;,&quot;plainCitation&quot;:&quot;(Vardaro et al., 2019; Vieira, 2014)&quot;,&quot;noteIndex&quot;:0},&quot;citationItems&quot;:[{&quot;id&quot;:7483,&quot;uris&quot;:[&quot;http://zotero.org/groups/5711052/items/9YTDRB7F&quot;],&quot;itemData&quot;:{&quot;id&quot;:7483,&quot;type&quot;:&quot;article-journal&quot;,&quot;abstract&quot;:&quot;This study aims to analyse how translation experts from the German department of the European Commission’s Directorate-General for Translation (DGT) identify and correct different error categories in neural machine translated texts (NMT) and their post-edited versions (NMTPE). The term translation expert encompasses translator, post-editor as well as revisor. Even though we focus on neural machine-translated segments, translator and post-editor are used synonymously because of the combined workflow using CAT-Tools as well as machine translation. Only the distinction between post-editor, which refers to a DGT translation expert correcting the neural machine translation output, and revisor, which refers to a DGT translation expert correcting the post-edited version of the neural machine translation output, is important and made clear whenever relevant. Using an automatic error annotation tool and the more fine-grained manual error annotation framework to identify characteristic error categories in the DGT texts, a corpus analysis revealed that quality assurance measures by post-editors and revisors of the DGT are most often necessary for lexical errors. More specifically, the corpus analysis showed that, if post-editors correct mistranslations, terminology or stylistic errors in an NMT sentence, revisors are likely to correct the same error type in the same post-edited sentence, suggesting that the DGT experts were being primed by the NMT output. Subsequently, we designed a controlled eye-tracking and key-logging experiment to compare participants’ eye movements for test sentences containing the three identified error categories (mistranslations, terminology or stylistic errors) and for control sentences without errors. We examined the three error types’ effect on early (first fixation durations, first pass durations) and late eye movement measures (e.g., total reading time and regression path durations). Linear mixed-effects regression models predict what kind of behaviour of the DGT experts is associated with the correction of different error types during the post-editing process.&quot;,&quot;container-title&quot;:&quot;Informatics&quot;,&quot;DOI&quot;:&quot;10.3390/informatics6030041&quot;,&quot;ISSN&quot;:&quot;2227-9709&quot;,&quot;issue&quot;:&quot;3&quot;,&quot;journalAbbreviation&quot;:&quot;Informatics&quot;,&quot;language&quot;:&quot;en&quot;,&quot;license&quot;:&quot;https://creativecommons.org/licenses/by/4.0/&quot;,&quot;page&quot;:&quot;41&quot;,&quot;source&quot;:&quot;DOI.org (Crossref)&quot;,&quot;title&quot;:&quot;Translation Quality and Error Recognition in Professional Neural Machine Translation Post-Editing&quot;,&quot;volume&quot;:&quot;6&quot;,&quot;author&quot;:[{&quot;family&quot;:&quot;Vardaro&quot;,&quot;given&quot;:&quot;Jennifer&quot;},{&quot;family&quot;:&quot;Schaeffer&quot;,&quot;given&quot;:&quot;Moritz&quot;},{&quot;family&quot;:&quot;Hansen-Schirra&quot;,&quot;given&quot;:&quot;Silvia&quot;}],&quot;issued&quot;:{&quot;date-parts&quot;:[[&quot;2019&quot;,9,17]]}}},{&quot;id&quot;:7479,&quot;uris&quot;:[&quot;http://zotero.org/groups/5711052/items/NNAVRVY3&quot;],&quot;itemData&quot;:{&quot;id&quot;:7479,&quot;type&quot;:&quot;article-journal&quot;,&quot;container-title&quot;:&quot;Machine Translation&quot;,&quot;DOI&quot;:&quot;10.1007/s10590-014-9156-x&quot;,&quot;ISSN&quot;:&quot;0922-6567, 1573-0573&quot;,&quot;issue&quot;:&quot;3-4&quot;,&quot;journalAbbreviation&quot;:&quot;Machine Translation&quot;,&quot;language&quot;:&quot;en&quot;,&quot;page&quot;:&quot;187-216&quot;,&quot;source&quot;:&quot;DOI.org (Crossref)&quot;,&quot;title&quot;:&quot;Indices of cognitive effort in machine translation post-editing&quot;,&quot;volume&quot;:&quot;28&quot;,&quot;author&quot;:[{&quot;family&quot;:&quot;Vieira&quot;,&quot;given&quot;:&quot;Lucas Nunes&quot;}],&quot;issued&quot;:{&quot;date-parts&quot;:[[&quot;2014&quot;,12]]}}}],&quot;schema&quot;:&quot;https://github.com/citation-style-language/schema/raw/master/csl-citation.json&quot;} RND22jz5MlX6G"/><text:span text:style-name="T1">(Vardaro et al., 2019; Vieira, 2014)</text:span><text:reference-mark-end text:name="ZOTERO_ITEM CSL_CITATION {&quot;citationID&quot;:&quot;n5j9H5AT&quot;,&quot;properties&quot;:{&quot;formattedCitation&quot;:&quot;(Vardaro et al., 2019; Vieira, 2014)&quot;,&quot;plainCitation&quot;:&quot;(Vardaro et al., 2019; Vieira, 2014)&quot;,&quot;noteIndex&quot;:0},&quot;citationItems&quot;:[{&quot;id&quot;:7483,&quot;uris&quot;:[&quot;http://zotero.org/groups/5711052/items/9YTDRB7F&quot;],&quot;itemData&quot;:{&quot;id&quot;:7483,&quot;type&quot;:&quot;article-journal&quot;,&quot;abstract&quot;:&quot;This study aims to analyse how translation experts from the German department of the European Commission’s Directorate-General for Translation (DGT) identify and correct different error categories in neural machine translated texts (NMT) and their post-edited versions (NMTPE). The term translation expert encompasses translator, post-editor as well as revisor. Even though we focus on neural machine-translated segments, translator and post-editor are used synonymously because of the combined workflow using CAT-Tools as well as machine translation. Only the distinction between post-editor, which refers to a DGT translation expert correcting the neural machine translation output, and revisor, which refers to a DGT translation expert correcting the post-edited version of the neural machine translation output, is important and made clear whenever relevant. Using an automatic error annotation tool and the more fine-grained manual error annotation framework to identify characteristic error categories in the DGT texts, a corpus analysis revealed that quality assurance measures by post-editors and revisors of the DGT are most often necessary for lexical errors. More specifically, the corpus analysis showed that, if post-editors correct mistranslations, terminology or stylistic errors in an NMT sentence, revisors are likely to correct the same error type in the same post-edited sentence, suggesting that the DGT experts were being primed by the NMT output. Subsequently, we designed a controlled eye-tracking and key-logging experiment to compare participants’ eye movements for test sentences containing the three identified error categories (mistranslations, terminology or stylistic errors) and for control sentences without errors. We examined the three error types’ effect on early (first fixation durations, first pass durations) and late eye movement measures (e.g., total reading time and regression path durations). Linear mixed-effects regression models predict what kind of behaviour of the DGT experts is associated with the correction of different error types during the post-editing process.&quot;,&quot;container-title&quot;:&quot;Informatics&quot;,&quot;DOI&quot;:&quot;10.3390/informatics6030041&quot;,&quot;ISSN&quot;:&quot;2227-9709&quot;,&quot;issue&quot;:&quot;3&quot;,&quot;journalAbbreviation&quot;:&quot;Informatics&quot;,&quot;language&quot;:&quot;en&quot;,&quot;license&quot;:&quot;https://creativecommons.org/licenses/by/4.0/&quot;,&quot;page&quot;:&quot;41&quot;,&quot;source&quot;:&quot;DOI.org (Crossref)&quot;,&quot;title&quot;:&quot;Translation Quality and Error Recognition in Professional Neural Machine Translation Post-Editing&quot;,&quot;volume&quot;:&quot;6&quot;,&quot;author&quot;:[{&quot;family&quot;:&quot;Vardaro&quot;,&quot;given&quot;:&quot;Jennifer&quot;},{&quot;family&quot;:&quot;Schaeffer&quot;,&quot;given&quot;:&quot;Moritz&quot;},{&quot;family&quot;:&quot;Hansen-Schirra&quot;,&quot;given&quot;:&quot;Silvia&quot;}],&quot;issued&quot;:{&quot;date-parts&quot;:[[&quot;2019&quot;,9,17]]}}},{&quot;id&quot;:7479,&quot;uris&quot;:[&quot;http://zotero.org/groups/5711052/items/NNAVRVY3&quot;],&quot;itemData&quot;:{&quot;id&quot;:7479,&quot;type&quot;:&quot;article-journal&quot;,&quot;container-title&quot;:&quot;Machine Translation&quot;,&quot;DOI&quot;:&quot;10.1007/s10590-014-9156-x&quot;,&quot;ISSN&quot;:&quot;0922-6567, 1573-0573&quot;,&quot;issue&quot;:&quot;3-4&quot;,&quot;journalAbbreviation&quot;:&quot;Machine Translation&quot;,&quot;language&quot;:&quot;en&quot;,&quot;page&quot;:&quot;187-216&quot;,&quot;source&quot;:&quot;DOI.org (Crossref)&quot;,&quot;title&quot;:&quot;Indices of cognitive effort in machine translation post-editing&quot;,&quot;volume&quot;:&quot;28&quot;,&quot;author&quot;:[{&quot;family&quot;:&quot;Vieira&quot;,&quot;given&quot;:&quot;Lucas Nunes&quot;}],&quot;issued&quot;:{&quot;date-parts&quot;:[[&quot;2014&quot;,12]]}}}],&quot;schema&quot;:&quot;https://github.com/citation-style-language/schema/raw/master/csl-citation.json&quot;} RND22jz5MlX6G"/><text:span text:style-name="T1">.</text:span></text:p>
      <text:p text:style-name="P7"> </text:p>
      <text:p text:style-name="P8">Dolmetschen</text:p>
      <text:p text:style-name="P5"><text:span text:style-name="T1">Die Vorbereitung zu Dolmetschaufträgen umfasst in der Regel Fachterminologie, inhaltliche Konzepte und Kontextualisierung der Informationen, aber auch sprachliche oder kulturelle Aspekte, beispielsweise das ‚Einhören‘ in bestimmte Sprachvarietäten oder Akzente </text:span><text:reference-mark-start text:name="ZOTERO_ITEM CSL_CITATION {&quot;citationID&quot;:&quot;zqEOKVs2&quot;,&quot;properties&quot;:{&quot;formattedCitation&quot;:&quot;(\\uc0\\u193{}lvarez-P\\uc0\\u233{}rez &amp; P\\uc0\\u233{}rez-Luzardo D\\uc0\\u237{}az, 2024)&quot;,&quot;plainCitation&quot;:&quot;(Álvarez-Pérez &amp; Pérez-Luzardo Díaz, 2024)&quot;,&quot;noteIndex&quot;:0},&quot;citationItems&quot;:[{&quot;id&quot;:7450,&quot;uris&quot;:[&quot;http://zotero.org/groups/5711052/items/IUUDTRCS&quot;],&quot;itemData&quot;:{&quot;id&quot;:7450,&quot;type&quot;:&quot;article-journal&quot;,&quot;abstract&quot;:&quot;The interpreter’s prior preparation for a specialised assignment poses a constant challenge for professionals given the usual time constraints experienced in interpreting. The use of an integral application that optimises the prior preparation process from a dual linguistic and extralinguistic perspective will allow the interpreter to contextualise the topic of the event in an agile and effective manner. In order to define the basis on which this application should be designed, this study, which is part of a larger one focused on analysing the way in which prior preparation and glossary elaboration are approached at different educational and professional levels, aims to respond to three objectives: identifying the nature of the main drawbacks encountered by interpreters when preparing for an assignment; identifying the factors that interpreters recognise as determining in increasing the degree of their preparation; and, finally, identifying the interpreters’ future prospects in terms of prior preparation. To this end, a questionnaire was developed aimed at working professional interpreters, to which 41 subjects have responded so far. The preliminary data collected will allow us to initially define the guidelines that will mark the development of the application that aims to combine the linguistic and extralinguistic knowledge acquired by the interpreter for each new assignment in order to guarantee the most effective contextualisation of the speaker’s words and, consequently, achieve the greatest degree of success.&quot;,&quot;container-title&quot;:&quot;Cadernos de Tradução&quot;,&quot;DOI&quot;:&quot;10.5007/2175-7968.2024.e95229&quot;,&quot;ISSN&quot;:&quot;2175-7968, 1414-526X&quot;,&quot;issue&quot;:&quot;1&quot;,&quot;journalAbbreviation&quot;:&quot;Cad. Trad.&quot;,&quot;license&quot;:&quot;https://creativecommons.org/licenses/by/4.0&quot;,&quot;page&quot;:&quot;1-16&quot;,&quot;source&quot;:&quot;DOI.org (Crossref)&quot;,&quot;title&quot;:&quot;Towards a tool for the integrated management of the interpreter’s prior preparation: A pilot study&quot;,&quot;title-short&quot;:&quot;Towards a tool for the integrated management of the interpreter’s prior preparation&quot;,&quot;volume&quot;:&quot;44&quot;,&quot;author&quot;:[{&quot;family&quot;:&quot;Álvarez-Pérez&quot;,&quot;given&quot;:&quot;Beneharo&quot;},{&quot;family&quot;:&quot;Pérez-Luzardo Díaz&quot;,&quot;given&quot;:&quot;Jessica&quot;}],&quot;issued&quot;:{&quot;date-parts&quot;:[[&quot;2024&quot;,4,25]]}}}],&quot;schema&quot;:&quot;https://github.com/citation-style-language/schema/raw/master/csl-citation.json&quot;} RNDxnHthXrYkT"/><text:span text:style-name="T2">(</text:span><text:span text:style-name="T3">Álvarez-Pérez &amp; Pérez-Luzardo Díaz, 2024)</text:span><text:reference-mark-end text:name="ZOTERO_ITEM CSL_CITATION {&quot;citationID&quot;:&quot;zqEOKVs2&quot;,&quot;properties&quot;:{&quot;formattedCitation&quot;:&quot;(\\uc0\\u193{}lvarez-P\\uc0\\u233{}rez &amp; P\\uc0\\u233{}rez-Luzardo D\\uc0\\u237{}az, 2024)&quot;,&quot;plainCitation&quot;:&quot;(Álvarez-Pérez &amp; Pérez-Luzardo Díaz, 2024)&quot;,&quot;noteIndex&quot;:0},&quot;citationItems&quot;:[{&quot;id&quot;:7450,&quot;uris&quot;:[&quot;http://zotero.org/groups/5711052/items/IUUDTRCS&quot;],&quot;itemData&quot;:{&quot;id&quot;:7450,&quot;type&quot;:&quot;article-journal&quot;,&quot;abstract&quot;:&quot;The interpreter’s prior preparation for a specialised assignment poses a constant challenge for professionals given the usual time constraints experienced in interpreting. The use of an integral application that optimises the prior preparation process from a dual linguistic and extralinguistic perspective will allow the interpreter to contextualise the topic of the event in an agile and effective manner. In order to define the basis on which this application should be designed, this study, which is part of a larger one focused on analysing the way in which prior preparation and glossary elaboration are approached at different educational and professional levels, aims to respond to three objectives: identifying the nature of the main drawbacks encountered by interpreters when preparing for an assignment; identifying the factors that interpreters recognise as determining in increasing the degree of their preparation; and, finally, identifying the interpreters’ future prospects in terms of prior preparation. To this end, a questionnaire was developed aimed at working professional interpreters, to which 41 subjects have responded so far. The preliminary data collected will allow us to initially define the guidelines that will mark the development of the application that aims to combine the linguistic and extralinguistic knowledge acquired by the interpreter for each new assignment in order to guarantee the most effective contextualisation of the speaker’s words and, consequently, achieve the greatest degree of success.&quot;,&quot;container-title&quot;:&quot;Cadernos de Tradução&quot;,&quot;DOI&quot;:&quot;10.5007/2175-7968.2024.e95229&quot;,&quot;ISSN&quot;:&quot;2175-7968, 1414-526X&quot;,&quot;issue&quot;:&quot;1&quot;,&quot;journalAbbreviation&quot;:&quot;Cad. Trad.&quot;,&quot;license&quot;:&quot;https://creativecommons.org/licenses/by/4.0&quot;,&quot;page&quot;:&quot;1-16&quot;,&quot;source&quot;:&quot;DOI.org (Crossref)&quot;,&quot;title&quot;:&quot;Towards a tool for the integrated management of the interpreter’s prior preparation: A pilot study&quot;,&quot;title-short&quot;:&quot;Towards a tool for the integrated management of the interpreter’s prior preparation&quot;,&quot;volume&quot;:&quot;44&quot;,&quot;author&quot;:[{&quot;family&quot;:&quot;Álvarez-Pérez&quot;,&quot;given&quot;:&quot;Beneharo&quot;},{&quot;family&quot;:&quot;Pérez-Luzardo Díaz&quot;,&quot;given&quot;:&quot;Jessica&quot;}],&quot;issued&quot;:{&quot;date-parts&quot;:[[&quot;2024&quot;,4,25]]}}}],&quot;schema&quot;:&quot;https://github.com/citation-style-language/schema/raw/master/csl-citation.json&quot;} RNDxnHthXrYkT"/><text:span text:style-name="T1">. Traditionell bedienen sich Dolmetschende vielen Hilfsmitteln, um Fachbegriffe festzuhalten: Wortlisten auf Papier mit den wichtigsten Begriffen, Übersetzungen und Notizen auf Vorbereitungsunterlagen, Tabellen auf MS Word oder Excel, Terminologiemanagement-Systeme. Beim Dolmetschen dienen Terminologiemanagement-</text:span><text:soft-page-break/><text:span text:style-name="T1">Anwendungen insbesondere dazu, </text:span><text:span text:style-name="T4">aus</text:span><text:span text:style-name="T1"> Korpora Fachbegriffe zu extrahieren und (halb)automatisch Glossare zu erstellen. Ersten Studien zufolge kann eine solche Unterstützung die terminologische Genauigkeit in den Verdolmetschungen verbessern </text:span><text:reference-mark-start text:name="ZOTERO_ITEM CSL_CITATION {&quot;citationID&quot;:&quot;Izvi3yTH&quot;,&quot;properties&quot;:{&quot;formattedCitation&quot;:&quot;(P\\uc0\\u233{}rez P\\uc0\\u233{}rez, 2018; Xu, 2018)&quot;,&quot;plainCitation&quot;:&quot;(Pérez Pérez, 2018; Xu, 2018)&quot;,&quot;noteIndex&quot;:0},&quot;citationItems&quot;:[{&quot;id&quot;:7448,&quot;uris&quot;:[&quot;http://zotero.org/groups/5711052/items/VWCZNTH7&quot;],&quot;itemData&quot;:{&quot;id&quot;:7448,&quot;type&quot;:&quot;article-journal&quot;,&quot;abstract&quot;:&quot;This paper is about a series of experiments conducted at the University of Malaga as part of a PhD thesis with students from the fourth and final year of the Degree in Translation and Interpreting. The experiments were done in order to analyse whether the use of a corpus management programme in the preparation of the vocabulary for an interpreting assignment had an impact on their interpreting outputs. Our hypothesis was that the use of the programme would have a positive impact on interpreting assignments. To carry out a case study, for some experiments the students prepared the vocabulary in advance without the use of the programme, and for other experiments the vocabulary was prepared using the programme. The results from the different groups of students were compared to see which of the groups performed better, the students who prepared the vocabulary with the use of the corpus management programme, or those who did not use the programme.&quot;,&quot;container-title&quot;:&quot;The International Journal of Translation and Interpreting Research&quot;,&quot;DOI&quot;:&quot;10.12807/ti.110201.2018.a08&quot;,&quot;ISSN&quot;:&quot;18369324&quot;,&quot;issue&quot;:&quot;1&quot;,&quot;journalAbbreviation&quot;:&quot;Trans-Int&quot;,&quot;language&quot;:&quot;en&quot;,&quot;source&quot;:&quot;DOI.org (Crossref)&quot;,&quot;title&quot;:&quot;The use of a corpus management tool for the preparation of interpreting assignments: a case study&quot;,&quot;title-short&quot;:&quot;The use of a corpus management tool for the preparation of interpreting assignments&quot;,&quot;URL&quot;:&quot;http://www.trans-int.org/index.php/transint/article/view/563&quot;,&quot;volume&quot;:&quot;10&quot;,&quot;author&quot;:[{&quot;family&quot;:&quot;Pérez Pérez&quot;,&quot;given&quot;:&quot;Pablo Salvador&quot;}],&quot;accessed&quot;:{&quot;date-parts&quot;:[[&quot;2024&quot;,10,16]]},&quot;issued&quot;:{&quot;date-parts&quot;:[[&quot;2018&quot;,2,28]]}}},{&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A7UsUerEoI"/><text:span text:style-name="T2">(P</text:span><text:span text:style-name="T3">érez Pérez, 2018; Xu, 2018)</text:span><text:reference-mark-end text:name="ZOTERO_ITEM CSL_CITATION {&quot;citationID&quot;:&quot;Izvi3yTH&quot;,&quot;properties&quot;:{&quot;formattedCitation&quot;:&quot;(P\\uc0\\u233{}rez P\\uc0\\u233{}rez, 2018; Xu, 2018)&quot;,&quot;plainCitation&quot;:&quot;(Pérez Pérez, 2018; Xu, 2018)&quot;,&quot;noteIndex&quot;:0},&quot;citationItems&quot;:[{&quot;id&quot;:7448,&quot;uris&quot;:[&quot;http://zotero.org/groups/5711052/items/VWCZNTH7&quot;],&quot;itemData&quot;:{&quot;id&quot;:7448,&quot;type&quot;:&quot;article-journal&quot;,&quot;abstract&quot;:&quot;This paper is about a series of experiments conducted at the University of Malaga as part of a PhD thesis with students from the fourth and final year of the Degree in Translation and Interpreting. The experiments were done in order to analyse whether the use of a corpus management programme in the preparation of the vocabulary for an interpreting assignment had an impact on their interpreting outputs. Our hypothesis was that the use of the programme would have a positive impact on interpreting assignments. To carry out a case study, for some experiments the students prepared the vocabulary in advance without the use of the programme, and for other experiments the vocabulary was prepared using the programme. The results from the different groups of students were compared to see which of the groups performed better, the students who prepared the vocabulary with the use of the corpus management programme, or those who did not use the programme.&quot;,&quot;container-title&quot;:&quot;The International Journal of Translation and Interpreting Research&quot;,&quot;DOI&quot;:&quot;10.12807/ti.110201.2018.a08&quot;,&quot;ISSN&quot;:&quot;18369324&quot;,&quot;issue&quot;:&quot;1&quot;,&quot;journalAbbreviation&quot;:&quot;Trans-Int&quot;,&quot;language&quot;:&quot;en&quot;,&quot;source&quot;:&quot;DOI.org (Crossref)&quot;,&quot;title&quot;:&quot;The use of a corpus management tool for the preparation of interpreting assignments: a case study&quot;,&quot;title-short&quot;:&quot;The use of a corpus management tool for the preparation of interpreting assignments&quot;,&quot;URL&quot;:&quot;http://www.trans-int.org/index.php/transint/article/view/563&quot;,&quot;volume&quot;:&quot;10&quot;,&quot;author&quot;:[{&quot;family&quot;:&quot;Pérez Pérez&quot;,&quot;given&quot;:&quot;Pablo Salvador&quot;}],&quot;accessed&quot;:{&quot;date-parts&quot;:[[&quot;2024&quot;,10,16]]},&quot;issued&quot;:{&quot;date-parts&quot;:[[&quot;2018&quot;,2,28]]}}},{&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A7UsUerEoI"/><text:span text:style-name="T1">.</text:span></text:p>
      <text:p text:style-name="P5"><text:span text:style-name="T1">In der Kabine kann ein </text:span><text:span text:style-name="T6">Artificial Boothmate </text:span><text:span text:style-name="T1">mit automatischen Einblendungen von Fachbegriffen, Eigennamen oder Zahlen Unterstützung leisten. Verschiedene Studien deuten darauf hin, dass automatische Einblendungen die Fehler die Vollständigkeit und Genauigkeit in Verdolmetschungen verbessern können. Prandi </text:span><text:reference-mark-start text:name="ZOTERO_ITEM CSL_CITATION {&quot;citationID&quot;:&quot;GOFOwINH&quot;,&quot;properties&quot;:{&quot;formattedCitation&quot;:&quot;(Prandi, 2023)&quot;,&quot;plainCitation&quot;:&quot;(Prandi, 2023)&quot;,&quot;noteIndex&quot;:0},&quot;citationItems&quot;:[{&quot;id&quot;:7376,&quot;uris&quot;:[&quot;http://zotero.org/groups/5711052/items/RI2DI3SR&quot;],&quot;itemData&quot;:{&quot;id&quot;:7376,&quot;type&quot;:&quot;book&quot;,&quot;abstract&quot;:&quot;The present work explores computer-assisted simultaneous interpreting (CASI) from a primarily cognitive perspective. Despite concerns over the potentially negative impact of computer-assisted interpreting (CAI) tools on interpreters’ cognitive load (CL), this hypothesis has thus far remained untested. Furthermore, previous research has been restricted to the evaluation of the CASI product. Hence, a methodology for the process-oriented evaluation of CASI and the empirical evidence for its cognitive modelling were missing. Overcoming these limitations appears essential to advance CAI research, particularly to foster a deeper understanding of the cognitive aspects of CAI through a validated research methodology and to determine the feasibility of the integration of CAI tools into the interpreting process. Therefore, this dissertation tested and empirically validated a methodology for the combined exploration of the product and process of CASI. Quantitative and qualitative data were collected during an eyetracking experiment at the Translation &amp;amp; Cognition Center of the University of Mainz. The study followed a convergent mixed-method and multi-method approach and involved nine MA advanced interpreting students. Prior to the experimental task, the informants were trained in the use of the three terminology support tools compared during the experiment, i. e. a digital glossary in PDF format, a CAI tool with manual look-up and a mock-up CAI tool with integrated automatic speech recognition (ASR) for terminology. After several pre-tests, the participants interpreted three speeches from English into their native German using a different tool each time. To increase comparability between the three conditions and control for potentially confounding variables, the speeches prepared ad-hoc for data collection were validated during a pilot study. The students’ gaze data and deliveries were recorded and analysed. Qualitative data on the informants’ perception of the tools were collected post-hoc. In the study, several performance, behavioural, and subjective measures were analysed: terminological accuracy and errors and omissions; glossary queries, ear-voice span, inter-cluster pause duration, time to first fixation, average fixation duration, and fixation time; qualitative questionnaire responses. The findings of this research provide first insights into the CASI process, in particular as it pertains to the effects of CAI tools on CL and attention allocation in interpreter-CAI tool interaction during simultaneous interpreting. As this is the first study on in-process CAI tool use with a markedly cognitive orientation, it entails significant implications for the methodological development of CAI research and the design of future studies on cognitive aspects of CASI, while raising additional questions in need of further investigation.&quot;,&quot;collection-number&quot;:&quot;22&quot;,&quot;collection-title&quot;:&quot;Translation and Multilingual Natural Language Processing&quot;,&quot;event-place&quot;:&quot;Berlin&quot;,&quot;language&quot;:&quot;en&quot;,&quot;license&quot;:&quot;Creative Commons Attribution 4.0 International, Open Access&quot;,&quot;note&quot;:&quot;publisher: Zenodo&quot;,&quot;publisher&quot;:&quot;Language Science Press&quot;,&quot;publisher-place&quot;:&quot;Berlin&quot;,&quot;source&quot;:&quot;DOI.org (Datacite)&quot;,&quot;title&quot;:&quot;Computer-assisted simultaneous interpreting: A cognitive-experimental study on terminology&quot;,&quot;title-short&quot;:&quot;Computer-assisted simultaneous interpreting&quot;,&quot;URL&quot;:&quot;https://zenodo.org/record/7143056&quot;,&quot;author&quot;:[{&quot;family&quot;:&quot;Prandi&quot;,&quot;given&quot;:&quot;Bianca&quot;}],&quot;accessed&quot;:{&quot;date-parts&quot;:[[&quot;2023&quot;,2,24]]},&quot;issued&quot;:{&quot;date-parts&quot;:[[&quot;2023&quot;]]}}}],&quot;schema&quot;:&quot;https://github.com/citation-style-language/schema/raw/master/csl-citation.json&quot;} RNDNaK8y0lcYn"/><text:span text:style-name="T1">(2023)</text:span><text:reference-mark-end text:name="ZOTERO_ITEM CSL_CITATION {&quot;citationID&quot;:&quot;GOFOwINH&quot;,&quot;properties&quot;:{&quot;formattedCitation&quot;:&quot;(Prandi, 2023)&quot;,&quot;plainCitation&quot;:&quot;(Prandi, 2023)&quot;,&quot;noteIndex&quot;:0},&quot;citationItems&quot;:[{&quot;id&quot;:7376,&quot;uris&quot;:[&quot;http://zotero.org/groups/5711052/items/RI2DI3SR&quot;],&quot;itemData&quot;:{&quot;id&quot;:7376,&quot;type&quot;:&quot;book&quot;,&quot;abstract&quot;:&quot;The present work explores computer-assisted simultaneous interpreting (CASI) from a primarily cognitive perspective. Despite concerns over the potentially negative impact of computer-assisted interpreting (CAI) tools on interpreters’ cognitive load (CL), this hypothesis has thus far remained untested. Furthermore, previous research has been restricted to the evaluation of the CASI product. Hence, a methodology for the process-oriented evaluation of CASI and the empirical evidence for its cognitive modelling were missing. Overcoming these limitations appears essential to advance CAI research, particularly to foster a deeper understanding of the cognitive aspects of CAI through a validated research methodology and to determine the feasibility of the integration of CAI tools into the interpreting process. Therefore, this dissertation tested and empirically validated a methodology for the combined exploration of the product and process of CASI. Quantitative and qualitative data were collected during an eyetracking experiment at the Translation &amp;amp; Cognition Center of the University of Mainz. The study followed a convergent mixed-method and multi-method approach and involved nine MA advanced interpreting students. Prior to the experimental task, the informants were trained in the use of the three terminology support tools compared during the experiment, i. e. a digital glossary in PDF format, a CAI tool with manual look-up and a mock-up CAI tool with integrated automatic speech recognition (ASR) for terminology. After several pre-tests, the participants interpreted three speeches from English into their native German using a different tool each time. To increase comparability between the three conditions and control for potentially confounding variables, the speeches prepared ad-hoc for data collection were validated during a pilot study. The students’ gaze data and deliveries were recorded and analysed. Qualitative data on the informants’ perception of the tools were collected post-hoc. In the study, several performance, behavioural, and subjective measures were analysed: terminological accuracy and errors and omissions; glossary queries, ear-voice span, inter-cluster pause duration, time to first fixation, average fixation duration, and fixation time; qualitative questionnaire responses. The findings of this research provide first insights into the CASI process, in particular as it pertains to the effects of CAI tools on CL and attention allocation in interpreter-CAI tool interaction during simultaneous interpreting. As this is the first study on in-process CAI tool use with a markedly cognitive orientation, it entails significant implications for the methodological development of CAI research and the design of future studies on cognitive aspects of CASI, while raising additional questions in need of further investigation.&quot;,&quot;collection-number&quot;:&quot;22&quot;,&quot;collection-title&quot;:&quot;Translation and Multilingual Natural Language Processing&quot;,&quot;event-place&quot;:&quot;Berlin&quot;,&quot;language&quot;:&quot;en&quot;,&quot;license&quot;:&quot;Creative Commons Attribution 4.0 International, Open Access&quot;,&quot;note&quot;:&quot;publisher: Zenodo&quot;,&quot;publisher&quot;:&quot;Language Science Press&quot;,&quot;publisher-place&quot;:&quot;Berlin&quot;,&quot;source&quot;:&quot;DOI.org (Datacite)&quot;,&quot;title&quot;:&quot;Computer-assisted simultaneous interpreting: A cognitive-experimental study on terminology&quot;,&quot;title-short&quot;:&quot;Computer-assisted simultaneous interpreting&quot;,&quot;URL&quot;:&quot;https://zenodo.org/record/7143056&quot;,&quot;author&quot;:[{&quot;family&quot;:&quot;Prandi&quot;,&quot;given&quot;:&quot;Bianca&quot;}],&quot;accessed&quot;:{&quot;date-parts&quot;:[[&quot;2023&quot;,2,24]]},&quot;issued&quot;:{&quot;date-parts&quot;:[[&quot;2023&quot;]]}}}],&quot;schema&quot;:&quot;https://github.com/citation-style-language/schema/raw/master/csl-citation.json&quot;} RNDNaK8y0lcYn"/><text:span text:style-name="T1"> fand in den Verdolmetschungen von neun Studierenden im Konferenzdolmetschen weniger Auslassungen und Fehler, wenn diese mit automatischen Einblendungen dolmetschten statt mit einer Terminologiemanagement-Software oder einem PDF-Glossar. Insbesondere bei der Verdolmetschung von Zahlen, einem bekannten ‚Stolperstein‘ </text:span><text:reference-mark-start text:name="ZOTERO_ITEM CSL_CITATION {&quot;citationID&quot;:&quot;MHBdEMsJ&quot;,&quot;properties&quot;:{&quot;formattedCitation&quot;:&quot;(Gile, 2009)&quot;,&quot;plainCitation&quot;:&quot;(Gile, 2009)&quot;,&quot;noteIndex&quot;:0},&quot;citationItems&quot;:[{&quot;id&quot;:7383,&quot;uris&quot;:[&quot;http://zotero.org/groups/5711052/items/T97LVKCQ&quot;],&quot;itemData&quot;:{&quot;id&quot;:7383,&quot;type&quot;:&quot;book&quot;,&quot;call-number&quot;:&quot;P306.5 .G55 2009&quot;,&quot;collection-number&quot;:&quot;v. 8&quot;,&quot;collection-title&quot;:&quot;Benjamins translation library, EST suberies&quot;,&quot;edition&quot;:&quot;Rev. ed&quot;,&quot;event-place&quot;:&quot;Amsterdam ; Philadelphia&quot;,&quot;ISBN&quot;:&quot;978-90-272-2433-0&quot;,&quot;language&quot;:&quot;en&quot;,&quot;note&quot;:&quot;OCLC: ocn434613491&quot;,&quot;number-of-pages&quot;:&quot;283&quot;,&quot;publisher&quot;:&quot;John Benjamins&quot;,&quot;publisher-place&quot;:&quot;Amsterdam ; Philadelphia&quot;,&quot;source&quot;:&quot;Library of Congress ISBN&quot;,&quot;title&quot;:&quot;Basic concepts and models for interpreter and translator training&quot;,&quot;author&quot;:[{&quot;family&quot;:&quot;Gile&quot;,&quot;given&quot;:&quot;Daniel&quot;}],&quot;issued&quot;:{&quot;date-parts&quot;:[[&quot;2009&quot;]]}}}],&quot;schema&quot;:&quot;https://github.com/citation-style-language/schema/raw/master/csl-citation.json&quot;} RNDOqAoHBFxnn"/><text:span text:style-name="T1">(Gile, 2009)</text:span><text:reference-mark-end text:name="ZOTERO_ITEM CSL_CITATION {&quot;citationID&quot;:&quot;MHBdEMsJ&quot;,&quot;properties&quot;:{&quot;formattedCitation&quot;:&quot;(Gile, 2009)&quot;,&quot;plainCitation&quot;:&quot;(Gile, 2009)&quot;,&quot;noteIndex&quot;:0},&quot;citationItems&quot;:[{&quot;id&quot;:7383,&quot;uris&quot;:[&quot;http://zotero.org/groups/5711052/items/T97LVKCQ&quot;],&quot;itemData&quot;:{&quot;id&quot;:7383,&quot;type&quot;:&quot;book&quot;,&quot;call-number&quot;:&quot;P306.5 .G55 2009&quot;,&quot;collection-number&quot;:&quot;v. 8&quot;,&quot;collection-title&quot;:&quot;Benjamins translation library, EST suberies&quot;,&quot;edition&quot;:&quot;Rev. ed&quot;,&quot;event-place&quot;:&quot;Amsterdam ; Philadelphia&quot;,&quot;ISBN&quot;:&quot;978-90-272-2433-0&quot;,&quot;language&quot;:&quot;en&quot;,&quot;note&quot;:&quot;OCLC: ocn434613491&quot;,&quot;number-of-pages&quot;:&quot;283&quot;,&quot;publisher&quot;:&quot;John Benjamins&quot;,&quot;publisher-place&quot;:&quot;Amsterdam ; Philadelphia&quot;,&quot;source&quot;:&quot;Library of Congress ISBN&quot;,&quot;title&quot;:&quot;Basic concepts and models for interpreter and translator training&quot;,&quot;author&quot;:[{&quot;family&quot;:&quot;Gile&quot;,&quot;given&quot;:&quot;Daniel&quot;}],&quot;issued&quot;:{&quot;date-parts&quot;:[[&quot;2009&quot;]]}}}],&quot;schema&quot;:&quot;https://github.com/citation-style-language/schema/raw/master/csl-citation.json&quot;} RNDOqAoHBFxnn"/><text:span text:style-name="T1">, führten automatische Einblendungen in den Verdolmetschungen von Studierenden insgesamt zu einer höheren Genauigkeit (</text:span><text:reference-mark-start text:name="ZOTERO_ITEM CSL_CITATION {&quot;citationID&quot;:&quot;WxH86fQT&quot;,&quot;properties&quot;:{&quot;formattedCitation&quot;:&quot;(Defrancq &amp; Fantinuoli, 2021; Desmet et al., 2018; Guo et al., 2022; Pisani &amp; Fantinuoli, 2021)&quot;,&quot;plainCitation&quot;:&quot;(Defrancq &amp; Fantinuoli, 2021; Desmet et al., 2018; Guo et al., 2022; Pisani &amp; Fantinuoli, 2021)&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id&quot;:7380,&quot;uris&quot;:[&quot;http://zotero.org/groups/5711052/items/W7QG3NXC&quot;],&quot;itemData&quot;:{&quot;id&quot;:7380,&quot;type&quot;:&quot;chapter&quot;,&quot;container-title&quot;:&quot;Interpreting and technology&quot;,&quot;event-place&quot;:&quot;Berlin&quot;,&quot;page&quot;:&quot;13-27&quot;,&quot;publisher&quot;:&quot;Language Science Press&quot;,&quot;publisher-place&quot;:&quot;Berlin&quot;,&quot;title&quot;:&quot;Simultaneous interpretation of numbers and the impact of technological support&quot;,&quot;author&quot;:[{&quot;family&quot;:&quot;Desmet&quot;,&quot;given&quot;:&quot;Bart&quot;},{&quot;family&quot;:&quot;Vandierendonck&quot;,&quot;given&quot;:&quot;Mieke&quot;},{&quot;family&quot;:&quot;Defrancq&quot;,&quot;given&quot;:&quot;Bart&quot;}],&quot;editor&quot;:[{&quot;family&quot;:&quot;Fantinuoli&quot;,&quot;given&quot;:&quot;&quot;}],&quot;issued&quot;:{&quot;date-parts&quot;:[[&quot;2018&quot;]]}}},{&quot;id&quot;:7374,&quot;uris&quot;:[&quot;http://zotero.org/groups/5711052/items/UBIZUQHS&quot;],&quot;itemData&quot;:{&quot;id&quot;:7374,&quot;type&quot;:&quot;article-journal&quot;,&quot;abstract&quot;:&quot;Computer-assisted interpreting (CAI) tools have the potential to benefit the interpreting profession and to improve its ecosystem considerably. Academic interest in this field has intensified in recent years. However, there have been no thorough analyses of the definitions and classifications of CAI tools or of the empirical studies on the subject. This study overviews CAI tools holistically. It describes advances as well as gaps that remain to be filled. It also provides an in-depth examination of the status quo and suggests potential avenues for improvement. The article begins by distinguishing between CAI tools in the broad sense and CAI tools in the narrow sense. By bridging the conceptual gaps between the two, we propose a unified description and a categorisation that reflects the main features of CAI tools. This comprehensive review analyses 27 empirical studies and examines the manner in which CAI tools affect interpreters’ performance. Since the influencing factors that have been identified in previous experiments vary between interpreters-related (e.g. interpreters’ profiles) and settingsrelated (e.g. reference information display modes), the contribution of CAI tools to overall interpreter performance can be different. Product-driven, practice-driven, and process-driven studies are identified as future trends in studies of CAI tools.&quot;,&quot;container-title&quot;:&quot;Theory and Practice in Language Studies&quot;,&quot;DOI&quot;:&quot;10.17507/tpls.1301.11&quot;,&quot;ISSN&quot;:&quot;2053-0692, 1799-2591&quot;,&quot;issue&quot;:&quot;1&quot;,&quot;journalAbbreviation&quot;:&quot;tpls&quot;,&quot;language&quot;:&quot;en&quot;,&quot;page&quot;:&quot;89-99&quot;,&quot;source&quot;:&quot;DOI.org (Crossref)&quot;,&quot;title&quot;:&quot;Computer-Assisted Interpreting Tools: Status Quo and Future Trends&quot;,&quot;title-short&quot;:&quot;Computer-Assisted Interpreting Tools&quot;,&quot;volume&quot;:&quot;13&quot;,&quot;author&quot;:[{&quot;family&quot;:&quot;Guo&quot;,&quot;given&quot;:&quot;Meng&quot;},{&quot;family&quot;:&quot;Han&quot;,&quot;given&quot;:&quot;Lili&quot;},{&quot;family&quot;:&quot;Anacleto&quot;,&quot;given&quot;:&quot;Marta Teixeira&quot;}],&quot;issued&quot;:{&quot;date-parts&quot;:[[&quot;2022&quot;,12,31]]}}},{&quot;id&quot;:7373,&quot;uris&quot;:[&quot;http://zotero.org/groups/5711052/items/4L3CQQVY&quot;],&quot;itemData&quot;:{&quot;id&quot;:7373,&quot;type&quot;:&quot;chapter&quot;,&quot;container-title&quot;:&quot;Empirical Studies of Translation and Interpreting: The Post-Structuralist Approach&quot;,&quot;edition&quot;:&quot;1&quot;,&quot;ISBN&quot;:&quot;978-1-00-301740-0&quot;,&quot;language&quot;:&quot;en&quot;,&quot;note&quot;:&quot;DOI: 10.4324/9781003017400&quot;,&quot;publisher&quot;:&quot;Routledge&quot;,&quot;source&quot;:&quot;DOI.org (Crossref)&quot;,&quot;title&quot;:&quot;Measuring the Impact of Automatic Speech Regnition on Number Rendition in Simultaneous interpreting&quot;,&quot;URL&quot;:&quot;https://www.taylorfrancis.com/books/9781000389814&quot;,&quot;author&quot;:[{&quot;family&quot;:&quot;Pisani&quot;,&quot;given&quot;:&quot;Elisabetta&quot;},{&quot;family&quot;:&quot;Fantinuoli&quot;,&quot;given&quot;:&quot;Claudio&quot;}],&quot;editor&quot;:[{&quot;family&quot;:&quot;Wang&quot;,&quot;given&quot;:&quot;Caiwen&quot;},{&quot;family&quot;:&quot;Zheng&quot;,&quot;given&quot;:&quot;Binghan&quot;}],&quot;accessed&quot;:{&quot;date-parts&quot;:[[&quot;2023&quot;,8,2]]},&quot;issued&quot;:{&quot;date-parts&quot;:[[&quot;2021&quot;,4,28]]}}}],&quot;schema&quot;:&quot;https://github.com/citation-style-language/schema/raw/master/csl-citation.json&quot;} RNDy4Hbg1h6e7"/><text:span text:style-name="T1">(Defrancq &amp; Fantinuoli, 2021; Desmet et al., 2018; Guo et al., 2022; Pisani &amp; Fantinuoli, 2021)</text:span><text:reference-mark-end text:name="ZOTERO_ITEM CSL_CITATION {&quot;citationID&quot;:&quot;WxH86fQT&quot;,&quot;properties&quot;:{&quot;formattedCitation&quot;:&quot;(Defrancq &amp; Fantinuoli, 2021; Desmet et al., 2018; Guo et al., 2022; Pisani &amp; Fantinuoli, 2021)&quot;,&quot;plainCitation&quot;:&quot;(Defrancq &amp; Fantinuoli, 2021; Desmet et al., 2018; Guo et al., 2022; Pisani &amp; Fantinuoli, 2021)&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id&quot;:7380,&quot;uris&quot;:[&quot;http://zotero.org/groups/5711052/items/W7QG3NXC&quot;],&quot;itemData&quot;:{&quot;id&quot;:7380,&quot;type&quot;:&quot;chapter&quot;,&quot;container-title&quot;:&quot;Interpreting and technology&quot;,&quot;event-place&quot;:&quot;Berlin&quot;,&quot;page&quot;:&quot;13-27&quot;,&quot;publisher&quot;:&quot;Language Science Press&quot;,&quot;publisher-place&quot;:&quot;Berlin&quot;,&quot;title&quot;:&quot;Simultaneous interpretation of numbers and the impact of technological support&quot;,&quot;author&quot;:[{&quot;family&quot;:&quot;Desmet&quot;,&quot;given&quot;:&quot;Bart&quot;},{&quot;family&quot;:&quot;Vandierendonck&quot;,&quot;given&quot;:&quot;Mieke&quot;},{&quot;family&quot;:&quot;Defrancq&quot;,&quot;given&quot;:&quot;Bart&quot;}],&quot;editor&quot;:[{&quot;family&quot;:&quot;Fantinuoli&quot;,&quot;given&quot;:&quot;&quot;}],&quot;issued&quot;:{&quot;date-parts&quot;:[[&quot;2018&quot;]]}}},{&quot;id&quot;:7374,&quot;uris&quot;:[&quot;http://zotero.org/groups/5711052/items/UBIZUQHS&quot;],&quot;itemData&quot;:{&quot;id&quot;:7374,&quot;type&quot;:&quot;article-journal&quot;,&quot;abstract&quot;:&quot;Computer-assisted interpreting (CAI) tools have the potential to benefit the interpreting profession and to improve its ecosystem considerably. Academic interest in this field has intensified in recent years. However, there have been no thorough analyses of the definitions and classifications of CAI tools or of the empirical studies on the subject. This study overviews CAI tools holistically. It describes advances as well as gaps that remain to be filled. It also provides an in-depth examination of the status quo and suggests potential avenues for improvement. The article begins by distinguishing between CAI tools in the broad sense and CAI tools in the narrow sense. By bridging the conceptual gaps between the two, we propose a unified description and a categorisation that reflects the main features of CAI tools. This comprehensive review analyses 27 empirical studies and examines the manner in which CAI tools affect interpreters’ performance. Since the influencing factors that have been identified in previous experiments vary between interpreters-related (e.g. interpreters’ profiles) and settingsrelated (e.g. reference information display modes), the contribution of CAI tools to overall interpreter performance can be different. Product-driven, practice-driven, and process-driven studies are identified as future trends in studies of CAI tools.&quot;,&quot;container-title&quot;:&quot;Theory and Practice in Language Studies&quot;,&quot;DOI&quot;:&quot;10.17507/tpls.1301.11&quot;,&quot;ISSN&quot;:&quot;2053-0692, 1799-2591&quot;,&quot;issue&quot;:&quot;1&quot;,&quot;journalAbbreviation&quot;:&quot;tpls&quot;,&quot;language&quot;:&quot;en&quot;,&quot;page&quot;:&quot;89-99&quot;,&quot;source&quot;:&quot;DOI.org (Crossref)&quot;,&quot;title&quot;:&quot;Computer-Assisted Interpreting Tools: Status Quo and Future Trends&quot;,&quot;title-short&quot;:&quot;Computer-Assisted Interpreting Tools&quot;,&quot;volume&quot;:&quot;13&quot;,&quot;author&quot;:[{&quot;family&quot;:&quot;Guo&quot;,&quot;given&quot;:&quot;Meng&quot;},{&quot;family&quot;:&quot;Han&quot;,&quot;given&quot;:&quot;Lili&quot;},{&quot;family&quot;:&quot;Anacleto&quot;,&quot;given&quot;:&quot;Marta Teixeira&quot;}],&quot;issued&quot;:{&quot;date-parts&quot;:[[&quot;2022&quot;,12,31]]}}},{&quot;id&quot;:7373,&quot;uris&quot;:[&quot;http://zotero.org/groups/5711052/items/4L3CQQVY&quot;],&quot;itemData&quot;:{&quot;id&quot;:7373,&quot;type&quot;:&quot;chapter&quot;,&quot;container-title&quot;:&quot;Empirical Studies of Translation and Interpreting: The Post-Structuralist Approach&quot;,&quot;edition&quot;:&quot;1&quot;,&quot;ISBN&quot;:&quot;978-1-00-301740-0&quot;,&quot;language&quot;:&quot;en&quot;,&quot;note&quot;:&quot;DOI: 10.4324/9781003017400&quot;,&quot;publisher&quot;:&quot;Routledge&quot;,&quot;source&quot;:&quot;DOI.org (Crossref)&quot;,&quot;title&quot;:&quot;Measuring the Impact of Automatic Speech Regnition on Number Rendition in Simultaneous interpreting&quot;,&quot;URL&quot;:&quot;https://www.taylorfrancis.com/books/9781000389814&quot;,&quot;author&quot;:[{&quot;family&quot;:&quot;Pisani&quot;,&quot;given&quot;:&quot;Elisabetta&quot;},{&quot;family&quot;:&quot;Fantinuoli&quot;,&quot;given&quot;:&quot;Claudio&quot;}],&quot;editor&quot;:[{&quot;family&quot;:&quot;Wang&quot;,&quot;given&quot;:&quot;Caiwen&quot;},{&quot;family&quot;:&quot;Zheng&quot;,&quot;given&quot;:&quot;Binghan&quot;}],&quot;accessed&quot;:{&quot;date-parts&quot;:[[&quot;2023&quot;,8,2]]},&quot;issued&quot;:{&quot;date-parts&quot;:[[&quot;2021&quot;,4,28]]}}}],&quot;schema&quot;:&quot;https://github.com/citation-style-language/schema/raw/master/csl-citation.json&quot;} RNDy4Hbg1h6e7"/><text:span text:style-name="T1">. </text:span></text:p>
      <text:p text:style-name="P5"><text:span text:style-name="T1">Allerdings wurde in einigen Fällen auch deutlich, dass automatische Einblendungen auch dazu führen können, dass sich Dolmetschende zu stark auf die maschinelle Unterstützung verlassen. In einer Studie mit professionellen Konferenzdolmetschenden testete Frittella </text:span><text:reference-mark-start text:name="ZOTERO_ITEM CSL_CITATION {&quot;citationID&quot;:&quot;Fhzn317H&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vgpWa6PITI"/><text:span text:style-name="T1">(2023)</text:span><text:reference-mark-end text:name="ZOTERO_ITEM CSL_CITATION {&quot;citationID&quot;:&quot;Fhzn317H&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vgpWa6PITI"/><text:span text:style-name="T1"> die Software SmarTerp, die Fachtermini, Zahlen und Entitäten automatisch einblendet. In ihren Ergebnissen stellt sie fest, dass 93% der Auslassungen und 48% der Fehler auf fehlenden oder fehlerhaften Vorschlägen zurückzuführen sind. Eine ähnliche Feststellung machten Defrancq und Fantinuoli </text:span><text:reference-mark-start text:name="ZOTERO_ITEM CSL_CITATION {&quot;citationID&quot;:&quot;OBKg1gSw&quot;,&quot;properties&quot;:{&quot;formattedCitation&quot;:&quot;(Defrancq &amp; Fantinuoli, 2021)&quot;,&quot;plainCitation&quot;:&quot;(Defrancq &amp; Fantinuoli, 2021)&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schema&quot;:&quot;https://github.com/citation-style-language/schema/raw/master/csl-citation.json&quot;} RNDO0YS88hB4W"/><text:span text:style-name="T1">(2021)</text:span><text:reference-mark-end text:name="ZOTERO_ITEM CSL_CITATION {&quot;citationID&quot;:&quot;OBKg1gSw&quot;,&quot;properties&quot;:{&quot;formattedCitation&quot;:&quot;(Defrancq &amp; Fantinuoli, 2021)&quot;,&quot;plainCitation&quot;:&quot;(Defrancq &amp; Fantinuoli, 2021)&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schema&quot;:&quot;https://github.com/citation-style-language/schema/raw/master/csl-citation.json&quot;} RNDO0YS88hB4W"/><text:span text:style-name="T1">. In ihrer Studie verließen sich die Teilnehmenden ebenfalls zu sehr auf die automatische Spracherkennung und ihre Leistung fiel deutlich ab, wenn die automatische Spracherkennung an einigen Stellen ausfiel.  </text:span></text:p>
      <text:p text:style-name="P7"><text:span text:style-name="T7"/></text:p>
      <text:p text:style-name="P3">Subjektive Wahrnehmung der Übersetze<text:span text:style-name="T8">r:innen</text:span> und Dolmetsche<text:span text:style-name="T8">r:innen</text:span></text:p>
      <text:p text:style-name="P7"><text:span text:style-name="T7"/></text:p>
      <text:p text:style-name="P8">Übersetzende</text:p>
      <text:p text:style-name="P5"><text:span text:style-name="T1">In den letzten Jahren wurden verschiedene Studien zu der Einstellung von Übersetzenden zum Einsatz von Technologien durchgeführt. Die Ergebnisse sind dabei eher gemischt. Einige Autoren geben an, dass Technologien in Form von Translation Memor</text:span><text:span text:style-name="T9">y</text:span><text:span text:style-name="T1">s </text:span><text:reference-mark-start text:name="ZOTERO_ITEM CSL_CITATION {&quot;citationID&quot;:&quot;n48Iipv6&quot;,&quot;properties&quot;:{&quot;formattedCitation&quot;:&quot;(Dillon &amp; Fraser, 2007; LeBlanc, 2013)&quot;,&quot;plainCitation&quot;:&quot;(Dillon &amp; Fraser, 2007; LeBlanc, 2013)&quot;,&quot;noteIndex&quot;:0},&quot;citationItems&quot;:[{&quot;id&quot;:7465,&quot;uris&quot;:[&quot;http://zotero.org/groups/5711052/items/CWFVUF33&quot;],&quot;itemData&quot;:{&quot;id&quot;:7465,&quot;type&quot;:&quot;article-journal&quot;,&quot;container-title&quot;:&quot;Machine Translation&quot;,&quot;DOI&quot;:&quot;10.1007/s10590-006-9004-8&quot;,&quot;ISSN&quot;:&quot;0922-6567, 1573-0573&quot;,&quot;issue&quot;:&quot;2&quot;,&quot;journalAbbreviation&quot;:&quot;Machine Translation&quot;,&quot;language&quot;:&quot;en&quot;,&quot;license&quot;:&quot;http://www.springer.com/tdm&quot;,&quot;page&quot;:&quot;67-79&quot;,&quot;source&quot;:&quot;DOI.org (Crossref)&quot;,&quot;title&quot;:&quot;Translators and TM: An investigation of translators’ perceptions of translation memory adoption&quot;,&quot;title-short&quot;:&quot;Translators and TM&quot;,&quot;volume&quot;:&quot;20&quot;,&quot;author&quot;:[{&quot;family&quot;:&quot;Dillon&quot;,&quot;given&quot;:&quot;Sarah&quot;},{&quot;family&quot;:&quot;Fraser&quot;,&quot;given&quot;:&quot;Janet&quot;}],&quot;issued&quot;:{&quot;date-parts&quot;:[[&quot;2007&quot;,3,22]]}}},{&quot;id&quot;:7496,&quot;uris&quot;:[&quot;http://zotero.org/groups/5711052/items/BJ4Z54Z3&quot;],&quot;itemData&quot;:{&quot;id&quot;:7496,&quot;type&quot;:&quot;article-journal&quot;,&quot;container-title&quot;:&quot;Translation &amp; Interpreting&quot;,&quot;issue&quot;:&quot;2&quot;,&quot;page&quot;:&quot;1-13&quot;,&quot;title&quot;:&quot;Translators on translation memory (TM). Results of an ethnographic study in three translation services and agencies&quot;,&quot;volume&quot;:&quot;5&quot;,&quot;author&quot;:[{&quot;family&quot;:&quot;LeBlanc&quot;,&quot;given&quot;:&quot;Matthieu&quot;}],&quot;issued&quot;:{&quot;date-parts&quot;:[[&quot;2013&quot;]]}}}],&quot;schema&quot;:&quot;https://github.com/citation-style-language/schema/raw/master/csl-citation.json&quot;} RNDYDuuww7YQ8"/><text:span text:style-name="T1">(Dillon &amp; Fraser, 2007; LeBlanc, 2013)</text:span><text:reference-mark-end text:name="ZOTERO_ITEM CSL_CITATION {&quot;citationID&quot;:&quot;n48Iipv6&quot;,&quot;properties&quot;:{&quot;formattedCitation&quot;:&quot;(Dillon &amp; Fraser, 2007; LeBlanc, 2013)&quot;,&quot;plainCitation&quot;:&quot;(Dillon &amp; Fraser, 2007; LeBlanc, 2013)&quot;,&quot;noteIndex&quot;:0},&quot;citationItems&quot;:[{&quot;id&quot;:7465,&quot;uris&quot;:[&quot;http://zotero.org/groups/5711052/items/CWFVUF33&quot;],&quot;itemData&quot;:{&quot;id&quot;:7465,&quot;type&quot;:&quot;article-journal&quot;,&quot;container-title&quot;:&quot;Machine Translation&quot;,&quot;DOI&quot;:&quot;10.1007/s10590-006-9004-8&quot;,&quot;ISSN&quot;:&quot;0922-6567, 1573-0573&quot;,&quot;issue&quot;:&quot;2&quot;,&quot;journalAbbreviation&quot;:&quot;Machine Translation&quot;,&quot;language&quot;:&quot;en&quot;,&quot;license&quot;:&quot;http://www.springer.com/tdm&quot;,&quot;page&quot;:&quot;67-79&quot;,&quot;source&quot;:&quot;DOI.org (Crossref)&quot;,&quot;title&quot;:&quot;Translators and TM: An investigation of translators’ perceptions of translation memory adoption&quot;,&quot;title-short&quot;:&quot;Translators and TM&quot;,&quot;volume&quot;:&quot;20&quot;,&quot;author&quot;:[{&quot;family&quot;:&quot;Dillon&quot;,&quot;given&quot;:&quot;Sarah&quot;},{&quot;family&quot;:&quot;Fraser&quot;,&quot;given&quot;:&quot;Janet&quot;}],&quot;issued&quot;:{&quot;date-parts&quot;:[[&quot;2007&quot;,3,22]]}}},{&quot;id&quot;:7496,&quot;uris&quot;:[&quot;http://zotero.org/groups/5711052/items/BJ4Z54Z3&quot;],&quot;itemData&quot;:{&quot;id&quot;:7496,&quot;type&quot;:&quot;article-journal&quot;,&quot;container-title&quot;:&quot;Translation &amp; Interpreting&quot;,&quot;issue&quot;:&quot;2&quot;,&quot;page&quot;:&quot;1-13&quot;,&quot;title&quot;:&quot;Translators on translation memory (TM). Results of an ethnographic study in three translation services and agencies&quot;,&quot;volume&quot;:&quot;5&quot;,&quot;author&quot;:[{&quot;family&quot;:&quot;LeBlanc&quot;,&quot;given&quot;:&quot;Matthieu&quot;}],&quot;issued&quot;:{&quot;date-parts&quot;:[[&quot;2013&quot;]]}}}],&quot;schema&quot;:&quot;https://github.com/citation-style-language/schema/raw/master/csl-citation.json&quot;} RNDYDuuww7YQ8"/><text:span text:style-name="T1"> als eher positiv wahrgenommen werden und unter anderem </text:span><text:span text:style-name="T4">deren Beitrag zu einer besseren</text:span><text:span text:style-name="T1"> Produktivität und Konsistenz </text:span><text:span text:style-name="T4">geschätzt wird</text:span><text:span text:style-name="T1">. Auch die maschinelle Übersetzung mit Post-Editing wird in einigen Untersuchungen als positiv bewertet </text:span><text:reference-mark-start text:name="ZOTERO_ITEM CSL_CITATION {&quot;citationID&quot;:&quot;ThGCPIJC&quot;,&quot;properties&quot;:{&quot;formattedCitation&quot;:&quot;(Cadwell et al., 2018; Guerberof Arenas, 2013)&quot;,&quot;plainCitation&quot;:&quot;(Cadwell et al., 2018; Guerberof Arenas, 2013)&quot;,&quot;noteIndex&quot;:0},&quot;citationItems&quot;:[{&quot;id&quot;:7461,&quot;uris&quot;:[&quot;http://zotero.org/groups/5711052/items/92YW5TAJ&quot;],&quot;itemData&quot;:{&quot;id&quot;:7461,&quot;type&quot;:&quot;article-journal&quot;,&quot;container-title&quot;:&quot;Perspectives&quot;,&quot;DOI&quot;:&quot;10.1080/0907676X.2017.1337210&quot;,&quot;ISSN&quot;:&quot;0907-676X, 1747-6623&quot;,&quot;issue&quot;:&quot;3&quot;,&quot;journalAbbreviation&quot;:&quot;Perspectives&quot;,&quot;language&quot;:&quot;en&quot;,&quot;page&quot;:&quot;301-321&quot;,&quot;source&quot;:&quot;DOI.org (Crossref)&quot;,&quot;title&quot;:&quot;Resistance and accommodation: factors for the (non-) adoption of machine translation among professional translators&quot;,&quot;title-short&quot;:&quot;Resistance and accommodation&quot;,&quot;volume&quot;:&quot;26&quot;,&quot;author&quot;:[{&quot;family&quot;:&quot;Cadwell&quot;,&quot;given&quot;:&quot;Patrick&quot;},{&quot;family&quot;:&quot;O’Brien&quot;,&quot;given&quot;:&quot;Sharon&quot;},{&quot;family&quot;:&quot;Teixeira&quot;,&quot;given&quot;:&quot;Carlos S. C.&quot;}],&quot;issued&quot;:{&quot;date-parts&quot;:[[&quot;2018&quot;,5,4]]}}},{&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schema&quot;:&quot;https://github.com/citation-style-language/schema/raw/master/csl-citation.json&quot;} RNDMpfreI8C7I"/><text:span text:style-name="T1">(Cadwell et al., 2018; Guerberof Arenas, 2013)</text:span><text:reference-mark-end text:name="ZOTERO_ITEM CSL_CITATION {&quot;citationID&quot;:&quot;ThGCPIJC&quot;,&quot;properties&quot;:{&quot;formattedCitation&quot;:&quot;(Cadwell et al., 2018; Guerberof Arenas, 2013)&quot;,&quot;plainCitation&quot;:&quot;(Cadwell et al., 2018; Guerberof Arenas, 2013)&quot;,&quot;noteIndex&quot;:0},&quot;citationItems&quot;:[{&quot;id&quot;:7461,&quot;uris&quot;:[&quot;http://zotero.org/groups/5711052/items/92YW5TAJ&quot;],&quot;itemData&quot;:{&quot;id&quot;:7461,&quot;type&quot;:&quot;article-journal&quot;,&quot;container-title&quot;:&quot;Perspectives&quot;,&quot;DOI&quot;:&quot;10.1080/0907676X.2017.1337210&quot;,&quot;ISSN&quot;:&quot;0907-676X, 1747-6623&quot;,&quot;issue&quot;:&quot;3&quot;,&quot;journalAbbreviation&quot;:&quot;Perspectives&quot;,&quot;language&quot;:&quot;en&quot;,&quot;page&quot;:&quot;301-321&quot;,&quot;source&quot;:&quot;DOI.org (Crossref)&quot;,&quot;title&quot;:&quot;Resistance and accommodation: factors for the (non-) adoption of machine translation among professional translators&quot;,&quot;title-short&quot;:&quot;Resistance and accommodation&quot;,&quot;volume&quot;:&quot;26&quot;,&quot;author&quot;:[{&quot;family&quot;:&quot;Cadwell&quot;,&quot;given&quot;:&quot;Patrick&quot;},{&quot;family&quot;:&quot;O’Brien&quot;,&quot;given&quot;:&quot;Sharon&quot;},{&quot;family&quot;:&quot;Teixeira&quot;,&quot;given&quot;:&quot;Carlos S. C.&quot;}],&quot;issued&quot;:{&quot;date-parts&quot;:[[&quot;2018&quot;,5,4]]}}},{&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schema&quot;:&quot;https://github.com/citation-style-language/schema/raw/master/csl-citation.json&quot;} RNDMpfreI8C7I"/><text:span text:style-name="T1">. Im größten Teil der aktuell existierenden Literatur wird allerdings berichtet, dass vor allem aber MÜ und Post-Editing </text:span><text:reference-mark-start text:name="ZOTERO_ITEM CSL_CITATION {&quot;citationID&quot;:&quot;abYC9dQo&quot;,&quot;properties&quot;:{&quot;formattedCitation&quot;:&quot;(Alvarez-Vidal et al., 2020; Carl et al., 2017; Teixeira, 2014)&quot;,&quot;plainCitation&quot;:&quot;(Alvarez-Vidal et al., 2020; Carl et al., 2017; Teixeira, 2014)&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label&quot;:&quot;page&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m1xjf24XwO"/><text:span text:style-name="T1">(Alvarez-Vidal et al., 2020; Carl et al., 2017; Teixeira, 2014) </text:span><text:reference-mark-end text:name="ZOTERO_ITEM CSL_CITATION {&quot;citationID&quot;:&quot;abYC9dQo&quot;,&quot;properties&quot;:{&quot;formattedCitation&quot;:&quot;(Alvarez-Vidal et al., 2020; Carl et al., 2017; Teixeira, 2014)&quot;,&quot;plainCitation&quot;:&quot;(Alvarez-Vidal et al., 2020; Carl et al., 2017; Teixeira, 2014)&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label&quot;:&quot;page&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m1xjf24XwO"/><text:span text:style-name="T1">als negativ wahrgenommen werden. In einer Studie von Carl et al. </text:span><text:reference-mark-start text:name="ZOTERO_ITEM CSL_CITATION {&quot;citationID&quot;:&quot;PK3bEBpF&quot;,&quot;properties&quot;:{&quot;formattedCitation&quot;:&quot;(Carl et al., 2017)&quot;,&quot;plainCitation&quot;:&quot;(Carl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egbIGYmdnS"/><text:span text:style-name="T1">(2017)</text:span><text:reference-mark-end text:name="ZOTERO_ITEM CSL_CITATION {&quot;citationID&quot;:&quot;PK3bEBpF&quot;,&quot;properties&quot;:{&quot;formattedCitation&quot;:&quot;(Carl et al., 2017)&quot;,&quot;plainCitation&quot;:&quot;(Carl et al., 2017)&quot;,&quot;noteIndex&quot;:0},&quot;citationItems&quot;:[{&quot;id&quot;:7360,&quot;uris&quot;:[&quot;http://zotero.org/groups/5711052/items/AAYZ378Q&quot;],&quot;itemData&quot;:{&quot;id&quot;:7360,&quot;type&quot;:&quot;chapter&quot;,&quot;container-title&quot;:&quot;Psycholinguistec and Cognitive Inquiries into Translation and Interpreting&quot;,&quot;event-place&quot;:&quot;Amsterdam/Philadelphia&quot;,&quot;page&quot;:&quot;145-174&quot;,&quot;publisher&quot;:&quot;John Benjamins Publishing Company&quot;,&quot;publisher-place&quot;:&quot;Amsterdam/Philadelphia&quot;,&quot;title&quot;:&quot;Post-editing machine translation - Efficiency, strategies, and revision processes in professional translation settings&quot;,&quot;author&quot;:[{&quot;family&quot;:&quot;Carl&quot;,&quot;given&quot;:&quot;Michael&quot;},{&quot;family&quot;:&quot;Gutermuth&quot;,&quot;given&quot;:&quot;Silke&quot;},{&quot;family&quot;:&quot;Hansen-Schirra&quot;,&quot;given&quot;:&quot;Silvia&quot;}],&quot;issued&quot;:{&quot;date-parts&quot;:[[&quot;2017&quot;]]}}}],&quot;schema&quot;:&quot;https://github.com/citation-style-language/schema/raw/master/csl-citation.json&quot;} RNDegbIGYmdnS"/><text:span text:style-name="T1"> gaben die meisten Proband</text:span><text:span text:style-name="T4">:innen</text:span><text:span text:style-name="T1"> (78 %) z. B. an, dass sie  lieber einen Text von Grund auf übersetzen  als ihn zu post-editieren (siehe auch </text:span><text:reference-mark-start text:name="ZOTERO_ITEM CSL_CITATION {&quot;citationID&quot;:&quot;gDrBtJyj&quot;,&quot;properties&quot;:{&quot;formattedCitation&quot;:&quot;(Teixeira, 2014)&quot;,&quot;plainCitation&quot;:&quot;(Teixeira, 2014)&quot;,&quot;noteIndex&quot;:0},&quot;citationItems&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ZaAGhoB8Qz"/><text:span text:style-name="T1">Teixeira, 2014)</text:span><text:reference-mark-end text:name="ZOTERO_ITEM CSL_CITATION {&quot;citationID&quot;:&quot;gDrBtJyj&quot;,&quot;properties&quot;:{&quot;formattedCitation&quot;:&quot;(Teixeira, 2014)&quot;,&quot;plainCitation&quot;:&quot;(Teixeira, 2014)&quot;,&quot;noteIndex&quot;:0},&quot;citationItems&quot;:[{&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ZaAGhoB8Qz"/><text:span text:style-name="T1">. Insgesamt waren sie auch mit der Qualität des maschinell übersetzten </text:span><text:soft-page-break/><text:span text:style-name="T1">Textes unzufrieden</text:span><text:span text:style-name="T1"><text:note text:id="ftn1" text:note-class="footnote"><text:note-citation>1</text:note-citation><text:note-body><text:p text:style-name="P9"><text:s/>Einige der Studien verwenden MÜ-Systeme, die noch keine neuronale MÜ verwendeten und daher mehr/andere Fehler machten. </text:p></text:note-body></text:note></text:span><text:span text:style-name="T1"> und gaben an, dass dieser komplett überarbeitet werden müsse. Dies steht im Gegensatz zu objektiven Beobachtungen der kognitiven Leistung in derselben Studie (siehe vorangegangener Abschnitt). Welche Gründe werden daher in der Literatur für die ablehnende Haltung genannt?</text:span></text:p>
      <text:p text:style-name="P5"><text:span text:style-name="T1">Ein wichtiger Punkt scheint die Affinität und Erfahrung der Benutzer mit IT-Tools zu sein </text:span><text:reference-mark-start text:name="ZOTERO_ITEM CSL_CITATION {&quot;citationID&quot;:&quot;qxjk0MwL&quot;,&quot;properties&quot;:{&quot;formattedCitation&quot;:&quot;(Alvarez-Vidal et al., 2020; Dillon &amp; Fraser, 2007; Teixeira, 2014)&quot;,&quot;plainCitation&quot;:&quot;(Alvarez-Vidal et al., 2020; Dillon &amp; Fraser, 2007; Teixeira, 2014)&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id&quot;:7465,&quot;uris&quot;:[&quot;http://zotero.org/groups/5711052/items/CWFVUF33&quot;],&quot;itemData&quot;:{&quot;id&quot;:7465,&quot;type&quot;:&quot;article-journal&quot;,&quot;container-title&quot;:&quot;Machine Translation&quot;,&quot;DOI&quot;:&quot;10.1007/s10590-006-9004-8&quot;,&quot;ISSN&quot;:&quot;0922-6567, 1573-0573&quot;,&quot;issue&quot;:&quot;2&quot;,&quot;journalAbbreviation&quot;:&quot;Machine Translation&quot;,&quot;language&quot;:&quot;en&quot;,&quot;license&quot;:&quot;http://www.springer.com/tdm&quot;,&quot;page&quot;:&quot;67-79&quot;,&quot;source&quot;:&quot;DOI.org (Crossref)&quot;,&quot;title&quot;:&quot;Translators and TM: An investigation of translators’ perceptions of translation memory adoption&quot;,&quot;title-short&quot;:&quot;Translators and TM&quot;,&quot;volume&quot;:&quot;20&quot;,&quot;author&quot;:[{&quot;family&quot;:&quot;Dillon&quot;,&quot;given&quot;:&quot;Sarah&quot;},{&quot;family&quot;:&quot;Fraser&quot;,&quot;given&quot;:&quot;Janet&quot;}],&quot;issued&quot;:{&quot;date-parts&quot;:[[&quot;2007&quot;,3,22]]}}},{&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aF4asqtLYi"/><text:span text:style-name="T1">(Alvarez-Vidal et al., 2020; Dillon &amp; Fraser, 2007; Teixeira, 2014)</text:span><text:reference-mark-end text:name="ZOTERO_ITEM CSL_CITATION {&quot;citationID&quot;:&quot;qxjk0MwL&quot;,&quot;properties&quot;:{&quot;formattedCitation&quot;:&quot;(Alvarez-Vidal et al., 2020; Dillon &amp; Fraser, 2007; Teixeira, 2014)&quot;,&quot;plainCitation&quot;:&quot;(Alvarez-Vidal et al., 2020; Dillon &amp; Fraser, 2007; Teixeira, 2014)&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id&quot;:7465,&quot;uris&quot;:[&quot;http://zotero.org/groups/5711052/items/CWFVUF33&quot;],&quot;itemData&quot;:{&quot;id&quot;:7465,&quot;type&quot;:&quot;article-journal&quot;,&quot;container-title&quot;:&quot;Machine Translation&quot;,&quot;DOI&quot;:&quot;10.1007/s10590-006-9004-8&quot;,&quot;ISSN&quot;:&quot;0922-6567, 1573-0573&quot;,&quot;issue&quot;:&quot;2&quot;,&quot;journalAbbreviation&quot;:&quot;Machine Translation&quot;,&quot;language&quot;:&quot;en&quot;,&quot;license&quot;:&quot;http://www.springer.com/tdm&quot;,&quot;page&quot;:&quot;67-79&quot;,&quot;source&quot;:&quot;DOI.org (Crossref)&quot;,&quot;title&quot;:&quot;Translators and TM: An investigation of translators’ perceptions of translation memory adoption&quot;,&quot;title-short&quot;:&quot;Translators and TM&quot;,&quot;volume&quot;:&quot;20&quot;,&quot;author&quot;:[{&quot;family&quot;:&quot;Dillon&quot;,&quot;given&quot;:&quot;Sarah&quot;},{&quot;family&quot;:&quot;Fraser&quot;,&quot;given&quot;:&quot;Janet&quot;}],&quot;issued&quot;:{&quot;date-parts&quot;:[[&quot;2007&quot;,3,22]]}}},{&quot;id&quot;:7466,&quot;uris&quot;:[&quot;http://zotero.org/groups/5711052/items/NMJS2YDZ&quot;],&quot;itemData&quot;:{&quot;id&quot;:7466,&quot;type&quot;:&quot;chapter&quot;,&quot;container-title&quot;:&quot;Proceedings of the Third Workshop on Post-Editing Technology and Practice&quot;,&quot;page&quot;:&quot;45-59&quot;,&quot;title&quot;:&quot;Peirceived vs. measured performance in the post-editing of suggestions from machine translation and translation memories&quot;,&quot;author&quot;:[{&quot;family&quot;:&quot;Teixeira&quot;,&quot;given&quot;:&quot;Carlos S. C.&quot;}],&quot;editor&quot;:[{&quot;family&quot;:&quot;O'Brien&quot;,&quot;given&quot;:&quot;Sharon&quot;},{&quot;family&quot;:&quot;Simard&quot;,&quot;given&quot;:&quot;M.&quot;},{&quot;family&quot;:&quot;Specia&quot;,&quot;given&quot;:&quot;L.&quot;}],&quot;issued&quot;:{&quot;date-parts&quot;:[[&quot;2014&quot;]]}}}],&quot;schema&quot;:&quot;https://github.com/citation-style-language/schema/raw/master/csl-citation.json&quot;} RNDaF4asqtLYi"/><text:span text:style-name="T1">. </text:span></text:p>
      <text:p text:style-name="P5"><text:span text:style-name="T1">Es scheint aber weitere Faktoren zu geben, die die subjektive Wahrnehmung beeinflussen. </text:span><text:span text:style-name="T9">Alvarez-V</text:span><text:span text:style-name="T1">idal et al. (</text:span><text:reference-mark-start text:name="ZOTERO_ITEM CSL_CITATION {&quot;citationID&quot;:&quot;LmJIaUw2&quot;,&quot;properties&quot;:{&quot;formattedCitation&quot;:&quot;(Alvarez-Vidal et al., 2020)&quot;,&quot;plainCitation&quot;:&quot;(Alvarez-Vidal et al., 2020)&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schema&quot;:&quot;https://github.com/citation-style-language/schema/raw/master/csl-citation.json&quot;} RNDZdXBBTkOuX"/><text:span text:style-name="T1">2020)</text:span><text:reference-mark-end text:name="ZOTERO_ITEM CSL_CITATION {&quot;citationID&quot;:&quot;LmJIaUw2&quot;,&quot;properties&quot;:{&quot;formattedCitation&quot;:&quot;(Alvarez-Vidal et al., 2020)&quot;,&quot;plainCitation&quot;:&quot;(Alvarez-Vidal et al., 2020)&quot;,&quot;noteIndex&quot;:0},&quot;citationItems&quot;:[{&quot;id&quot;:7457,&quot;uris&quot;:[&quot;http://zotero.org/groups/5711052/items/IYT36Z5U&quot;],&quot;itemData&quot;:{&quot;id&quot;:7457,&quot;type&quot;:&quot;article-journal&quot;,&quot;abstract&quot;:&quot;Actualmente, la posedición de traducción automática (TA) se considera una práctica habitual en el flujo de trabajo de traducción, sobre todo por la buena calidad que se obtiene con la traducción automática neuronal (TAN). Este hecho está asociado a los esfuerzos que han hecho los proveedores de servicios lingüísticos y los clientes para reducir los costos debido a la reciente crisis mundial y a la creciente globalización, que ha tenido un impacto negativo en los ingresos de los traductores y en sus prácticas profesionales. En este contexto, los traductores suelen percibir la posedición con un sesgo negativo. En este artículo se presenta uno de los primeros estudios estudio sobre las actitudes de los traductores ante la posedición y se relacionan con sus tasas de productividad. También cotejamos los resultados con una encuesta contestada por poseditores profesionales que evalúan su percepción de la tarea en el mercado actual.&quot;,&quot;container-title&quot;:&quot;Tradumàtica tecnologies de la traducció&quot;,&quot;DOI&quot;:&quot;10.5565/rev/tradumatica.275&quot;,&quot;ISSN&quot;:&quot;1578-7559&quot;,&quot;issue&quot;:&quot;18&quot;,&quot;journalAbbreviation&quot;:&quot;tradumatica&quot;,&quot;license&quot;:&quot;https://creativecommons.org/licenses/by/4.0&quot;,&quot;page&quot;:&quot;49-69&quot;,&quot;source&quot;:&quot;DOI.org (Crossref)&quot;,&quot;title&quot;:&quot;Post-editing for Professional Translators: Cheer or Fear?&quot;,&quot;title-short&quot;:&quot;La posedición para los traductores&quot;,&quot;author&quot;:[{&quot;family&quot;:&quot;Alvarez-Vidal&quot;,&quot;given&quot;:&quot;Sergi&quot;},{&quot;family&quot;:&quot;Oliver&quot;,&quot;given&quot;:&quot;Antoni&quot;},{&quot;family&quot;:&quot;Badia&quot;,&quot;given&quot;:&quot;Toni&quot;}],&quot;issued&quot;:{&quot;date-parts&quot;:[[&quot;2020&quot;,12,30]]}}}],&quot;schema&quot;:&quot;https://github.com/citation-style-language/schema/raw/master/csl-citation.json&quot;} RNDZdXBBTkOuX"/><text:span text:style-name="T1"> führten einen Fragebogen mit professionellen Post-Editor:</text:span><text:span text:style-name="T4">innen</text:span><text:span text:style-name="T1"> auf LinkedIn durch (50 Teilnehmer:</text:span><text:span text:style-name="T4">innen</text:span><text:span text:style-name="T1">). Die Proband</text:span><text:span text:style-name="T4">:innen</text:span><text:span text:style-name="T1"> waren ebenfalls der Ansicht, dass PE weniger produktiv und anstrengender ist als Übersetzen. Hier wurden jedoch auch weitere Gründe für Unzufriedenheit genannt. So waren die Probanden der Ansicht, das Post-Editing langweilig und repetitiv ist. Es fehlte ihnen die Möglichkeit, kreativ zu arbeiten.</text:span></text:p>
      <text:p text:style-name="P5"><text:span text:style-name="T1">Auch Sorgen hinsichtlich der Entwicklung des Berufs werden immer wieder als Gründe der Ablehnung von Technologien genannt </text:span><text:reference-mark-start text:name="ZOTERO_ITEM CSL_CITATION {&quot;citationID&quot;:&quot;Mn63I6UL&quot;,&quot;properties&quot;:{&quot;formattedCitation&quot;:&quot;(Cadwell et al., 2018; Guerberof Arenas, 2013; L\\uc0\\u228{}ubli &amp; Orrego-Carmona, 2017)&quot;,&quot;plainCitation&quot;:&quot;(Cadwell et al., 2018; Guerberof Arenas, 2013; Läubli &amp; Orrego-Carmona, 2017)&quot;,&quot;noteIndex&quot;:0},&quot;citationItems&quot;:[{&quot;id&quot;:7461,&quot;uris&quot;:[&quot;http://zotero.org/groups/5711052/items/92YW5TAJ&quot;],&quot;itemData&quot;:{&quot;id&quot;:7461,&quot;type&quot;:&quot;article-journal&quot;,&quot;container-title&quot;:&quot;Perspectives&quot;,&quot;DOI&quot;:&quot;10.1080/0907676X.2017.1337210&quot;,&quot;ISSN&quot;:&quot;0907-676X, 1747-6623&quot;,&quot;issue&quot;:&quot;3&quot;,&quot;journalAbbreviation&quot;:&quot;Perspectives&quot;,&quot;language&quot;:&quot;en&quot;,&quot;page&quot;:&quot;301-321&quot;,&quot;source&quot;:&quot;DOI.org (Crossref)&quot;,&quot;title&quot;:&quot;Resistance and accommodation: factors for the (non-) adoption of machine translation among professional translators&quot;,&quot;title-short&quot;:&quot;Resistance and accommodation&quot;,&quot;volume&quot;:&quot;26&quot;,&quot;author&quot;:[{&quot;family&quot;:&quot;Cadwell&quot;,&quot;given&quot;:&quot;Patrick&quot;},{&quot;family&quot;:&quot;O’Brien&quot;,&quot;given&quot;:&quot;Sharon&quot;},{&quot;family&quot;:&quot;Teixeira&quot;,&quot;given&quot;:&quot;Carlos S. C.&quot;}],&quot;issued&quot;:{&quot;date-parts&quot;:[[&quot;2018&quot;,5,4]]}}},{&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id&quot;:7464,&quot;uris&quot;:[&quot;http://zotero.org/groups/5711052/items/CF4HLUWG&quot;],&quot;itemData&quot;:{&quot;id&quot;:7464,&quot;type&quot;:&quot;article-journal&quot;,&quot;container-title&quot;:&quot;Proceedings of Translating and the Computer&quot;,&quot;page&quot;:&quot;59-69&quot;,&quot;title&quot;:&quot;When Google Translate is better than some human colleagues, those people are no longer colleagues&quot;,&quot;volume&quot;:&quot;39&quot;,&quot;author&quot;:[{&quot;family&quot;:&quot;Läubli&quot;,&quot;given&quot;:&quot;S.&quot;},{&quot;family&quot;:&quot;Orrego-Carmona&quot;,&quot;given&quot;:&quot;D.&quot;}],&quot;issued&quot;:{&quot;date-parts&quot;:[[&quot;2017&quot;]]}}}],&quot;schema&quot;:&quot;https://github.com/citation-style-language/schema/raw/master/csl-citation.json&quot;} RNDMJiK2BqEnZ"/><text:span text:style-name="T2">(Cadwell et al., 2018; Guerberof Arenas, 2013; L</text:span><text:span text:style-name="T3">äubli &amp; Orrego-Carmona, 2017)</text:span><text:reference-mark-end text:name="ZOTERO_ITEM CSL_CITATION {&quot;citationID&quot;:&quot;Mn63I6UL&quot;,&quot;properties&quot;:{&quot;formattedCitation&quot;:&quot;(Cadwell et al., 2018; Guerberof Arenas, 2013; L\\uc0\\u228{}ubli &amp; Orrego-Carmona, 2017)&quot;,&quot;plainCitation&quot;:&quot;(Cadwell et al., 2018; Guerberof Arenas, 2013; Läubli &amp; Orrego-Carmona, 2017)&quot;,&quot;noteIndex&quot;:0},&quot;citationItems&quot;:[{&quot;id&quot;:7461,&quot;uris&quot;:[&quot;http://zotero.org/groups/5711052/items/92YW5TAJ&quot;],&quot;itemData&quot;:{&quot;id&quot;:7461,&quot;type&quot;:&quot;article-journal&quot;,&quot;container-title&quot;:&quot;Perspectives&quot;,&quot;DOI&quot;:&quot;10.1080/0907676X.2017.1337210&quot;,&quot;ISSN&quot;:&quot;0907-676X, 1747-6623&quot;,&quot;issue&quot;:&quot;3&quot;,&quot;journalAbbreviation&quot;:&quot;Perspectives&quot;,&quot;language&quot;:&quot;en&quot;,&quot;page&quot;:&quot;301-321&quot;,&quot;source&quot;:&quot;DOI.org (Crossref)&quot;,&quot;title&quot;:&quot;Resistance and accommodation: factors for the (non-) adoption of machine translation among professional translators&quot;,&quot;title-short&quot;:&quot;Resistance and accommodation&quot;,&quot;volume&quot;:&quot;26&quot;,&quot;author&quot;:[{&quot;family&quot;:&quot;Cadwell&quot;,&quot;given&quot;:&quot;Patrick&quot;},{&quot;family&quot;:&quot;O’Brien&quot;,&quot;given&quot;:&quot;Sharon&quot;},{&quot;family&quot;:&quot;Teixeira&quot;,&quot;given&quot;:&quot;Carlos S. C.&quot;}],&quot;issued&quot;:{&quot;date-parts&quot;:[[&quot;2018&quot;,5,4]]}}},{&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id&quot;:7464,&quot;uris&quot;:[&quot;http://zotero.org/groups/5711052/items/CF4HLUWG&quot;],&quot;itemData&quot;:{&quot;id&quot;:7464,&quot;type&quot;:&quot;article-journal&quot;,&quot;container-title&quot;:&quot;Proceedings of Translating and the Computer&quot;,&quot;page&quot;:&quot;59-69&quot;,&quot;title&quot;:&quot;When Google Translate is better than some human colleagues, those people are no longer colleagues&quot;,&quot;volume&quot;:&quot;39&quot;,&quot;author&quot;:[{&quot;family&quot;:&quot;Läubli&quot;,&quot;given&quot;:&quot;S.&quot;},{&quot;family&quot;:&quot;Orrego-Carmona&quot;,&quot;given&quot;:&quot;D.&quot;}],&quot;issued&quot;:{&quot;date-parts&quot;:[[&quot;2017&quot;]]}}}],&quot;schema&quot;:&quot;https://github.com/citation-style-language/schema/raw/master/csl-citation.json&quot;} RNDMJiK2BqEnZ"/><text:span text:style-name="T1">. </text:span><text:reference-mark-start text:name="ZOTERO_ITEM CSL_CITATION {&quot;citationID&quot;:&quot;HqHplcOf&quot;,&quot;properties&quot;:{&quot;formattedCitation&quot;:&quot;(Guerberof Arenas, 2013)&quot;,&quot;plainCitation&quot;:&quot;(Guerberof Arenas, 2013)&quot;,&quot;noteIndex&quot;:0},&quot;citationItems&quot;:[{&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schema&quot;:&quot;https://github.com/citation-style-language/schema/raw/master/csl-citation.json&quot;} RNDyf2GsT4aG8"/><text:span text:style-name="T1">Guerberof Arenas </text:span><text:span text:style-name="T9">(</text:span><text:span text:style-name="T1">2013)</text:span><text:reference-mark-end text:name="ZOTERO_ITEM CSL_CITATION {&quot;citationID&quot;:&quot;HqHplcOf&quot;,&quot;properties&quot;:{&quot;formattedCitation&quot;:&quot;(Guerberof Arenas, 2013)&quot;,&quot;plainCitation&quot;:&quot;(Guerberof Arenas, 2013)&quot;,&quot;noteIndex&quot;:0},&quot;citationItems&quot;:[{&quot;id&quot;:7460,&quot;uris&quot;:[&quot;http://zotero.org/groups/5711052/items/I6YRWC3Z&quot;],&quot;itemData&quot;:{&quot;id&quot;:7460,&quot;type&quot;:&quot;article-journal&quot;,&quot;container-title&quot;:&quot;The Journal of Specialised Translation&quot;,&quot;issue&quot;:&quot;19&quot;,&quot;page&quot;:&quot;75-95&quot;,&quot;title&quot;:&quot;What do professional translators thing about post-editing&quot;,&quot;author&quot;:[{&quot;family&quot;:&quot;Guerberof Arenas&quot;,&quot;given&quot;:&quot;Ana&quot;}],&quot;issued&quot;:{&quot;date-parts&quot;:[[&quot;2013&quot;]]}}}],&quot;schema&quot;:&quot;https://github.com/citation-style-language/schema/raw/master/csl-citation.json&quot;} RNDyf2GsT4aG8"/><text:span text:style-name="T1"> gibt zum Beispiel an, dass professionelle Post-Editoren grundsätzlich eher zufrieden mit ihrer Tätigkeit sind, aber die bezahlten Honorare als viel zu gering empfinden. Dies wird in dieser Studie sowohl auf das Post-Editing als auch auf die Verwendung von Translation Memories bezogen.  </text:span></text:p>
      <text:p text:style-name="P5"><text:span text:style-name="T1">Es werden aber auch ganz klare technische Aspekte genannt, die dazu führen, dass Übersetzer:</text:span><text:span text:style-name="T4">innen</text:span><text:span text:style-name="T1"> nicht zufrieden mit Übersetzungstechnologien sind. So berichten O‘Brien und Moorkens </text:span><text:reference-mark-start text:name="ZOTERO_ITEM CSL_CITATION {&quot;citationID&quot;:&quot;8onfFpFG&quot;,&quot;properties&quot;:{&quot;formattedCitation&quot;:&quot;(O\\uc0\\u8217{}Brien &amp; Moorkens, 2014)&quot;,&quot;plainCitation&quot;:&quot;(O’Brien &amp; Moorkens, 2014)&quot;,&quot;noteIndex&quot;:0},&quot;citationItems&quot;:[{&quot;id&quot;:7361,&quot;uris&quot;:[&quot;http://zotero.org/groups/5711052/items/RM636Z9X&quot;],&quot;itemData&quot;:{&quot;id&quot;:7361,&quot;type&quot;:&quot;chapter&quot;,&quot;container-title&quot;:&quot;Proceedings of the XXth FIT World Congress&quot;,&quot;event-place&quot;:&quot;Berlin&quot;,&quot;page&quot;:&quot;131-137&quot;,&quot;publisher&quot;:&quot;BDÜ Fachverlag&quot;,&quot;publisher-place&quot;:&quot;Berlin&quot;,&quot;title&quot;:&quot;Towards intelligent post-editing interfaces&quot;,&quot;author&quot;:[{&quot;family&quot;:&quot;O'Brien&quot;,&quot;given&quot;:&quot;Sharon&quot;},{&quot;family&quot;:&quot;Moorkens&quot;,&quot;given&quot;:&quot;J.&quot;}],&quot;editor&quot;:[{&quot;family&quot;:&quot;Baur&quot;,&quot;given&quot;:&quot;W.&quot;},{&quot;family&quot;:&quot;Eichner&quot;,&quot;given&quot;:&quot;B.&quot;},{&quot;family&quot;:&quot;Kalina&quot;,&quot;given&quot;:&quot;S.&quot;},{&quot;family&quot;:&quot;Kessler&quot;,&quot;given&quot;:&quot;N.&quot;},{&quot;family&quot;:&quot;Mayer&quot;,&quot;given&quot;:&quot;F.&quot;},{&quot;family&quot;:&quot;Orsted&quot;,&quot;given&quot;:&quot;J.&quot;}],&quot;issued&quot;:{&quot;date-parts&quot;:[[&quot;2014&quot;]]}}}],&quot;schema&quot;:&quot;https://github.com/citation-style-language/schema/raw/master/csl-citation.json&quot;} RNDoYrVKOG4Z8"/><text:span text:style-name="T2">(</text:span><text:span text:style-name="T3">2014)</text:span><text:reference-mark-end text:name="ZOTERO_ITEM CSL_CITATION {&quot;citationID&quot;:&quot;8onfFpFG&quot;,&quot;properties&quot;:{&quot;formattedCitation&quot;:&quot;(O\\uc0\\u8217{}Brien &amp; Moorkens, 2014)&quot;,&quot;plainCitation&quot;:&quot;(O’Brien &amp; Moorkens, 2014)&quot;,&quot;noteIndex&quot;:0},&quot;citationItems&quot;:[{&quot;id&quot;:7361,&quot;uris&quot;:[&quot;http://zotero.org/groups/5711052/items/RM636Z9X&quot;],&quot;itemData&quot;:{&quot;id&quot;:7361,&quot;type&quot;:&quot;chapter&quot;,&quot;container-title&quot;:&quot;Proceedings of the XXth FIT World Congress&quot;,&quot;event-place&quot;:&quot;Berlin&quot;,&quot;page&quot;:&quot;131-137&quot;,&quot;publisher&quot;:&quot;BDÜ Fachverlag&quot;,&quot;publisher-place&quot;:&quot;Berlin&quot;,&quot;title&quot;:&quot;Towards intelligent post-editing interfaces&quot;,&quot;author&quot;:[{&quot;family&quot;:&quot;O'Brien&quot;,&quot;given&quot;:&quot;Sharon&quot;},{&quot;family&quot;:&quot;Moorkens&quot;,&quot;given&quot;:&quot;J.&quot;}],&quot;editor&quot;:[{&quot;family&quot;:&quot;Baur&quot;,&quot;given&quot;:&quot;W.&quot;},{&quot;family&quot;:&quot;Eichner&quot;,&quot;given&quot;:&quot;B.&quot;},{&quot;family&quot;:&quot;Kalina&quot;,&quot;given&quot;:&quot;S.&quot;},{&quot;family&quot;:&quot;Kessler&quot;,&quot;given&quot;:&quot;N.&quot;},{&quot;family&quot;:&quot;Mayer&quot;,&quot;given&quot;:&quot;F.&quot;},{&quot;family&quot;:&quot;Orsted&quot;,&quot;given&quot;:&quot;J.&quot;}],&quot;issued&quot;:{&quot;date-parts&quot;:[[&quot;2014&quot;]]}}}],&quot;schema&quot;:&quot;https://github.com/citation-style-language/schema/raw/master/csl-citation.json&quot;} RNDoYrVKOG4Z8"/><text:span text:style-name="T1">, dass </text:span><text:span text:style-name="T4">von ihnen befragte</text:span><text:span text:style-name="T1"> Übersetzer:</text:span><text:span text:style-name="T4">innen</text:span><text:span text:style-name="T1"> sehr unzufrieden mit den von ihnen verwendeten TM-Tools waren. Dabei wünschten sie sich vor allem mehr Transparenz bezüglich der Herkunft der Daten. Diese Metadaten würden bei Bearbeitungsentscheidungen helfen. Ein weiterer Wunsch war eine dynamischere Anpassung des MÜ-Outputs anhand des Post-Editing-Inputs, um wiederholte Korre</text:span><text:span text:style-name="T4">k</text:span><text:span text:style-name="T1">turen des gleichen Fehlers zu vermeiden. </text:span></text:p>
      <text:p text:style-name="P5"><text:span text:style-name="T1">Geht man auf die Wünsche der Übersetze</text:span><text:span text:style-name="T4">r:innen</text:span><text:span text:style-name="T1"> ein kann dies zu einer deutlichen Steigerung der Zufriedenheit und auch der Produktivität führen. Briva-Iglesias et al. </text:span><text:reference-mark-start text:name="ZOTERO_ITEM CSL_CITATION {&quot;citationID&quot;:&quot;S9diAU00&quot;,&quot;properties&quot;:{&quot;formattedCitation&quot;:&quot;(Briva-Iglesias et al., 2023)&quot;,&quot;plainCitation&quot;:&quot;(Briva-Iglesias et al., 2023)&quot;,&quot;noteIndex&quot;:0},&quot;citationItems&quot;:[{&quot;id&quot;:7459,&quot;uris&quot;:[&quot;http://zotero.org/groups/5711052/items/8BRLA2RA&quot;],&quot;itemData&quot;:{&quot;id&quot;:7459,&quot;type&quot;:&quot;article-journal&quot;,&quot;abstract&quot;:&quot;Abstract\n            This paper presents a user study with 15 professional translators in the English-Spanish combination. We present the concept of Machine Translation User Experience (MTUX) and compare the effects of traditional post-editing (TPE) and interactive post-editing (IPE) on MTUX, translation quality and productivity. Results suggest that translators prefer IPE to TPE because they are in control of the interaction in this new form of translator-computer interaction and feel more empowered in their interaction with Machine Translation. Productivity results also suggest that IPE may be an interesting alternative to TPE, given the fact that translators worked faster in IPE even though they had no experience in this new machine translation post-editing modality, but were already used to TPE.&quot;,&quot;container-title&quot;:&quot;Translation, Cognition &amp; Behavior&quot;,&quot;DOI&quot;:&quot;10.1075/tcb.00077.bri&quot;,&quot;ISSN&quot;:&quot;2542-5277, 2542-5285&quot;,&quot;issue&quot;:&quot;1&quot;,&quot;journalAbbreviation&quot;:&quot;TCB&quot;,&quot;language&quot;:&quot;en&quot;,&quot;license&quot;:&quot;http://creativecommons.org/licenses/by/4.0/&quot;,&quot;page&quot;:&quot;60-86&quot;,&quot;source&quot;:&quot;DOI.org (Crossref)&quot;,&quot;title&quot;:&quot;The impact of traditional and interactive post-editing on Machine Translation User Experience, quality, and productivity&quot;,&quot;volume&quot;:&quot;6&quot;,&quot;author&quot;:[{&quot;family&quot;:&quot;Briva-Iglesias&quot;,&quot;given&quot;:&quot;Vicent&quot;},{&quot;family&quot;:&quot;O’Brien&quot;,&quot;given&quot;:&quot;Sharon&quot;},{&quot;family&quot;:&quot;Cowan&quot;,&quot;given&quot;:&quot;Benjamin R.&quot;}],&quot;issued&quot;:{&quot;date-parts&quot;:[[&quot;2023&quot;,7,27]]}}}],&quot;schema&quot;:&quot;https://github.com/citation-style-language/schema/raw/master/csl-citation.json&quot;} RNDG0hQUyNzXs"/><text:span text:style-name="T1">(2023)</text:span><text:reference-mark-end text:name="ZOTERO_ITEM CSL_CITATION {&quot;citationID&quot;:&quot;S9diAU00&quot;,&quot;properties&quot;:{&quot;formattedCitation&quot;:&quot;(Briva-Iglesias et al., 2023)&quot;,&quot;plainCitation&quot;:&quot;(Briva-Iglesias et al., 2023)&quot;,&quot;noteIndex&quot;:0},&quot;citationItems&quot;:[{&quot;id&quot;:7459,&quot;uris&quot;:[&quot;http://zotero.org/groups/5711052/items/8BRLA2RA&quot;],&quot;itemData&quot;:{&quot;id&quot;:7459,&quot;type&quot;:&quot;article-journal&quot;,&quot;abstract&quot;:&quot;Abstract\n            This paper presents a user study with 15 professional translators in the English-Spanish combination. We present the concept of Machine Translation User Experience (MTUX) and compare the effects of traditional post-editing (TPE) and interactive post-editing (IPE) on MTUX, translation quality and productivity. Results suggest that translators prefer IPE to TPE because they are in control of the interaction in this new form of translator-computer interaction and feel more empowered in their interaction with Machine Translation. Productivity results also suggest that IPE may be an interesting alternative to TPE, given the fact that translators worked faster in IPE even though they had no experience in this new machine translation post-editing modality, but were already used to TPE.&quot;,&quot;container-title&quot;:&quot;Translation, Cognition &amp; Behavior&quot;,&quot;DOI&quot;:&quot;10.1075/tcb.00077.bri&quot;,&quot;ISSN&quot;:&quot;2542-5277, 2542-5285&quot;,&quot;issue&quot;:&quot;1&quot;,&quot;journalAbbreviation&quot;:&quot;TCB&quot;,&quot;language&quot;:&quot;en&quot;,&quot;license&quot;:&quot;http://creativecommons.org/licenses/by/4.0/&quot;,&quot;page&quot;:&quot;60-86&quot;,&quot;source&quot;:&quot;DOI.org (Crossref)&quot;,&quot;title&quot;:&quot;The impact of traditional and interactive post-editing on Machine Translation User Experience, quality, and productivity&quot;,&quot;volume&quot;:&quot;6&quot;,&quot;author&quot;:[{&quot;family&quot;:&quot;Briva-Iglesias&quot;,&quot;given&quot;:&quot;Vicent&quot;},{&quot;family&quot;:&quot;O’Brien&quot;,&quot;given&quot;:&quot;Sharon&quot;},{&quot;family&quot;:&quot;Cowan&quot;,&quot;given&quot;:&quot;Benjamin R.&quot;}],&quot;issued&quot;:{&quot;date-parts&quot;:[[&quot;2023&quot;,7,27]]}}}],&quot;schema&quot;:&quot;https://github.com/citation-style-language/schema/raw/master/csl-citation.json&quot;} RNDG0hQUyNzXs"/><text:span text:style-name="T1"> untersuchten eine neuere Version des Post-Editings (Interactive Post-Editing), bei dem sich die vorgeschlagene Übersetzungslösung der Maschine in Bezug auf die Eingaben und Änderungen de</text:span><text:span text:style-name="T4">r</text:span><text:span text:style-name="T1"> Post-Editor:</text:span><text:span text:style-name="T4">innen</text:span><text:span text:style-name="T1"> kontinuierlich ändern. Dieses System wurde mit dem klassischen, statischen Post-Editing verglichen. Die an der Studie teilnehmenden Proband:</text:span><text:span text:style-name="T4">innen</text:span><text:span text:style-name="T1"> bevorzugten das interaktive System und waren, gemessen an ihren Tastatureingaben, auch produktiver. </text:span></text:p>
      <text:p text:style-name="P5"><text:span text:style-name="T1">Lösungen für eine verbesserte Akzeptabilität von Translationstechnologien könnten daher 1. Eine bessere Schulung über die technischen Grundlagen, 2. Eine bessere Bezahlung und 3. eine verbesserte Kommunikation zwischen Übersetzer:</text:span><text:span text:style-name="T4">innen</text:span><text:span text:style-name="T1"> und Produktentwickler:</text:span><text:span text:style-name="T4">innen</text:span><text:span text:style-name="T1"> sein, um somit  den Übersetzenden ins Zentrum des Übersetzungsprozesses zu bringen (vgl. </text:span><text:reference-mark-start text:name="ZOTERO_ITEM CSL_CITATION {&quot;citationID&quot;:&quot;ahYorThc&quot;,&quot;properties&quot;:{&quot;formattedCitation&quot;:&quot;(O\\uc0\\u8217{}Brien, 2024)&quot;,&quot;plainCitation&quot;:&quot;(O’Brien, 2024)&quot;,&quot;noteIndex&quot;:0},&quot;citationItems&quot;:[{&quot;id&quot;:7462,&quot;uris&quot;:[&quot;http://zotero.org/groups/5711052/items/AUGAMZ9G&quot;],&quot;itemData&quot;:{&quot;id&quot;:7462,&quot;type&quot;:&quot;article-journal&quot;,&quot;container-title&quot;:&quot;Perspectives&quot;,&quot;DOI&quot;:&quot;10.1080/0907676X.2023.2247423&quot;,&quot;ISSN&quot;:&quot;0907-676X, 1747-6623&quot;,&quot;issue&quot;:&quot;3&quot;,&quot;journalAbbreviation&quot;:&quot;Perspectives&quot;,&quot;language&quot;:&quot;en&quot;,&quot;page&quot;:&quot;391-406&quot;,&quot;source&quot;:&quot;DOI.org (Crossref)&quot;,&quot;title&quot;:&quot;Human-Centered augmented translation: against antagonistic dualisms&quot;,&quot;title-short&quot;:&quot;Human-Centered augmented translation&quot;,&quot;volume&quot;:&quot;32&quot;,&quot;author&quot;:[{&quot;family&quot;:&quot;O’Brien&quot;,&quot;given&quot;:&quot;Sharon&quot;}],&quot;issued&quot;:{&quot;date-parts&quot;:[[&quot;2024&quot;,5,3]]}}}],&quot;schema&quot;:&quot;https://github.com/citation-style-language/schema/raw/master/csl-citation.json&quot;} RNDteg8OB6rJb"/><text:span text:style-name="T2">O</text:span><text:span text:style-name="T3">’Brien, </text:span><text:soft-page-break/><text:span text:style-name="T3">2024)</text:span><text:reference-mark-end text:name="ZOTERO_ITEM CSL_CITATION {&quot;citationID&quot;:&quot;ahYorThc&quot;,&quot;properties&quot;:{&quot;formattedCitation&quot;:&quot;(O\\uc0\\u8217{}Brien, 2024)&quot;,&quot;plainCitation&quot;:&quot;(O’Brien, 2024)&quot;,&quot;noteIndex&quot;:0},&quot;citationItems&quot;:[{&quot;id&quot;:7462,&quot;uris&quot;:[&quot;http://zotero.org/groups/5711052/items/AUGAMZ9G&quot;],&quot;itemData&quot;:{&quot;id&quot;:7462,&quot;type&quot;:&quot;article-journal&quot;,&quot;container-title&quot;:&quot;Perspectives&quot;,&quot;DOI&quot;:&quot;10.1080/0907676X.2023.2247423&quot;,&quot;ISSN&quot;:&quot;0907-676X, 1747-6623&quot;,&quot;issue&quot;:&quot;3&quot;,&quot;journalAbbreviation&quot;:&quot;Perspectives&quot;,&quot;language&quot;:&quot;en&quot;,&quot;page&quot;:&quot;391-406&quot;,&quot;source&quot;:&quot;DOI.org (Crossref)&quot;,&quot;title&quot;:&quot;Human-Centered augmented translation: against antagonistic dualisms&quot;,&quot;title-short&quot;:&quot;Human-Centered augmented translation&quot;,&quot;volume&quot;:&quot;32&quot;,&quot;author&quot;:[{&quot;family&quot;:&quot;O’Brien&quot;,&quot;given&quot;:&quot;Sharon&quot;}],&quot;issued&quot;:{&quot;date-parts&quot;:[[&quot;2024&quot;,5,3]]}}}],&quot;schema&quot;:&quot;https://github.com/citation-style-language/schema/raw/master/csl-citation.json&quot;} RNDteg8OB6rJb"/><text:span text:style-name="T1">. Dies könnte nicht nur die Wahrnehmung der Technologien in Einklang mit den verbesserten kognitiven Prozessen bringen, sondern die kognitiven Prozesse eventuell sogar weiter verbessern.</text:span></text:p>
      <text:p text:style-name="P7"> </text:p>
      <text:p text:style-name="P8">Dolmetschende</text:p>
      <text:p text:style-name="P5"><text:span text:style-name="T1">Ersten Studien zur </text:span><text:span text:style-name="T4">C</text:span><text:span text:style-name="T1">omputer-gestützten Vorbereitung von Dolmetschaufträgen, die ausschlie</text:span><text:span text:style-name="T10">ß</text:span><text:span text:style-name="T1">lich mit Studierenden durchgeführt wurden, zufolge kann eine solche Unterstützung die terminologische Genauigkeit in den Verdolmetschungen verbessern </text:span><text:reference-mark-start text:name="ZOTERO_ITEM CSL_CITATION {&quot;citationID&quot;:&quot;i8YLwimA&quot;,&quot;properties&quot;:{&quot;formattedCitation&quot;:&quot;(P\\uc0\\u233{}rez P\\uc0\\u233{}rez, 2018; Xu, 2018)&quot;,&quot;plainCitation&quot;:&quot;(Pérez Pérez, 2018; Xu, 2018)&quot;,&quot;noteIndex&quot;:0},&quot;citationItems&quot;:[{&quot;id&quot;:7448,&quot;uris&quot;:[&quot;http://zotero.org/groups/5711052/items/VWCZNTH7&quot;],&quot;itemData&quot;:{&quot;id&quot;:7448,&quot;type&quot;:&quot;article-journal&quot;,&quot;abstract&quot;:&quot;This paper is about a series of experiments conducted at the University of Malaga as part of a PhD thesis with students from the fourth and final year of the Degree in Translation and Interpreting. The experiments were done in order to analyse whether the use of a corpus management programme in the preparation of the vocabulary for an interpreting assignment had an impact on their interpreting outputs. Our hypothesis was that the use of the programme would have a positive impact on interpreting assignments. To carry out a case study, for some experiments the students prepared the vocabulary in advance without the use of the programme, and for other experiments the vocabulary was prepared using the programme. The results from the different groups of students were compared to see which of the groups performed better, the students who prepared the vocabulary with the use of the corpus management programme, or those who did not use the programme.&quot;,&quot;container-title&quot;:&quot;The International Journal of Translation and Interpreting Research&quot;,&quot;DOI&quot;:&quot;10.12807/ti.110201.2018.a08&quot;,&quot;ISSN&quot;:&quot;18369324&quot;,&quot;issue&quot;:&quot;1&quot;,&quot;journalAbbreviation&quot;:&quot;Trans-Int&quot;,&quot;language&quot;:&quot;en&quot;,&quot;source&quot;:&quot;DOI.org (Crossref)&quot;,&quot;title&quot;:&quot;The use of a corpus management tool for the preparation of interpreting assignments: a case study&quot;,&quot;title-short&quot;:&quot;The use of a corpus management tool for the preparation of interpreting assignments&quot;,&quot;URL&quot;:&quot;http://www.trans-int.org/index.php/transint/article/view/563&quot;,&quot;volume&quot;:&quot;10&quot;,&quot;author&quot;:[{&quot;family&quot;:&quot;Pérez Pérez&quot;,&quot;given&quot;:&quot;Pablo Salvador&quot;}],&quot;accessed&quot;:{&quot;date-parts&quot;:[[&quot;2024&quot;,10,16]]},&quot;issued&quot;:{&quot;date-parts&quot;:[[&quot;2018&quot;,2,28]]}}},{&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rcJgXFruLT"/><text:span text:style-name="T2">(P</text:span><text:span text:style-name="T3">érez Pérez, 2018; Xu, 2018)</text:span><text:reference-mark-end text:name="ZOTERO_ITEM CSL_CITATION {&quot;citationID&quot;:&quot;i8YLwimA&quot;,&quot;properties&quot;:{&quot;formattedCitation&quot;:&quot;(P\\uc0\\u233{}rez P\\uc0\\u233{}rez, 2018; Xu, 2018)&quot;,&quot;plainCitation&quot;:&quot;(Pérez Pérez, 2018; Xu, 2018)&quot;,&quot;noteIndex&quot;:0},&quot;citationItems&quot;:[{&quot;id&quot;:7448,&quot;uris&quot;:[&quot;http://zotero.org/groups/5711052/items/VWCZNTH7&quot;],&quot;itemData&quot;:{&quot;id&quot;:7448,&quot;type&quot;:&quot;article-journal&quot;,&quot;abstract&quot;:&quot;This paper is about a series of experiments conducted at the University of Malaga as part of a PhD thesis with students from the fourth and final year of the Degree in Translation and Interpreting. The experiments were done in order to analyse whether the use of a corpus management programme in the preparation of the vocabulary for an interpreting assignment had an impact on their interpreting outputs. Our hypothesis was that the use of the programme would have a positive impact on interpreting assignments. To carry out a case study, for some experiments the students prepared the vocabulary in advance without the use of the programme, and for other experiments the vocabulary was prepared using the programme. The results from the different groups of students were compared to see which of the groups performed better, the students who prepared the vocabulary with the use of the corpus management programme, or those who did not use the programme.&quot;,&quot;container-title&quot;:&quot;The International Journal of Translation and Interpreting Research&quot;,&quot;DOI&quot;:&quot;10.12807/ti.110201.2018.a08&quot;,&quot;ISSN&quot;:&quot;18369324&quot;,&quot;issue&quot;:&quot;1&quot;,&quot;journalAbbreviation&quot;:&quot;Trans-Int&quot;,&quot;language&quot;:&quot;en&quot;,&quot;source&quot;:&quot;DOI.org (Crossref)&quot;,&quot;title&quot;:&quot;The use of a corpus management tool for the preparation of interpreting assignments: a case study&quot;,&quot;title-short&quot;:&quot;The use of a corpus management tool for the preparation of interpreting assignments&quot;,&quot;URL&quot;:&quot;http://www.trans-int.org/index.php/transint/article/view/563&quot;,&quot;volume&quot;:&quot;10&quot;,&quot;author&quot;:[{&quot;family&quot;:&quot;Pérez Pérez&quot;,&quot;given&quot;:&quot;Pablo Salvador&quot;}],&quot;accessed&quot;:{&quot;date-parts&quot;:[[&quot;2024&quot;,10,16]]},&quot;issued&quot;:{&quot;date-parts&quot;:[[&quot;2018&quot;,2,28]]}}},{&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rcJgXFruLT"/><text:span text:style-name="T1">. Die Wahrnehmung solcher Anwendungen ist gemischt: Einerseits wird die automatische Erstellung als Zeitersparnis, andererseits durch das nachfolgende Prüfen und Editieren als zeitaufwändig empfunden </text:span><text:reference-mark-start text:name="ZOTERO_ITEM CSL_CITATION {&quot;citationID&quot;:&quot;s8AcBclA&quot;,&quot;properties&quot;:{&quot;formattedCitation&quot;:&quot;(Xu, 2018)&quot;,&quot;plainCitation&quot;:&quot;(Xu, 2018)&quot;,&quot;noteIndex&quot;:0},&quot;citationItems&quot;:[{&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EQhxxQGnp9"/><text:span text:style-name="T1">(Xu, 2018)</text:span><text:reference-mark-end text:name="ZOTERO_ITEM CSL_CITATION {&quot;citationID&quot;:&quot;s8AcBclA&quot;,&quot;properties&quot;:{&quot;formattedCitation&quot;:&quot;(Xu, 2018)&quot;,&quot;plainCitation&quot;:&quot;(Xu, 2018)&quot;,&quot;noteIndex&quot;:0},&quot;citationItems&quot;:[{&quot;id&quot;:7451,&quot;uris&quot;:[&quot;http://zotero.org/groups/5711052/items/A2HI3K8X&quot;],&quot;itemData&quot;:{&quot;id&quot;:7451,&quot;type&quot;:&quot;article-journal&quot;,&quot;abstract&quot;:&quot;This experimental study examines whether use of a corpus-based terminological preparation procedure, managed by a term extraction tool (Syllabs Tools) and a concordance tool (on the Sketch Engine platform), enables trainee interpreters (Chinese A, English B) to achieve greater accuracy in a simultaneous interpreting (SI) task on a specialised topic. Twenty-two interpreting students on a one-year MA course in the UK were divided into a test group (10 students) and a control group (12 students). Nine days before the experiment, which involved SI from the A into the B language as well as vice versa, both groups were given preparatory documentation in both languages. In addition, the test group received term lists automatically generated by the extraction tool and used the Sketch Engine concordance tool. The control group extracted terms manually and did not have the concordance tool. Terminological accuracy in SI was found to be significantly higher, with fewer omissions, even when terms occurred in rapid succession, in the test group. All students afterwards participated in focus group discussions, providing feedback on the effectiveness of their preparation and an estimate of the time they had dedicated to it. In addition, their recall of terms was tested two months later by completion of a 15-item quiz and was found to be significantly better in the test group.&quot;,&quot;container-title&quot;:&quot;Interpreting. International Journal of Research and Practice in Interpreting&quot;,&quot;DOI&quot;:&quot;10.1075/intp.00002.xu&quot;,&quot;ISSN&quot;:&quot;1384-6647, 1569-982X&quot;,&quot;issue&quot;:&quot;1&quot;,&quot;journalAbbreviation&quot;:&quot;INTP&quot;,&quot;language&quot;:&quot;en&quot;,&quot;page&quot;:&quot;33-62&quot;,&quot;source&quot;:&quot;DOI.org (Crossref)&quot;,&quot;title&quot;:&quot;Corpus-based terminological preparation for simultaneous interpreting&quot;,&quot;volume&quot;:&quot;20&quot;,&quot;author&quot;:[{&quot;family&quot;:&quot;Xu&quot;,&quot;given&quot;:&quot;Ran&quot;}],&quot;issued&quot;:{&quot;date-parts&quot;:[[&quot;2018&quot;,4,26]]}}}],&quot;schema&quot;:&quot;https://github.com/citation-style-language/schema/raw/master/csl-citation.json&quot;} RNDEQhxxQGnp9"/><text:span text:style-name="T1">. Tatsächlich stufen Studierende, die mit einem automatisch erstellten Glossar gearbeitet haben, die Möglichkeit, eigene Einträge anzulegen, als wichtiger ein als Studierende, die keine Erfahrung mit automatisch erstellten Glossaren haben</text:span></text:p>
      <text:p text:style-name="P5"><text:span text:style-name="T1">Ob eine automatische Termextraktion die Vorbereitung vollständig ersetzen kann, ist fraglich, denn die Glossarerstellung ist nicht mit der Wissensorganisation gleichzusetzen. Die Wissensorganisation erlaubt es, neue Konzepte zu erlernen und Inhalte zu kategorisieren. Dieser Prozess ist wesentlich, um den Sinn einer Äusserung vollständig zu erfassen und leistet somit letzten Endes einen bedeutenden Beitrag zum Gelingen der Kommunikation </text:span><text:reference-mark-start text:name="ZOTERO_ITEM CSL_CITATION {&quot;citationID&quot;:&quot;RFzmuekp&quot;,&quot;properties&quot;:{&quot;formattedCitation&quot;:&quot;(R\\uc0\\u252{}tten, 2013)&quot;,&quot;plainCitation&quot;:&quot;(Rütten, 2013)&quot;,&quot;noteIndex&quot;:0},&quot;citationItems&quot;:[{&quot;id&quot;:7456,&quot;uris&quot;:[&quot;http://zotero.org/groups/5711052/items/UNU2NHZW&quot;],&quot;itemData&quot;:{&quot;id&quot;:7456,&quot;type&quot;:&quot;chapter&quot;,&quot;container-title&quot;:&quot;Translationswissenschaftliches Kolloquium II&quot;,&quot;ISBN&quot;:&quot;978-3-653-02501-9&quot;,&quot;note&quot;:&quot;DOI: 10.3726/978-3-653-02501-9&quot;,&quot;publisher&quot;:&quot;Peter Lang D&quot;,&quot;source&quot;:&quot;DOI.org (Crossref)&quot;,&quot;title&quot;:&quot;Pragmatik in der Informations- und Wissensarbeit von Konferenzdolmetschern&quot;,&quot;URL&quot;:&quot;https://www.peterlang.com/view/title/15093&quot;,&quot;editor&quot;:[{&quot;family&quot;:&quot;Ahrens&quot;,&quot;given&quot;:&quot;Barbara&quot;},{&quot;family&quot;:&quot;Hansen-Schirra&quot;,&quot;given&quot;:&quot;Silvia&quot;},{&quot;family&quot;:&quot;Krein-Kühle&quot;,&quot;given&quot;:&quot;Monika&quot;},{&quot;family&quot;:&quot;Schreiber&quot;,&quot;given&quot;:&quot;Michael&quot;}],&quot;author&quot;:[{&quot;family&quot;:&quot;Rütten&quot;,&quot;given&quot;:&quot;&quot;}],&quot;accessed&quot;:{&quot;date-parts&quot;:[[&quot;2024&quot;,10,16]]},&quot;issued&quot;:{&quot;date-parts&quot;:[[&quot;2013&quot;,1,1]]}}}],&quot;schema&quot;:&quot;https://github.com/citation-style-language/schema/raw/master/csl-citation.json&quot;} RNDoONTcm8yzz"/><text:span text:style-name="T2">(R</text:span><text:span text:style-name="T3">ütten, 2013)</text:span><text:reference-mark-end text:name="ZOTERO_ITEM CSL_CITATION {&quot;citationID&quot;:&quot;RFzmuekp&quot;,&quot;properties&quot;:{&quot;formattedCitation&quot;:&quot;(R\\uc0\\u252{}tten, 2013)&quot;,&quot;plainCitation&quot;:&quot;(Rütten, 2013)&quot;,&quot;noteIndex&quot;:0},&quot;citationItems&quot;:[{&quot;id&quot;:7456,&quot;uris&quot;:[&quot;http://zotero.org/groups/5711052/items/UNU2NHZW&quot;],&quot;itemData&quot;:{&quot;id&quot;:7456,&quot;type&quot;:&quot;chapter&quot;,&quot;container-title&quot;:&quot;Translationswissenschaftliches Kolloquium II&quot;,&quot;ISBN&quot;:&quot;978-3-653-02501-9&quot;,&quot;note&quot;:&quot;DOI: 10.3726/978-3-653-02501-9&quot;,&quot;publisher&quot;:&quot;Peter Lang D&quot;,&quot;source&quot;:&quot;DOI.org (Crossref)&quot;,&quot;title&quot;:&quot;Pragmatik in der Informations- und Wissensarbeit von Konferenzdolmetschern&quot;,&quot;URL&quot;:&quot;https://www.peterlang.com/view/title/15093&quot;,&quot;editor&quot;:[{&quot;family&quot;:&quot;Ahrens&quot;,&quot;given&quot;:&quot;Barbara&quot;},{&quot;family&quot;:&quot;Hansen-Schirra&quot;,&quot;given&quot;:&quot;Silvia&quot;},{&quot;family&quot;:&quot;Krein-Kühle&quot;,&quot;given&quot;:&quot;Monika&quot;},{&quot;family&quot;:&quot;Schreiber&quot;,&quot;given&quot;:&quot;Michael&quot;}],&quot;author&quot;:[{&quot;family&quot;:&quot;Rütten&quot;,&quot;given&quot;:&quot;&quot;}],&quot;accessed&quot;:{&quot;date-parts&quot;:[[&quot;2024&quot;,10,16]]},&quot;issued&quot;:{&quot;date-parts&quot;:[[&quot;2013&quot;,1,1]]}}}],&quot;schema&quot;:&quot;https://github.com/citation-style-language/schema/raw/master/csl-citation.json&quot;} RNDoONTcm8yzz"/><text:span text:style-name="T1">. Allerdings gibt es Hinweise, die vermuten lassen, dass Dolmetschende nicht nur den Prozess der Wissensorganisation nutzen, um ein ein Glossar zu erstellen, sondern auch umgekehrt: </text:span><text:span text:style-name="T10">D</text:span><text:span text:style-name="T1">er Prozess der Glossarerstellung scheint auch dazu zu dienen, Wissen zu strukturieren und abrufbar zu machen </text:span><text:reference-mark-start text:name="ZOTERO_ITEM CSL_CITATION {&quot;citationID&quot;:&quot;Z2i7i2sN&quot;,&quot;properties&quot;:{&quot;formattedCitation&quot;:&quot;(Chang et al., 2018)&quot;,&quot;plainCitation&quot;:&quot;(Chang et al., 2018)&quot;,&quot;noteIndex&quot;:0},&quot;citationItems&quot;:[{&quot;id&quot;:7497,&quot;uris&quot;:[&quot;http://zotero.org/groups/5711052/items/M5H6UE23&quot;],&quot;itemData&quot;:{&quot;id&quot;:7497,&quot;type&quot;:&quot;article-journal&quot;,&quot;abstract&quot;:&quot;Abstract\n            This paper describes knowledge acquisition of professional conference interpreters in Taiwan when dealing with unfamiliar topics:\n                    the focus is on how the required knowledge is developed before, during and after a conference. We interviewed 10 Chinese-English\n                    interpreters, to find out about their preparation for such conferences and their approach to developing domain-specific knowledge.\n                    We first collected each interpreter’s five latest conference programs and used these to analyze the knowledge domains covered. We\n                    then based each interview on one conference agenda, considered representative by the interpreter, to examine the knowledge\n                    acquisition process from pre- to post-conference. The results show strategic preparation of unfamiliar topics: to facilitate\n                    comprehension and reformulation, interpreters make good use of conference documents and compile glossaries in which they organize\n                    the concepts and terminology specific to the conference. As they assimilate the language usage of the presenters and other\n                    participants during the conference, they use their analytical skills to manage any difficulties. Keeping in mind the aims of the\n                    event (e.g., commercial, scientific), as well as the profiles of the speakers and target audience, helps to optimize availability\n                    of relevant knowledge at short notice and continue updating it during the assignment.&quot;,&quot;container-title&quot;:&quot;Interpreting. International Journal of Research and Practice in Interpreting&quot;,&quot;DOI&quot;:&quot;10.1075/intp.00010.cha&quot;,&quot;ISSN&quot;:&quot;1384-6647, 1569-982X&quot;,&quot;issue&quot;:&quot;2&quot;,&quot;journalAbbreviation&quot;:&quot;INTP&quot;,&quot;language&quot;:&quot;en&quot;,&quot;page&quot;:&quot;204-231&quot;,&quot;source&quot;:&quot;DOI.org (Crossref)&quot;,&quot;title&quot;:&quot;Conference interpreting and knowledge acquisition: How professional interpreters tackle unfamiliar topics&quot;,&quot;title-short&quot;:&quot;Conference interpreting and knowledge acquisition&quot;,&quot;volume&quot;:&quot;20&quot;,&quot;author&quot;:[{&quot;family&quot;:&quot;Chang&quot;,&quot;given&quot;:&quot;Chia-chien&quot;},{&quot;family&quot;:&quot;Wu&quot;,&quot;given&quot;:&quot;Michelle Min-chia&quot;},{&quot;family&quot;:&quot;Kuo&quot;,&quot;given&quot;:&quot;Tien-chun Gina&quot;}],&quot;issued&quot;:{&quot;date-parts&quot;:[[&quot;2018&quot;,9,24]]}}}],&quot;schema&quot;:&quot;https://github.com/citation-style-language/schema/raw/master/csl-citation.json&quot;} RNDKORT0W1oOv"/><text:span text:style-name="T1">(Chang et al., 2018)</text:span><text:reference-mark-end text:name="ZOTERO_ITEM CSL_CITATION {&quot;citationID&quot;:&quot;Z2i7i2sN&quot;,&quot;properties&quot;:{&quot;formattedCitation&quot;:&quot;(Chang et al., 2018)&quot;,&quot;plainCitation&quot;:&quot;(Chang et al., 2018)&quot;,&quot;noteIndex&quot;:0},&quot;citationItems&quot;:[{&quot;id&quot;:7497,&quot;uris&quot;:[&quot;http://zotero.org/groups/5711052/items/M5H6UE23&quot;],&quot;itemData&quot;:{&quot;id&quot;:7497,&quot;type&quot;:&quot;article-journal&quot;,&quot;abstract&quot;:&quot;Abstract\n            This paper describes knowledge acquisition of professional conference interpreters in Taiwan when dealing with unfamiliar topics:\n                    the focus is on how the required knowledge is developed before, during and after a conference. We interviewed 10 Chinese-English\n                    interpreters, to find out about their preparation for such conferences and their approach to developing domain-specific knowledge.\n                    We first collected each interpreter’s five latest conference programs and used these to analyze the knowledge domains covered. We\n                    then based each interview on one conference agenda, considered representative by the interpreter, to examine the knowledge\n                    acquisition process from pre- to post-conference. The results show strategic preparation of unfamiliar topics: to facilitate\n                    comprehension and reformulation, interpreters make good use of conference documents and compile glossaries in which they organize\n                    the concepts and terminology specific to the conference. As they assimilate the language usage of the presenters and other\n                    participants during the conference, they use their analytical skills to manage any difficulties. Keeping in mind the aims of the\n                    event (e.g., commercial, scientific), as well as the profiles of the speakers and target audience, helps to optimize availability\n                    of relevant knowledge at short notice and continue updating it during the assignment.&quot;,&quot;container-title&quot;:&quot;Interpreting. International Journal of Research and Practice in Interpreting&quot;,&quot;DOI&quot;:&quot;10.1075/intp.00010.cha&quot;,&quot;ISSN&quot;:&quot;1384-6647, 1569-982X&quot;,&quot;issue&quot;:&quot;2&quot;,&quot;journalAbbreviation&quot;:&quot;INTP&quot;,&quot;language&quot;:&quot;en&quot;,&quot;page&quot;:&quot;204-231&quot;,&quot;source&quot;:&quot;DOI.org (Crossref)&quot;,&quot;title&quot;:&quot;Conference interpreting and knowledge acquisition: How professional interpreters tackle unfamiliar topics&quot;,&quot;title-short&quot;:&quot;Conference interpreting and knowledge acquisition&quot;,&quot;volume&quot;:&quot;20&quot;,&quot;author&quot;:[{&quot;family&quot;:&quot;Chang&quot;,&quot;given&quot;:&quot;Chia-chien&quot;},{&quot;family&quot;:&quot;Wu&quot;,&quot;given&quot;:&quot;Michelle Min-chia&quot;},{&quot;family&quot;:&quot;Kuo&quot;,&quot;given&quot;:&quot;Tien-chun Gina&quot;}],&quot;issued&quot;:{&quot;date-parts&quot;:[[&quot;2018&quot;,9,24]]}}}],&quot;schema&quot;:&quot;https://github.com/citation-style-language/schema/raw/master/csl-citation.json&quot;} RNDKORT0W1oOv"/><text:span text:style-name="T1">.</text:span></text:p>
      <text:p text:style-name="P5"><text:span text:style-name="T1">Auch in Bezug auf die Wahrnehmung des computer-gestützten Dolmetschens gibt es bislang wenige Untersuchungen. Die existierenden Studien beschäftigen sich hauptsächlich mit der subjektiv wahrgenommenen Beeinflussung des Dolmetschprozesses. Sie zeigen sehr gemischte Ergebnisse. Einige Studien zeigen, dass automatische Einblendungen durchaus als Entlastung wahrgenommen werden </text:span><text:reference-mark-start text:name="ZOTERO_ITEM CSL_CITATION {&quot;citationID&quot;:&quot;yu54dxgD&quot;,&quot;properties&quot;:{&quot;formattedCitation&quot;:&quot;(Frittella, 2023; Pisani &amp; Fantinuoli, 2021)&quot;,&quot;plainCitation&quot;:&quot;(Frittella, 2023; Pisani &amp; Fantinuoli, 2021)&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id&quot;:7373,&quot;uris&quot;:[&quot;http://zotero.org/groups/5711052/items/4L3CQQVY&quot;],&quot;itemData&quot;:{&quot;id&quot;:7373,&quot;type&quot;:&quot;chapter&quot;,&quot;container-title&quot;:&quot;Empirical Studies of Translation and Interpreting: The Post-Structuralist Approach&quot;,&quot;edition&quot;:&quot;1&quot;,&quot;ISBN&quot;:&quot;978-1-00-301740-0&quot;,&quot;language&quot;:&quot;en&quot;,&quot;note&quot;:&quot;DOI: 10.4324/9781003017400&quot;,&quot;publisher&quot;:&quot;Routledge&quot;,&quot;source&quot;:&quot;DOI.org (Crossref)&quot;,&quot;title&quot;:&quot;Measuring the Impact of Automatic Speech Regnition on Number Rendition in Simultaneous interpreting&quot;,&quot;URL&quot;:&quot;https://www.taylorfrancis.com/books/9781000389814&quot;,&quot;author&quot;:[{&quot;family&quot;:&quot;Pisani&quot;,&quot;given&quot;:&quot;Elisabetta&quot;},{&quot;family&quot;:&quot;Fantinuoli&quot;,&quot;given&quot;:&quot;Claudio&quot;}],&quot;editor&quot;:[{&quot;family&quot;:&quot;Wang&quot;,&quot;given&quot;:&quot;Caiwen&quot;},{&quot;family&quot;:&quot;Zheng&quot;,&quot;given&quot;:&quot;Binghan&quot;}],&quot;accessed&quot;:{&quot;date-parts&quot;:[[&quot;2023&quot;,8,2]]},&quot;issued&quot;:{&quot;date-parts&quot;:[[&quot;2021&quot;,4,28]]}}}],&quot;schema&quot;:&quot;https://github.com/citation-style-language/schema/raw/master/csl-citation.json&quot;} RNDcj1bh4rEI3"/><text:span text:style-name="T1">(Frittella, 2023; Pisani &amp; Fantinuoli, 2021)</text:span><text:reference-mark-end text:name="ZOTERO_ITEM CSL_CITATION {&quot;citationID&quot;:&quot;yu54dxgD&quot;,&quot;properties&quot;:{&quot;formattedCitation&quot;:&quot;(Frittella, 2023; Pisani &amp; Fantinuoli, 2021)&quot;,&quot;plainCitation&quot;:&quot;(Frittella, 2023; Pisani &amp; Fantinuoli, 2021)&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id&quot;:7373,&quot;uris&quot;:[&quot;http://zotero.org/groups/5711052/items/4L3CQQVY&quot;],&quot;itemData&quot;:{&quot;id&quot;:7373,&quot;type&quot;:&quot;chapter&quot;,&quot;container-title&quot;:&quot;Empirical Studies of Translation and Interpreting: The Post-Structuralist Approach&quot;,&quot;edition&quot;:&quot;1&quot;,&quot;ISBN&quot;:&quot;978-1-00-301740-0&quot;,&quot;language&quot;:&quot;en&quot;,&quot;note&quot;:&quot;DOI: 10.4324/9781003017400&quot;,&quot;publisher&quot;:&quot;Routledge&quot;,&quot;source&quot;:&quot;DOI.org (Crossref)&quot;,&quot;title&quot;:&quot;Measuring the Impact of Automatic Speech Regnition on Number Rendition in Simultaneous interpreting&quot;,&quot;URL&quot;:&quot;https://www.taylorfrancis.com/books/9781000389814&quot;,&quot;author&quot;:[{&quot;family&quot;:&quot;Pisani&quot;,&quot;given&quot;:&quot;Elisabetta&quot;},{&quot;family&quot;:&quot;Fantinuoli&quot;,&quot;given&quot;:&quot;Claudio&quot;}],&quot;editor&quot;:[{&quot;family&quot;:&quot;Wang&quot;,&quot;given&quot;:&quot;Caiwen&quot;},{&quot;family&quot;:&quot;Zheng&quot;,&quot;given&quot;:&quot;Binghan&quot;}],&quot;accessed&quot;:{&quot;date-parts&quot;:[[&quot;2023&quot;,8,2]]},&quot;issued&quot;:{&quot;date-parts&quot;:[[&quot;2021&quot;,4,28]]}}}],&quot;schema&quot;:&quot;https://github.com/citation-style-language/schema/raw/master/csl-citation.json&quot;} RNDcj1bh4rEI3"/><text:span text:style-name="T1"> und zu einem höheren Sicherheitsgefühl führen </text:span><text:reference-mark-start text:name="ZOTERO_ITEM CSL_CITATION {&quot;citationID&quot;:&quot;IqfejEVM&quot;,&quot;properties&quot;:{&quot;formattedCitation&quot;:&quot;(Defrancq &amp; Fantinuoli, 2021; Frittella, 2023)&quot;,&quot;plainCitation&quot;:&quot;(Defrancq &amp; Fantinuoli, 2021; Frittella, 2023)&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NJFZW2AriW"/><text:span text:style-name="T1">(Defrancq &amp; Fantinuoli, 2021; Frittella, 2023)</text:span><text:reference-mark-end text:name="ZOTERO_ITEM CSL_CITATION {&quot;citationID&quot;:&quot;IqfejEVM&quot;,&quot;properties&quot;:{&quot;formattedCitation&quot;:&quot;(Defrancq &amp; Fantinuoli, 2021; Frittella, 2023)&quot;,&quot;plainCitation&quot;:&quot;(Defrancq &amp; Fantinuoli, 2021; Frittella, 2023)&quot;,&quot;noteIndex&quot;:0},&quot;citationItems&quot;:[{&quot;id&quot;:7382,&quot;uris&quot;:[&quot;http://zotero.org/groups/5711052/items/FHYNPZEJ&quot;],&quot;itemData&quot;:{&quot;id&quot;:7382,&quot;type&quot;:&quot;article-journal&quot;,&quot;abstract&quot;:&quot;Abstract\n            Automatic Speech Recognition (ASR) has been proposed as a means to enhance state-of-the-art computer-assisted interpreting\n          (CAI) tools and to allow machine-learning techniques to enter the workflow of professional interpreters. In this article, we test the\n          usefulness of real-time transcription with number highlighting of a source speech for simultaneous interpreting using InterpretBank ASR. The\n          system’s precision is high (96%) and its latency low enough to fit interpreters’ ear–voice span (EVS). We evaluate the potential benefits\n          among first-time users of this technology by applying an error matrix and by investigating the users’ subjective perceptions through a\n          questionnaire. The results show that the ASR provision improves overall performance for almost all number types. Interaction with the ASR\n          support is varied and participants consult it for just over half of the stimuli. The study also provides some evidence of the psychological\n          benefits of ASR availability and of overreliance on ASR support.&quot;,&quot;container-title&quot;:&quot;Target. International Journal of Translation Studies&quot;,&quot;DOI&quot;:&quot;10.1075/target.19166.def&quot;,&quot;ISSN&quot;:&quot;0924-1884, 1569-9986&quot;,&quot;issue&quot;:&quot;1&quot;,&quot;journalAbbreviation&quot;:&quot;Target&quot;,&quot;language&quot;:&quot;en&quot;,&quot;page&quot;:&quot;73-102&quot;,&quot;source&quot;:&quot;DOI.org (Crossref)&quot;,&quot;title&quot;:&quot;Automatic speech recognition in the booth: Assessment of system performance, interpreters’ performances and interactions in the context of numbers&quot;,&quot;title-short&quot;:&quot;Automatic speech recognition in the booth&quot;,&quot;volume&quot;:&quot;33&quot;,&quot;author&quot;:[{&quot;family&quot;:&quot;Defrancq&quot;,&quot;given&quot;:&quot;Bart&quot;},{&quot;family&quot;:&quot;Fantinuoli&quot;,&quot;given&quot;:&quot;Claudio&quot;}],&quot;issued&quot;:{&quot;date-parts&quot;:[[&quot;2021&quot;,3,19]]}}},{&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NJFZW2AriW"/><text:span text:style-name="T1">. Gleichzeitig aber auch angegeben, dass diese zusätzlichen visuellen Informationen kognitive Ressourcen beanspruchen können. So meldeten die Studienteilnehmende in Frittellas Studie </text:span><text:reference-mark-start text:name="ZOTERO_ITEM CSL_CITATION {&quot;citationID&quot;:&quot;C9HHXyS4&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V9olctUNWB"/><text:span text:style-name="T1">(2023)</text:span><text:reference-mark-end text:name="ZOTERO_ITEM CSL_CITATION {&quot;citationID&quot;:&quot;C9HHXyS4&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V9olctUNWB"/><text:span text:style-name="T1"> unter anderem zurück, dass die automatischen Übersetzungsvorschläge ihre Aufmerksamkeit übermäßig auf die Übersetzung einzelner Wörter lenkte und sie vermehrt Schwierigkeiten hatten, sich auf die Ausgangsrede zu konzentrieren oder die Bedeutung der Ausgangsrede gesamthaft zu erfassen </text:span><text:reference-mark-start text:name="ZOTERO_ITEM CSL_CITATION {&quot;citationID&quot;:&quot;JraJpV5l&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3uRbxcnTUl"/><text:span text:style-name="T1">(Frittella, 2023)</text:span><text:reference-mark-end text:name="ZOTERO_ITEM CSL_CITATION {&quot;citationID&quot;:&quot;JraJpV5l&quot;,&quot;properties&quot;:{&quot;formattedCitation&quot;:&quot;(Frittella, 2023)&quot;,&quot;plainCitation&quot;:&quot;(Frittella, 2023)&quot;,&quot;noteIndex&quot;:0},&quot;citationItems&quot;:[{&quot;id&quot;:7377,&quot;uris&quot;:[&quot;http://zotero.org/groups/5711052/items/RNXMJ3U8&quot;],&quot;itemData&quot;:{&quot;id&quot;:7377,&quot;type&quot;:&quot;article-journal&quot;,&quot;abstract&quot;:&quot;Technological advancement is reshaping the ways in which language interpreters operate. This poses existential challenges to the profession but also offers new opportunities. This books moves from the design of the computer-assisted interpreting tool SmarTerp as a case study of impact-driven interpreting technology research. It demonstrates how usability testing was used to achieve an interpreter-centred design. By contextualising the case study within the past and current developments of translation and interpreting technology research, this book seeks to inform and inspire a redefinition of the conceptualisation of interpreting technology research – not just as a tool to understand change but to drive it into a sustainable and human direction.&quot;,&quot;DOI&quot;:&quot;10.5281/ZENODO.7376351&quot;,&quot;language&quot;:&quot;en&quot;,&quot;license&quot;:&quot;Creative Commons Attribution 4.0 International, Open Access&quot;,&quot;note&quot;:&quot;publisher: Zenodo&quot;,&quot;source&quot;:&quot;DOI.org (Datacite)&quot;,&quot;title&quot;:&quot;Usability research for interpreter-centred technology: The case study of SmarTerp&quot;,&quot;title-short&quot;:&quot;Usability research for interpreter-centred technology&quot;,&quot;URL&quot;:&quot;https://zenodo.org/record/7376351&quot;,&quot;author&quot;:[{&quot;family&quot;:&quot;Frittella&quot;,&quot;given&quot;:&quot;Francesca Maria&quot;}],&quot;accessed&quot;:{&quot;date-parts&quot;:[[&quot;2023&quot;,2,24]]},&quot;issued&quot;:{&quot;date-parts&quot;:[[&quot;2023&quot;,1,2]]}}}],&quot;schema&quot;:&quot;https://github.com/citation-style-language/schema/raw/master/csl-citation.json&quot;} RND3uRbxcnTUl"/><text:span text:style-name="T1">. Ähnliche Bedenken wurden auch in einer Studie von Gieshoff et al. </text:span><text:reference-mark-start text:name="ZOTERO_ITEM CSL_CITATION {&quot;citationID&quot;:&quot;X6y1EdXK&quot;,&quot;properties&quot;:{&quot;formattedCitation&quot;:&quot;(Gieshoff et al., 2024)&quot;,&quot;plainCitation&quot;:&quot;(Gieshoff et al., 2024)&quot;,&quot;noteIndex&quot;:0},&quot;citationItems&quot;:[{&quot;id&quot;:7372,&quot;uris&quot;:[&quot;http://zotero.org/groups/5711052/items/NQAQWFB4&quot;],&quot;itemData&quot;:{&quot;id&quot;:7372,&quot;type&quot;:&quot;article-journal&quot;,&quot;container-title&quot;:&quot;Interpreting&quot;,&quot;title&quot;:&quot;The augmented interpreter – a pilot study on the usability of augmented reality technology in interpreting&quot;,&quot;volume&quot;:&quot;Interpreting&quot;,&quot;author&quot;:[{&quot;family&quot;:&quot;Gieshoff&quot;,&quot;given&quot;:&quot;Anne Catherine&quot;},{&quot;family&quot;:&quot;Schuler&quot;,&quot;given&quot;:&quot;Martin&quot;},{&quot;family&quot;:&quot;Jahany&quot;,&quot;given&quot;:&quot;Zaniyar&quot;}],&quot;issued&quot;:{&quot;date-parts&quot;:[[&quot;2024&quot;]],&quot;season&quot;:&quot;online first&quot;}}}],&quot;schema&quot;:&quot;https://github.com/citation-style-language/schema/raw/master/csl-citation.json&quot;} RND54EgYsjlVJ"/><text:span text:style-name="T1">(2024)</text:span><text:reference-mark-end text:name="ZOTERO_ITEM CSL_CITATION {&quot;citationID&quot;:&quot;X6y1EdXK&quot;,&quot;properties&quot;:{&quot;formattedCitation&quot;:&quot;(Gieshoff et al., 2024)&quot;,&quot;plainCitation&quot;:&quot;(Gieshoff et al., 2024)&quot;,&quot;noteIndex&quot;:0},&quot;citationItems&quot;:[{&quot;id&quot;:7372,&quot;uris&quot;:[&quot;http://zotero.org/groups/5711052/items/NQAQWFB4&quot;],&quot;itemData&quot;:{&quot;id&quot;:7372,&quot;type&quot;:&quot;article-journal&quot;,&quot;container-title&quot;:&quot;Interpreting&quot;,&quot;title&quot;:&quot;The augmented interpreter – a pilot study on the usability of augmented reality technology in interpreting&quot;,&quot;volume&quot;:&quot;Interpreting&quot;,&quot;author&quot;:[{&quot;family&quot;:&quot;Gieshoff&quot;,&quot;given&quot;:&quot;Anne Catherine&quot;},{&quot;family&quot;:&quot;Schuler&quot;,&quot;given&quot;:&quot;Martin&quot;},{&quot;family&quot;:&quot;Jahany&quot;,&quot;given&quot;:&quot;Zaniyar&quot;}],&quot;issued&quot;:{&quot;date-parts&quot;:[[&quot;2024&quot;]],&quot;season&quot;:&quot;online first&quot;}}}],&quot;schema&quot;:&quot;https://github.com/citation-style-language/schema/raw/master/csl-citation.json&quot;} RND54EgYsjlVJ"/><text:span text:style-name="T1"> laut. So berichteten vier von neun Studienteilnehme</text:span><text:span text:style-name="T10">r:innen</text:span><text:span text:style-name="T1">, dass sie in ihrer Verdolmetschung Sätze abbrechen oder neu formulieren musste, damit der vorgeschlagene Begriff in den Zielsatz passt.</text:span></text:p>
      <text:p text:style-name="P7"> </text:p>
      <text:p text:style-name="P8"/>
      <text:p text:style-name="P8"/>
      <text:p text:style-name="P7"><text:soft-page-break/><text:span text:style-name="T7">Wahrnehmung der Endnutzer:</text:span><text:span text:style-name="T11">innen</text:span></text:p>
      <text:p text:style-name="P3"/>
      <text:p text:style-name="P8">Übersetzen</text:p>
      <text:p text:style-name="P6">Übersetzungen werden für End-Nutzer:<text:span text:style-name="T8">innen</text:span> erstellt. Die meisten Nutzer:<text:span text:style-name="T8">innen</text:span> von Translaten werden dabei wahrscheinlich nie erfahren, ob der Text, den sie lesen mithilfe von Technologien übersetzt wurde oder nicht. Dennoch stellt sich die Frage, wie diese Texte wahr<text:span text:style-name="T8">genommen werden</text:span>. </text:p>
      <text:p text:style-name="P5"><text:span text:style-name="T1">Wenn Proband:</text:span><text:span text:style-name="T10">innen</text:span><text:span text:style-name="T1"> nicht wissen, wie Texte übersetzt wurden, kann man auch bei objektiven Untersuchungen der Wahrnehmung kaum Unterschiede feststellen. Screen </text:span><text:reference-mark-start text:name="ZOTERO_ITEM CSL_CITATION {&quot;citationID&quot;:&quot;F43jLKhD&quot;,&quot;properties&quot;:{&quot;formattedCitation&quot;:&quot;(Screen, 2019)&quot;,&quot;plainCitation&quot;:&quot;(Screen, 2019)&quot;,&quot;noteIndex&quot;:0},&quot;citationItems&quot;:[{&quot;id&quot;:7468,&quot;uris&quot;:[&quot;http://zotero.org/groups/5711052/items/HRJE8BVQ&quot;],&quot;itemData&quot;:{&quot;id&quot;:7468,&quot;type&quot;:&quot;article-journal&quot;,&quot;container-title&quot;:&quot;The Journal of Specialised Translation&quot;,&quot;title&quot;:&quot;What effect does post-editing have on the translation product from an end-user's perspective?&quot;,&quot;volume&quot;:&quot;31&quot;,&quot;author&quot;:[{&quot;family&quot;:&quot;Screen&quot;,&quot;given&quot;:&quot;Benjamin&quot;}],&quot;issued&quot;:{&quot;date-parts&quot;:[[&quot;2019&quot;]]}}}],&quot;schema&quot;:&quot;https://github.com/citation-style-language/schema/raw/master/csl-citation.json&quot;} RNDqxL3CxUP2D"/><text:span text:style-name="T1">(2019)</text:span><text:reference-mark-end text:name="ZOTERO_ITEM CSL_CITATION {&quot;citationID&quot;:&quot;F43jLKhD&quot;,&quot;properties&quot;:{&quot;formattedCitation&quot;:&quot;(Screen, 2019)&quot;,&quot;plainCitation&quot;:&quot;(Screen, 2019)&quot;,&quot;noteIndex&quot;:0},&quot;citationItems&quot;:[{&quot;id&quot;:7468,&quot;uris&quot;:[&quot;http://zotero.org/groups/5711052/items/HRJE8BVQ&quot;],&quot;itemData&quot;:{&quot;id&quot;:7468,&quot;type&quot;:&quot;article-journal&quot;,&quot;container-title&quot;:&quot;The Journal of Specialised Translation&quot;,&quot;title&quot;:&quot;What effect does post-editing have on the translation product from an end-user's perspective?&quot;,&quot;volume&quot;:&quot;31&quot;,&quot;author&quot;:[{&quot;family&quot;:&quot;Screen&quot;,&quot;given&quot;:&quot;Benjamin&quot;}],&quot;issued&quot;:{&quot;date-parts&quot;:[[&quot;2019&quot;]]}}}],&quot;schema&quot;:&quot;https://github.com/citation-style-language/schema/raw/master/csl-citation.json&quot;} RNDqxL3CxUP2D"/><text:span text:style-name="T1"> führte zum Beispiel eine Studie zum Vergleich von Full Post-Editing mit Humanübersetzungen durch. Die Proband:</text:span><text:span text:style-name="T10">innen</text:span><text:span text:style-name="T1"> lasen die Texte ohne die Übersetzungsmethode zu kennen und bewerteten sie. Dabei wurden nicht nur die subjektiven Qualitätsbewertungen der Proband:</text:span><text:span text:style-name="T10">innen</text:span><text:span text:style-name="T1"> erhoben, sondern auch Blickbewegungsmessungen. Es konnten keine Unterschiede zwischen den beiden Übersetzungsarten festgestellt werden. </text:span></text:p>
      <text:p text:style-name="P5"><text:span text:style-name="T1">Endnutzer:</text:span><text:span text:style-name="T10">innen</text:span><text:span text:style-name="T1"> von Übersetzungen scheinen insgesamt auch nicht negativ gegenüber Translationstechnologien eingestellt zu sein, wenn sie um deren Benutzung wissen. Bowker </text:span><text:reference-mark-start text:name="ZOTERO_ITEM CSL_CITATION {&quot;citationID&quot;:&quot;AuSSTgiQ&quot;,&quot;properties&quot;:{&quot;formattedCitation&quot;:&quot;(Bowker, 2009)&quot;,&quot;plainCitation&quot;:&quot;(Bowker, 2009)&quot;,&quot;noteIndex&quot;:0},&quot;citationItems&quot;:[{&quot;id&quot;:7469,&quot;uris&quot;:[&quot;http://zotero.org/groups/5711052/items/D87ASK2B&quot;],&quot;itemData&quot;:{&quot;id&quot;:7469,&quot;type&quot;:&quot;article-journal&quot;,&quot;container-title&quot;:&quot;Linguistica Antverpiensia&quot;,&quot;page&quot;:&quot;123-155&quot;,&quot;title&quot;:&quot;Can Machine Translation meet the needs of official language minority communities in Canada? A recipient evaluation&quot;,&quot;volume&quot;:&quot;8&quot;,&quot;author&quot;:[{&quot;family&quot;:&quot;Bowker&quot;,&quot;given&quot;:&quot;Lynne&quot;}],&quot;issued&quot;:{&quot;date-parts&quot;:[[&quot;2009&quot;]]}}}],&quot;schema&quot;:&quot;https://github.com/citation-style-language/schema/raw/master/csl-citation.json&quot;} RND7AmLbdaIRI"/><text:span text:style-name="T1">(2009)</text:span><text:reference-mark-end text:name="ZOTERO_ITEM CSL_CITATION {&quot;citationID&quot;:&quot;AuSSTgiQ&quot;,&quot;properties&quot;:{&quot;formattedCitation&quot;:&quot;(Bowker, 2009)&quot;,&quot;plainCitation&quot;:&quot;(Bowker, 2009)&quot;,&quot;noteIndex&quot;:0},&quot;citationItems&quot;:[{&quot;id&quot;:7469,&quot;uris&quot;:[&quot;http://zotero.org/groups/5711052/items/D87ASK2B&quot;],&quot;itemData&quot;:{&quot;id&quot;:7469,&quot;type&quot;:&quot;article-journal&quot;,&quot;container-title&quot;:&quot;Linguistica Antverpiensia&quot;,&quot;page&quot;:&quot;123-155&quot;,&quot;title&quot;:&quot;Can Machine Translation meet the needs of official language minority communities in Canada? A recipient evaluation&quot;,&quot;volume&quot;:&quot;8&quot;,&quot;author&quot;:[{&quot;family&quot;:&quot;Bowker&quot;,&quot;given&quot;:&quot;Lynne&quot;}],&quot;issued&quot;:{&quot;date-parts&quot;:[[&quot;2009&quot;]]}}}],&quot;schema&quot;:&quot;https://github.com/citation-style-language/schema/raw/master/csl-citation.json&quot;} RND7AmLbdaIRI"/><text:span text:style-name="T1"> berichtet, dass durchschnittliche Nutzer:</text:span><text:span text:style-name="T10">innen</text:span><text:span text:style-name="T1"> der Einsatz von MÜ gekoppelt mit light Post-Editing ausreicht, um informative Texte zu lesen. Sie seien dabei auch wesentlich positiver gegenüber MÜ eingestellt als Menschen, die im Sprachensektor arbeiten. Hier scheint auch ein gewisser finanzieller Aspekt mit einzufließen. Bowker &amp; Buitrago Ciro </text:span><text:reference-mark-start text:name="ZOTERO_ITEM CSL_CITATION {&quot;citationID&quot;:&quot;QUr0svV9&quot;,&quot;properties&quot;:{&quot;formattedCitation&quot;:&quot;(Bowker &amp; Buitrago Ciro, 2015)&quot;,&quot;plainCitation&quot;:&quot;(Bowker &amp; Buitrago Ciro, 2015)&quot;,&quot;noteIndex&quot;:0},&quot;citationItems&quot;:[{&quot;id&quot;:7471,&quot;uris&quot;:[&quot;http://zotero.org/groups/5711052/items/IDZ2C99C&quot;],&quot;itemData&quot;:{&quot;id&quot;:7471,&quot;type&quot;:&quot;article-journal&quot;,&quot;abstract&quot;:&quot;This study investigates the potential of machine translation as an efficient and cost-effective means to translate sections of the Ottawa Public Library website into Spanish to better meet the linguistic needs of the Spanish-speaking newcomer community. One-hundred and fourteen community members participated in a recipient evaluation survey, in which they evaluated four different versions of a translated portion of the library’s website — a professional human translation, a maximally post-edited machine translation, a rapidly post-edited machine translation, and a raw machine translation. Participants also considered metadata such as the time and cost required to produce each version. Findings show that while machine translation cannot address every need, there are some instances for which the faster and cheaper post-edited versions are considered useful and acceptable to the community.&quot;,&quot;container-title&quot;:&quot;Translation and Interpreting Studies&quot;,&quot;DOI&quot;:&quot;10.1075/tis.10.2.01bow&quot;,&quot;ISSN&quot;:&quot;1932-2798, 1876-2700&quot;,&quot;issue&quot;:&quot;2&quot;,&quot;journalAbbreviation&quot;:&quot;TIS&quot;,&quot;language&quot;:&quot;en&quot;,&quot;page&quot;:&quot;165-186&quot;,&quot;source&quot;:&quot;DOI.org (Crossref)&quot;,&quot;title&quot;:&quot;Investigating the usefulness of machine translation for newcomers at the public library&quot;,&quot;volume&quot;:&quot;10&quot;,&quot;author&quot;:[{&quot;family&quot;:&quot;Bowker&quot;,&quot;given&quot;:&quot;Lynne&quot;},{&quot;family&quot;:&quot;Buitrago Ciro&quot;,&quot;given&quot;:&quot;Jairo&quot;}],&quot;issued&quot;:{&quot;date-parts&quot;:[[&quot;2015&quot;,12,31]]}}}],&quot;schema&quot;:&quot;https://github.com/citation-style-language/schema/raw/master/csl-citation.json&quot;} RNDKnYeqf1HsJ"/><text:span text:style-name="T1">(2015)</text:span><text:reference-mark-end text:name="ZOTERO_ITEM CSL_CITATION {&quot;citationID&quot;:&quot;QUr0svV9&quot;,&quot;properties&quot;:{&quot;formattedCitation&quot;:&quot;(Bowker &amp; Buitrago Ciro, 2015)&quot;,&quot;plainCitation&quot;:&quot;(Bowker &amp; Buitrago Ciro, 2015)&quot;,&quot;noteIndex&quot;:0},&quot;citationItems&quot;:[{&quot;id&quot;:7471,&quot;uris&quot;:[&quot;http://zotero.org/groups/5711052/items/IDZ2C99C&quot;],&quot;itemData&quot;:{&quot;id&quot;:7471,&quot;type&quot;:&quot;article-journal&quot;,&quot;abstract&quot;:&quot;This study investigates the potential of machine translation as an efficient and cost-effective means to translate sections of the Ottawa Public Library website into Spanish to better meet the linguistic needs of the Spanish-speaking newcomer community. One-hundred and fourteen community members participated in a recipient evaluation survey, in which they evaluated four different versions of a translated portion of the library’s website — a professional human translation, a maximally post-edited machine translation, a rapidly post-edited machine translation, and a raw machine translation. Participants also considered metadata such as the time and cost required to produce each version. Findings show that while machine translation cannot address every need, there are some instances for which the faster and cheaper post-edited versions are considered useful and acceptable to the community.&quot;,&quot;container-title&quot;:&quot;Translation and Interpreting Studies&quot;,&quot;DOI&quot;:&quot;10.1075/tis.10.2.01bow&quot;,&quot;ISSN&quot;:&quot;1932-2798, 1876-2700&quot;,&quot;issue&quot;:&quot;2&quot;,&quot;journalAbbreviation&quot;:&quot;TIS&quot;,&quot;language&quot;:&quot;en&quot;,&quot;page&quot;:&quot;165-186&quot;,&quot;source&quot;:&quot;DOI.org (Crossref)&quot;,&quot;title&quot;:&quot;Investigating the usefulness of machine translation for newcomers at the public library&quot;,&quot;volume&quot;:&quot;10&quot;,&quot;author&quot;:[{&quot;family&quot;:&quot;Bowker&quot;,&quot;given&quot;:&quot;Lynne&quot;},{&quot;family&quot;:&quot;Buitrago Ciro&quot;,&quot;given&quot;:&quot;Jairo&quot;}],&quot;issued&quot;:{&quot;date-parts&quot;:[[&quot;2015&quot;,12,31]]}}}],&quot;schema&quot;:&quot;https://github.com/citation-style-language/schema/raw/master/csl-citation.json&quot;} RNDKnYeqf1HsJ"/><text:span text:style-name="T1"> verglichen zunächst blind vier verschiedene Übersetzungsmethoden einer Webseite: MÜ ohne PE, light PE, full PE und eine rein humane Übersetzung. Die Proband:</text:span><text:span text:style-name="T10">innen</text:span><text:span text:style-name="T1"> sollten angeben, welche Übersetzung sie bevorzugten. Dabei schnitt die Humanübersetzung am besten ab, aber knapp gefolgt von dem Full-Postediting. In einem zweiten Schritt sahen die Proband:</text:span><text:span text:style-name="T10">innen</text:span><text:span text:style-name="T1"> dann aber auch die verwendete Übersetzungsmethode und vor allem auch den Aufwand und Preis, den diese Übersetzungen mit sich brachten. Dies führte dazu, dass das Light-Post-Editing mit Abstand am besten bewertet wurde. </text:span></text:p>
      <text:p text:style-name="P5"><text:span text:style-name="T1">Seit dem Einführen der Neuronalen MÜ (um das Jahr 2015, </text:span><text:reference-mark-start text:name="ZOTERO_ITEM CSL_CITATION {&quot;citationID&quot;:&quot;mkkFwKHe&quot;,&quot;properties&quot;:{&quot;formattedCitation&quot;:&quot;(Koehn, 2020)&quot;,&quot;plainCitation&quot;:&quot;(Koehn, 2020)&quot;,&quot;noteIndex&quot;:0},&quot;citationItems&quot;:[{&quot;id&quot;:7473,&quot;uris&quot;:[&quot;http://zotero.org/groups/5711052/items/GIYF94T7&quot;],&quot;itemData&quot;:{&quot;id&quot;:7473,&quot;type&quot;:&quot;book&quot;,&quot;edition&quot;:&quot;1&quot;,&quot;ISBN&quot;:&quot;978-1-108-60848-0&quot;,&quot;license&quot;:&quot;https://www.cambridge.org/core/terms&quot;,&quot;note&quot;:&quot;DOI: 10.1017/9781108608480&quot;,&quot;publisher&quot;:&quot;Cambridge University Press&quot;,&quot;source&quot;:&quot;DOI.org (Crossref)&quot;,&quot;title&quot;:&quot;Neural Machine Translation&quot;,&quot;URL&quot;:&quot;https://www.cambridge.org/core/product/identifier/9781108608480/type/book&quot;,&quot;author&quot;:[{&quot;family&quot;:&quot;Koehn&quot;,&quot;given&quot;:&quot;Philipp&quot;}],&quot;accessed&quot;:{&quot;date-parts&quot;:[[&quot;2024&quot;,10,21]]},&quot;issued&quot;:{&quot;date-parts&quot;:[[&quot;2020&quot;,6,18]]}}}],&quot;schema&quot;:&quot;https://github.com/citation-style-language/schema/raw/master/csl-citation.json&quot;} RNDxrJqH1b5ZV"/><text:span text:style-name="T1">Koehn, 2020)</text:span><text:reference-mark-end text:name="ZOTERO_ITEM CSL_CITATION {&quot;citationID&quot;:&quot;mkkFwKHe&quot;,&quot;properties&quot;:{&quot;formattedCitation&quot;:&quot;(Koehn, 2020)&quot;,&quot;plainCitation&quot;:&quot;(Koehn, 2020)&quot;,&quot;noteIndex&quot;:0},&quot;citationItems&quot;:[{&quot;id&quot;:7473,&quot;uris&quot;:[&quot;http://zotero.org/groups/5711052/items/GIYF94T7&quot;],&quot;itemData&quot;:{&quot;id&quot;:7473,&quot;type&quot;:&quot;book&quot;,&quot;edition&quot;:&quot;1&quot;,&quot;ISBN&quot;:&quot;978-1-108-60848-0&quot;,&quot;license&quot;:&quot;https://www.cambridge.org/core/terms&quot;,&quot;note&quot;:&quot;DOI: 10.1017/9781108608480&quot;,&quot;publisher&quot;:&quot;Cambridge University Press&quot;,&quot;source&quot;:&quot;DOI.org (Crossref)&quot;,&quot;title&quot;:&quot;Neural Machine Translation&quot;,&quot;URL&quot;:&quot;https://www.cambridge.org/core/product/identifier/9781108608480/type/book&quot;,&quot;author&quot;:[{&quot;family&quot;:&quot;Koehn&quot;,&quot;given&quot;:&quot;Philipp&quot;}],&quot;accessed&quot;:{&quot;date-parts&quot;:[[&quot;2024&quot;,10,21]]},&quot;issued&quot;:{&quot;date-parts&quot;:[[&quot;2020&quot;,6,18]]}}}],&quot;schema&quot;:&quot;https://github.com/citation-style-language/schema/raw/master/csl-citation.json&quot;} RNDxrJqH1b5ZV"/><text:span text:style-name="T1"> hat die Qualität von MÜ deutlich zugenommen. Neuere Studien zur Verwendung von MÜ ohne Einsatz Post-Editing spiegeln dies wieder. Kaspere et al. </text:span><text:reference-mark-start text:name="ZOTERO_ITEM CSL_CITATION {&quot;citationID&quot;:&quot;5Lzj2o7q&quot;,&quot;properties&quot;:{&quot;formattedCitation&quot;:&quot;(Kasper\\uc0\\u279{} et al., 2021)&quot;,&quot;plainCitation&quot;:&quot;(Kasperė et al., 2021)&quot;,&quot;noteIndex&quot;:0},&quot;citationItems&quot;:[{&quot;id&quot;:7355,&quot;uris&quot;:[&quot;http://zotero.org/groups/5711052/items/H7IPSIZZ&quot;],&quot;itemData&quot;:{&quot;id&quot;:7355,&quot;type&quot;:&quot;article-journal&quot;,&quot;abstract&quot;:&quot;Artificial intelligence-grounded machine translation has fundamentally changed public awareness and attitudes towards multilingual communication. In some language pairs, the accuracy, quality and efficiency of machine-translated texts of certain types can be quite high. Hence, the end-user acceptability and reliance on machine-translated content could be justified. However, machine translation in small and/or low-resource languages might yield significantly lower quality, which in turn may lead to potentially negative consequences and risks if machine translation is used in high-risk contexts without awareness of the drawbacks, critical assessment and modifications to the raw output. The current study, which is part of a more extensive project focusing on the societal impact of machine translation, is aimed at revealing the attitudes towards usability and quality as perceived from the end-user perspective. The research questions addressed revolve around the machine translation types used, purposes of using machine translation, perceived quality of the generated output, and actions taken to improve the quality by users with various backgrounds. The research findings rely on a survey of the population (N = 402) conducted in 2021 in Lithuania. The study reveals the frequent use of machine translation for a diversity of purposes. The most common uses include work, research and studies, and household environments. A higher level of education correlates with user dissatisfaction with the generated quality and actions taken to improve it. The findings also reveal that age correlates with the use of machine translation. Sustainable measures to reduce machine translation related risks have to be established based on the perceptions of different social groups in different societies and cultures.&quot;,&quot;container-title&quot;:&quot;Sustainability&quot;,&quot;DOI&quot;:&quot;10.3390/su132313430&quot;,&quot;ISSN&quot;:&quot;2071-1050&quot;,&quot;issue&quot;:&quot;23&quot;,&quot;journalAbbreviation&quot;:&quot;Sustainability&quot;,&quot;language&quot;:&quot;en&quot;,&quot;license&quot;:&quot;https://creativecommons.org/licenses/by/4.0/&quot;,&quot;page&quot;:&quot;13430&quot;,&quot;source&quot;:&quot;DOI.org (Crossref)&quot;,&quot;title&quot;:&quot;Towards Sustainable Use of Machine Translation: Usability and Perceived Quality from the End-User Perspective&quot;,&quot;title-short&quot;:&quot;Towards Sustainable Use of Machine Translation&quot;,&quot;volume&quot;:&quot;13&quot;,&quot;author&quot;:[{&quot;family&quot;:&quot;Kasperė&quot;,&quot;given&quot;:&quot;Ramunė&quot;},{&quot;family&quot;:&quot;Horbačauskienė&quot;,&quot;given&quot;:&quot;Jolita&quot;},{&quot;family&quot;:&quot;Motiejūnienė&quot;,&quot;given&quot;:&quot;Jurgita&quot;},{&quot;family&quot;:&quot;Liubinienė&quot;,&quot;given&quot;:&quot;Vilmantė&quot;},{&quot;family&quot;:&quot;Patašienė&quot;,&quot;given&quot;:&quot;Irena&quot;},{&quot;family&quot;:&quot;Patašius&quot;,&quot;given&quot;:&quot;Martynas&quot;}],&quot;issued&quot;:{&quot;date-parts&quot;:[[&quot;2021&quot;,12,4]]}}}],&quot;schema&quot;:&quot;https://github.com/citation-style-language/schema/raw/master/csl-citation.json&quot;} RNDm4i6pBxWzM"/><text:span text:style-name="T2">(</text:span><text:span text:style-name="T3">2021)</text:span><text:reference-mark-end text:name="ZOTERO_ITEM CSL_CITATION {&quot;citationID&quot;:&quot;5Lzj2o7q&quot;,&quot;properties&quot;:{&quot;formattedCitation&quot;:&quot;(Kasper\\uc0\\u279{} et al., 2021)&quot;,&quot;plainCitation&quot;:&quot;(Kasperė et al., 2021)&quot;,&quot;noteIndex&quot;:0},&quot;citationItems&quot;:[{&quot;id&quot;:7355,&quot;uris&quot;:[&quot;http://zotero.org/groups/5711052/items/H7IPSIZZ&quot;],&quot;itemData&quot;:{&quot;id&quot;:7355,&quot;type&quot;:&quot;article-journal&quot;,&quot;abstract&quot;:&quot;Artificial intelligence-grounded machine translation has fundamentally changed public awareness and attitudes towards multilingual communication. In some language pairs, the accuracy, quality and efficiency of machine-translated texts of certain types can be quite high. Hence, the end-user acceptability and reliance on machine-translated content could be justified. However, machine translation in small and/or low-resource languages might yield significantly lower quality, which in turn may lead to potentially negative consequences and risks if machine translation is used in high-risk contexts without awareness of the drawbacks, critical assessment and modifications to the raw output. The current study, which is part of a more extensive project focusing on the societal impact of machine translation, is aimed at revealing the attitudes towards usability and quality as perceived from the end-user perspective. The research questions addressed revolve around the machine translation types used, purposes of using machine translation, perceived quality of the generated output, and actions taken to improve the quality by users with various backgrounds. The research findings rely on a survey of the population (N = 402) conducted in 2021 in Lithuania. The study reveals the frequent use of machine translation for a diversity of purposes. The most common uses include work, research and studies, and household environments. A higher level of education correlates with user dissatisfaction with the generated quality and actions taken to improve it. The findings also reveal that age correlates with the use of machine translation. Sustainable measures to reduce machine translation related risks have to be established based on the perceptions of different social groups in different societies and cultures.&quot;,&quot;container-title&quot;:&quot;Sustainability&quot;,&quot;DOI&quot;:&quot;10.3390/su132313430&quot;,&quot;ISSN&quot;:&quot;2071-1050&quot;,&quot;issue&quot;:&quot;23&quot;,&quot;journalAbbreviation&quot;:&quot;Sustainability&quot;,&quot;language&quot;:&quot;en&quot;,&quot;license&quot;:&quot;https://creativecommons.org/licenses/by/4.0/&quot;,&quot;page&quot;:&quot;13430&quot;,&quot;source&quot;:&quot;DOI.org (Crossref)&quot;,&quot;title&quot;:&quot;Towards Sustainable Use of Machine Translation: Usability and Perceived Quality from the End-User Perspective&quot;,&quot;title-short&quot;:&quot;Towards Sustainable Use of Machine Translation&quot;,&quot;volume&quot;:&quot;13&quot;,&quot;author&quot;:[{&quot;family&quot;:&quot;Kasperė&quot;,&quot;given&quot;:&quot;Ramunė&quot;},{&quot;family&quot;:&quot;Horbačauskienė&quot;,&quot;given&quot;:&quot;Jolita&quot;},{&quot;family&quot;:&quot;Motiejūnienė&quot;,&quot;given&quot;:&quot;Jurgita&quot;},{&quot;family&quot;:&quot;Liubinienė&quot;,&quot;given&quot;:&quot;Vilmantė&quot;},{&quot;family&quot;:&quot;Patašienė&quot;,&quot;given&quot;:&quot;Irena&quot;},{&quot;family&quot;:&quot;Patašius&quot;,&quot;given&quot;:&quot;Martynas&quot;}],&quot;issued&quot;:{&quot;date-parts&quot;:[[&quot;2021&quot;,12,4]]}}}],&quot;schema&quot;:&quot;https://github.com/citation-style-language/schema/raw/master/csl-citation.json&quot;} RNDm4i6pBxWzM"/><text:span text:style-name="T1"> führten eine Fragebogenstudie zur Verwendung von MÜ in Litauen durch und fragten nach der Verwendung aber auch nach der Zufriedenheit mit dem Produkt. Auch wenn die Proband:</text:span><text:span text:style-name="T10">innen</text:span><text:span text:style-name="T1"> eher geteilter Meinung bezüglich der Qualität waren, gaben Sie an MÜ in vielen Bereichen Ihres Alltags anzuwenden. Dazu zählten Studium und Arbeit, sowie Freizeitaktivitäten. Lee &amp; Lee </text:span><text:reference-mark-start text:name="ZOTERO_ITEM CSL_CITATION {&quot;citationID&quot;:&quot;uRdTJZgP&quot;,&quot;properties&quot;:{&quot;formattedCitation&quot;:&quot;(Lee &amp; Lee, 2024)&quot;,&quot;plainCitation&quot;:&quot;(Lee &amp; Lee, 2024)&quot;,&quot;noteIndex&quot;:0},&quot;citationItems&quot;:[{&quot;id&quot;:7359,&quot;uris&quot;:[&quot;http://zotero.org/groups/5711052/items/CX676CAW&quot;],&quot;itemData&quot;:{&quot;id&quot;:7359,&quot;type&quot;:&quot;article-journal&quot;,&quot;container-title&quot;:&quot;Information Technology &amp; Tourism&quot;,&quot;DOI&quot;:&quot;10.1007/s40558-024-00296-x&quot;,&quot;ISSN&quot;:&quot;1098-3058, 1943-4294&quot;,&quot;journalAbbreviation&quot;:&quot;Inf Technol Tourism&quot;,&quot;language&quot;:&quot;en&quot;,&quot;source&quot;:&quot;DOI.org (Crossref)&quot;,&quot;title&quot;:&quot;Travelers’ viewpoints on machine translation using Q methodology: a perspective of consumption value theory&quot;,&quot;title-short&quot;:&quot;Travelers’ viewpoints on machine translation using Q methodology&quot;,&quot;URL&quot;:&quot;https://link.springer.com/10.1007/s40558-024-00296-x&quot;,&quot;author&quot;:[{&quot;family&quot;:&quot;Lee&quot;,&quot;given&quot;:&quot;Namhee&quot;},{&quot;family&quot;:&quot;Lee&quot;,&quot;given&quot;:&quot;Kanghee&quot;}],&quot;accessed&quot;:{&quot;date-parts&quot;:[[&quot;2024&quot;,10,14]]},&quot;issued&quot;:{&quot;date-parts&quot;:[[&quot;2024&quot;,8,13]]}}}],&quot;schema&quot;:&quot;https://github.com/citation-style-language/schema/raw/master/csl-citation.json&quot;} RNDw1NvAAkR0e"/><text:span text:style-name="T1">(Lee &amp; Lee, 2024)</text:span><text:reference-mark-end text:name="ZOTERO_ITEM CSL_CITATION {&quot;citationID&quot;:&quot;uRdTJZgP&quot;,&quot;properties&quot;:{&quot;formattedCitation&quot;:&quot;(Lee &amp; Lee, 2024)&quot;,&quot;plainCitation&quot;:&quot;(Lee &amp; Lee, 2024)&quot;,&quot;noteIndex&quot;:0},&quot;citationItems&quot;:[{&quot;id&quot;:7359,&quot;uris&quot;:[&quot;http://zotero.org/groups/5711052/items/CX676CAW&quot;],&quot;itemData&quot;:{&quot;id&quot;:7359,&quot;type&quot;:&quot;article-journal&quot;,&quot;container-title&quot;:&quot;Information Technology &amp; Tourism&quot;,&quot;DOI&quot;:&quot;10.1007/s40558-024-00296-x&quot;,&quot;ISSN&quot;:&quot;1098-3058, 1943-4294&quot;,&quot;journalAbbreviation&quot;:&quot;Inf Technol Tourism&quot;,&quot;language&quot;:&quot;en&quot;,&quot;source&quot;:&quot;DOI.org (Crossref)&quot;,&quot;title&quot;:&quot;Travelers’ viewpoints on machine translation using Q methodology: a perspective of consumption value theory&quot;,&quot;title-short&quot;:&quot;Travelers’ viewpoints on machine translation using Q methodology&quot;,&quot;URL&quot;:&quot;https://link.springer.com/10.1007/s40558-024-00296-x&quot;,&quot;author&quot;:[{&quot;family&quot;:&quot;Lee&quot;,&quot;given&quot;:&quot;Namhee&quot;},{&quot;family&quot;:&quot;Lee&quot;,&quot;given&quot;:&quot;Kanghee&quot;}],&quot;accessed&quot;:{&quot;date-parts&quot;:[[&quot;2024&quot;,10,14]]},&quot;issued&quot;:{&quot;date-parts&quot;:[[&quot;2024&quot;,8,13]]}}}],&quot;schema&quot;:&quot;https://github.com/citation-style-language/schema/raw/master/csl-citation.json&quot;} RNDw1NvAAkR0e"/><text:span text:style-name="T1"> zeigten in einer Studie ein ähnliches Bild aus dem Tourismusbereich. </text:span></text:p>
      <text:p text:style-name="P5"><text:span text:style-name="T1">Einschränkend muss man zu diesen Studien sagen, dass die dort beschriebenen Einsatzfelder der MÜ </text:span><text:span text:style-name="T10">vermutlich </text:span><text:span text:style-name="T1">keine schwerwiegenden Konsequenzen für die Nutzer nach sich ziehen. Asscher und Glikson </text:span><text:reference-mark-start text:name="ZOTERO_ITEM CSL_CITATION {&quot;citationID&quot;:&quot;oxTmOGDd&quot;,&quot;properties&quot;:{&quot;formattedCitation&quot;:&quot;(Asscher &amp; Glikson, 2021)&quot;,&quot;plainCitation&quot;:&quot;(Asscher &amp; Glikson, 2021)&quot;,&quot;noteIndex&quot;:0},&quot;citationItems&quot;:[{&quot;id&quot;:7357,&quot;uris&quot;:[&quot;http://zotero.org/groups/5711052/items/Q8AMTI6J&quot;],&quot;itemData&quot;:{&quot;id&quot;:7357,&quot;type&quot;:&quot;article-journal&quot;,&quot;abstract&quot;:&quot;Despite the immense influence of machine translation (MT) on cross-cultural communication worldwide, little is known about end users’ predispositions toward MT. Our online experiment ( N = 284) compares people’s perceptions of MT and human translation in an ethically charged situation, in which the translation serves an immigrant worker in an interaction defined by power imbalance. Using hierarchical linear regression, we found that an otherwise identical translation was evaluated differently when it was attributed to MT or human translation. Results reveal that translators and non-translators alike exhibit a negative bias toward the MT product when asked to assess its accuracy and reliability, its ability to convey cultural and emotional otherness, and its potential effectiveness in helping the disadvantaged immigrant in need of the translation. We also demonstrate how lower evaluations of the MT product lead to a stronger wish to intervene in the translation by introducing changes to the original message. Our results suggest that predispositions toward MT must be taken into account in any consideration of MT-mediated communication, as these predispositions may shape the communicative act itself.&quot;,&quot;container-title&quot;:&quot;New Media &amp; Society&quot;,&quot;DOI&quot;:&quot;10.1177/14614448211018833&quot;,&quot;ISSN&quot;:&quot;1461-4448, 1461-7315&quot;,&quot;issue&quot;:&quot;5&quot;,&quot;journalAbbreviation&quot;:&quot;New Media &amp; Society&quot;,&quot;language&quot;:&quot;en&quot;,&quot;page&quot;:&quot;1087-1107&quot;,&quot;source&quot;:&quot;DOI.org (Crossref)&quot;,&quot;title&quot;:&quot;Human evaluations of machine translation in an ethically charged situation&quot;,&quot;volume&quot;:&quot;25&quot;,&quot;author&quot;:[{&quot;family&quot;:&quot;Asscher&quot;,&quot;given&quot;:&quot;Omri&quot;},{&quot;family&quot;:&quot;Glikson&quot;,&quot;given&quot;:&quot;Ella&quot;}],&quot;issued&quot;:{&quot;date-parts&quot;:[[&quot;2021&quot;]]}}}],&quot;schema&quot;:&quot;https://github.com/citation-style-language/schema/raw/master/csl-citation.json&quot;} RNDow5HDcw0oa"/><text:span text:style-name="T1">(2021)</text:span><text:reference-mark-end text:name="ZOTERO_ITEM CSL_CITATION {&quot;citationID&quot;:&quot;oxTmOGDd&quot;,&quot;properties&quot;:{&quot;formattedCitation&quot;:&quot;(Asscher &amp; Glikson, 2021)&quot;,&quot;plainCitation&quot;:&quot;(Asscher &amp; Glikson, 2021)&quot;,&quot;noteIndex&quot;:0},&quot;citationItems&quot;:[{&quot;id&quot;:7357,&quot;uris&quot;:[&quot;http://zotero.org/groups/5711052/items/Q8AMTI6J&quot;],&quot;itemData&quot;:{&quot;id&quot;:7357,&quot;type&quot;:&quot;article-journal&quot;,&quot;abstract&quot;:&quot;Despite the immense influence of machine translation (MT) on cross-cultural communication worldwide, little is known about end users’ predispositions toward MT. Our online experiment ( N = 284) compares people’s perceptions of MT and human translation in an ethically charged situation, in which the translation serves an immigrant worker in an interaction defined by power imbalance. Using hierarchical linear regression, we found that an otherwise identical translation was evaluated differently when it was attributed to MT or human translation. Results reveal that translators and non-translators alike exhibit a negative bias toward the MT product when asked to assess its accuracy and reliability, its ability to convey cultural and emotional otherness, and its potential effectiveness in helping the disadvantaged immigrant in need of the translation. We also demonstrate how lower evaluations of the MT product lead to a stronger wish to intervene in the translation by introducing changes to the original message. Our results suggest that predispositions toward MT must be taken into account in any consideration of MT-mediated communication, as these predispositions may shape the communicative act itself.&quot;,&quot;container-title&quot;:&quot;New Media &amp; Society&quot;,&quot;DOI&quot;:&quot;10.1177/14614448211018833&quot;,&quot;ISSN&quot;:&quot;1461-4448, 1461-7315&quot;,&quot;issue&quot;:&quot;5&quot;,&quot;journalAbbreviation&quot;:&quot;New Media &amp; Society&quot;,&quot;language&quot;:&quot;en&quot;,&quot;page&quot;:&quot;1087-1107&quot;,&quot;source&quot;:&quot;DOI.org (Crossref)&quot;,&quot;title&quot;:&quot;Human evaluations of machine translation in an ethically charged situation&quot;,&quot;volume&quot;:&quot;25&quot;,&quot;author&quot;:[{&quot;family&quot;:&quot;Asscher&quot;,&quot;given&quot;:&quot;Omri&quot;},{&quot;family&quot;:&quot;Glikson&quot;,&quot;given&quot;:&quot;Ella&quot;}],&quot;issued&quot;:{&quot;date-parts&quot;:[[&quot;2021&quot;]]}}}],&quot;schema&quot;:&quot;https://github.com/citation-style-language/schema/raw/master/csl-citation.json&quot;} RNDow5HDcw0oa"/><text:span text:style-name="T1"> haben die Wahrnehmung von MÜ in einem deutlich kritischeren Kontext </text:span><text:soft-page-break/><text:span text:style-name="T1">untersucht. Sie erstellten ein Szenario, in dem ein </text:span><text:span text:style-name="T10">Mensch mit Migrationshintergrund</text:span><text:span text:style-name="T1"> in einer ethisch aufgeladenen Situation mit den lokalen Behörden kommunizieren muss. Es wurde ein Ausgangstext erstellt, der maschinell übersetzt wurde. Die Proband:</text:span><text:span text:style-name="T10">innen</text:span><text:span text:style-name="T1"> der Studie sollten dann die Qualität der Übersetzung bewerten. Allerdings wurde einer </text:span><text:span text:style-name="T10">G</text:span><text:span text:style-name="T1">ruppe gesagt, es handele sich um eine humane Übersetzung, der anderen um eine maschinelle Übersetzung. Obwohl die Texte identisch waren, wurde der als maschinell übersetzt gekennzeichnete Text als schlechter bewertet. Dies zeigt, dass der Kommunikationszweck und mögliche Konsequenzen, die durch die Übersetzung entstehen können einen großen Einfluss auf die Wahrnehmung der MÜ haben, ganz unabhängig von deren tatsächlicher Qualität. </text:span></text:p>
      <text:p text:style-name="P6"/>
      <text:p text:style-name="P10">Dolmetschen</text:p>
      <text:p text:style-name="P7"><text:span text:style-name="T1">Was das </text:span><text:span text:style-name="T10">C</text:span><text:span text:style-name="T1">omputer-gestützte Dolmetschen betrifft, gibt es unseres Wissens nach bislang keine Studien zur subjektiven Wahrnehmung der End-Nutzer. Studien zur Wahrnehmung der End-Nutzer von </text:span><text:span text:style-name="T12">v</text:span><text:span text:style-name="T1">ollautomatisiertem Dolmetschen oder maschinellen Übersetzung von gesprochener Sprache gibt es bislang </text:span><text:span text:style-name="T10">auch </text:span><text:span text:style-name="T1">kaum. Pilotstudien lassen vermuten, dass menschliche Verdolmetschungen besser verständlich sind, aber bezüglich Texttreue und Inhalt ähnlich abschneiden </text:span><text:reference-mark-start text:name="ZOTERO_ITEM CSL_CITATION {&quot;citationID&quot;:&quot;NPZHlALJ&quot;,&quot;properties&quot;:{&quot;formattedCitation&quot;:&quot;(Liu &amp; Liang, 2024)&quot;,&quot;plainCitation&quot;:&quot;(Liu &amp; Liang, 2024)&quot;,&quot;noteIndex&quot;:0},&quot;citationItems&quot;:[{&quot;id&quot;:7363,&quot;uris&quot;:[&quot;http://zotero.org/groups/5711052/items/4ECP624P&quot;],&quot;itemData&quot;:{&quot;id&quot;:7363,&quot;type&quot;:&quot;article-journal&quot;,&quot;abstract&quot;:&quot;Interpreting (i.e., oral translation) is facing challenges due to the prevalence of machine translation, and one urgent question for interpreting educators is what knowledge and skills should be taught in the machinetranslation age. Focusing on this issue, the present corpus-based study systematically quantified the differ­ ences between interpreting outputs from expert interpreters and two machine translation systems. Using text analysis tools, significant differences in multidimensional linguistic features including lexical, syntactic, and cohesive ones were shown between humans and machines but not between two artificial systems. Finer-grained statistical analyses indicated that human-machine differences in certain indices deviated in varied interpreting modes. Our data collectively revealed the strengths of human interpreters in audience-oriented communicative mediation but limitations in cognitive resources. By relating the findings to interpreting competence, the current research provides important implications for empowering students in adaptively resorting to human strengths and/or embracing machine translation technologies.&quot;,&quot;container-title&quot;:&quot;Linguistics and Education&quot;,&quot;DOI&quot;:&quot;10.1016/j.linged.2024.101273&quot;,&quot;ISSN&quot;:&quot;08985898&quot;,&quot;journalAbbreviation&quot;:&quot;Linguistics and Education&quot;,&quot;language&quot;:&quot;en&quot;,&quot;page&quot;:&quot;101273&quot;,&quot;source&quot;:&quot;DOI.org (Crossref)&quot;,&quot;title&quot;:&quot;Multidimensional comparison of Chinese-English interpreting outputs from human and machine: Implications for interpreting education in the machine-translation age&quot;,&quot;title-short&quot;:&quot;Multidimensional comparison of Chinese-English interpreting outputs from human and machine&quot;,&quot;volume&quot;:&quot;80&quot;,&quot;author&quot;:[{&quot;family&quot;:&quot;Liu&quot;,&quot;given&quot;:&quot;Yiguang&quot;},{&quot;family&quot;:&quot;Liang&quot;,&quot;given&quot;:&quot;Junying&quot;}],&quot;issued&quot;:{&quot;date-parts&quot;:[[&quot;2024&quot;,4]]}}}],&quot;schema&quot;:&quot;https://github.com/citation-style-language/schema/raw/master/csl-citation.json&quot;} RNDzswKLfCN4l"/><text:span text:style-name="T1">(Liu &amp; Liang, 2024)</text:span><text:reference-mark-end text:name="ZOTERO_ITEM CSL_CITATION {&quot;citationID&quot;:&quot;NPZHlALJ&quot;,&quot;properties&quot;:{&quot;formattedCitation&quot;:&quot;(Liu &amp; Liang, 2024)&quot;,&quot;plainCitation&quot;:&quot;(Liu &amp; Liang, 2024)&quot;,&quot;noteIndex&quot;:0},&quot;citationItems&quot;:[{&quot;id&quot;:7363,&quot;uris&quot;:[&quot;http://zotero.org/groups/5711052/items/4ECP624P&quot;],&quot;itemData&quot;:{&quot;id&quot;:7363,&quot;type&quot;:&quot;article-journal&quot;,&quot;abstract&quot;:&quot;Interpreting (i.e., oral translation) is facing challenges due to the prevalence of machine translation, and one urgent question for interpreting educators is what knowledge and skills should be taught in the machinetranslation age. Focusing on this issue, the present corpus-based study systematically quantified the differ­ ences between interpreting outputs from expert interpreters and two machine translation systems. Using text analysis tools, significant differences in multidimensional linguistic features including lexical, syntactic, and cohesive ones were shown between humans and machines but not between two artificial systems. Finer-grained statistical analyses indicated that human-machine differences in certain indices deviated in varied interpreting modes. Our data collectively revealed the strengths of human interpreters in audience-oriented communicative mediation but limitations in cognitive resources. By relating the findings to interpreting competence, the current research provides important implications for empowering students in adaptively resorting to human strengths and/or embracing machine translation technologies.&quot;,&quot;container-title&quot;:&quot;Linguistics and Education&quot;,&quot;DOI&quot;:&quot;10.1016/j.linged.2024.101273&quot;,&quot;ISSN&quot;:&quot;08985898&quot;,&quot;journalAbbreviation&quot;:&quot;Linguistics and Education&quot;,&quot;language&quot;:&quot;en&quot;,&quot;page&quot;:&quot;101273&quot;,&quot;source&quot;:&quot;DOI.org (Crossref)&quot;,&quot;title&quot;:&quot;Multidimensional comparison of Chinese-English interpreting outputs from human and machine: Implications for interpreting education in the machine-translation age&quot;,&quot;title-short&quot;:&quot;Multidimensional comparison of Chinese-English interpreting outputs from human and machine&quot;,&quot;volume&quot;:&quot;80&quot;,&quot;author&quot;:[{&quot;family&quot;:&quot;Liu&quot;,&quot;given&quot;:&quot;Yiguang&quot;},{&quot;family&quot;:&quot;Liang&quot;,&quot;given&quot;:&quot;Junying&quot;}],&quot;issued&quot;:{&quot;date-parts&quot;:[[&quot;2024&quot;,4]]}}}],&quot;schema&quot;:&quot;https://github.com/citation-style-language/schema/raw/master/csl-citation.json&quot;} RNDzswKLfCN4l"/><text:span text:style-name="T1"><text:note text:id="ftn2" text:note-class="footnote"><text:note-citation>2</text:note-citation><text:note-body><text:p text:style-name="P11"><text:s/>Bei diesen Studien muss allerdings einschränkend gesagt werden, dass die maschinelle Übersetzung der gesprochenen Sprache nicht simultan erfolgte, was wiederum die Performanz maschineller System stark herabsetzen kann.</text:p></text:note-body></text:note></text:span><text:span text:style-name="T1">. Aus einer weiteren Studie ergab sich zudem der Hinweis, dass Maschinen möglicherweise den Inhalt eines Fachtexts besser übertragen können als menschliche Dolmetsche</text:span><text:span text:style-name="T10">r:innen</text:span><text:span text:style-name="T1"> </text:span><text:reference-mark-start text:name="ZOTERO_ITEM CSL_CITATION {&quot;citationID&quot;:&quot;8w1N4V9s&quot;,&quot;properties&quot;:{&quot;formattedCitation&quot;:&quot;(Cao, 2024)&quot;,&quot;plainCitation&quot;:&quot;(Cao, 2024)&quot;,&quot;noteIndex&quot;:0},&quot;citationItems&quot;:[{&quot;id&quot;:7365,&quot;uris&quot;:[&quot;http://zotero.org/groups/5711052/items/BG5ETT6C&quot;],&quot;itemData&quot;:{&quot;id&quot;:7365,&quot;type&quot;:&quot;chapter&quot;,&quot;abstract&quot;:&quot;The fast development of artificial intelligence (AI) in the areas of automatic speech recognition and machine translation, in recent years, drives the application of Computer-aided interpretation (CAI) tools in various interpreting settings, such as consecutive, simultaneous and remote interpreting.&quot;,&quot;container-title&quot;:&quot;Proceedings of the 2024 3rd International Conference on Social Sciences and Humanities and Arts (SSHA 2024)&quot;,&quot;event-place&quot;:&quot;Paris&quot;,&quot;ISBN&quot;:&quot;978-2-38476-258-3&quot;,&quot;language&quot;:&quot;en&quot;,&quot;note&quot;:&quot;collection-title: Advances in Social Science, Education and Humanities Research\nDOI: 10.2991/978-2-38476-259-0_76&quot;,&quot;page&quot;:&quot;730-741&quot;,&quot;publisher&quot;:&quot;Atlantis Press SARL&quot;,&quot;publisher-place&quot;:&quot;Paris&quot;,&quot;source&quot;:&quot;DOI.org (Crossref)&quot;,&quot;title&quot;:&quot;Comparative Analysis of Machine Interpreting and Human Interpreting: Insights into Consecutive Interpreting Teaching&quot;,&quot;title-short&quot;:&quot;Comparative Analysis of Machine Interpreting and Human Interpreting&quot;,&quot;URL&quot;:&quot;https://www.atlantis-press.com/doi/10.2991/978-2-38476-259-0_76&quot;,&quot;volume&quot;:&quot;851&quot;,&quot;editor&quot;:[{&quot;family&quot;:&quot;Sedon&quot;,&quot;given&quot;:&quot;Mohd Fauzi Bin&quot;},{&quot;family&quot;:&quot;Khan&quot;,&quot;given&quot;:&quot;Intakhab Alam&quot;},{&quot;family&quot;:&quot;Birkök&quot;,&quot;given&quot;:&quot;Mehmet Cüneyt&quot;},{&quot;family&quot;:&quot;Chan&quot;,&quot;given&quot;:&quot;KinSun&quot;}],&quot;author&quot;:[{&quot;family&quot;:&quot;Cao&quot;,&quot;given&quot;:&quot;Ying&quot;}],&quot;accessed&quot;:{&quot;date-parts&quot;:[[&quot;2024&quot;,10,15]]},&quot;issued&quot;:{&quot;date-parts&quot;:[[&quot;2024&quot;]]}}}],&quot;schema&quot;:&quot;https://github.com/citation-style-language/schema/raw/master/csl-citation.json&quot;} RNDhs9zq0L1hs"/><text:span text:style-name="T1">(Cao, 2024)</text:span><text:reference-mark-end text:name="ZOTERO_ITEM CSL_CITATION {&quot;citationID&quot;:&quot;8w1N4V9s&quot;,&quot;properties&quot;:{&quot;formattedCitation&quot;:&quot;(Cao, 2024)&quot;,&quot;plainCitation&quot;:&quot;(Cao, 2024)&quot;,&quot;noteIndex&quot;:0},&quot;citationItems&quot;:[{&quot;id&quot;:7365,&quot;uris&quot;:[&quot;http://zotero.org/groups/5711052/items/BG5ETT6C&quot;],&quot;itemData&quot;:{&quot;id&quot;:7365,&quot;type&quot;:&quot;chapter&quot;,&quot;abstract&quot;:&quot;The fast development of artificial intelligence (AI) in the areas of automatic speech recognition and machine translation, in recent years, drives the application of Computer-aided interpretation (CAI) tools in various interpreting settings, such as consecutive, simultaneous and remote interpreting.&quot;,&quot;container-title&quot;:&quot;Proceedings of the 2024 3rd International Conference on Social Sciences and Humanities and Arts (SSHA 2024)&quot;,&quot;event-place&quot;:&quot;Paris&quot;,&quot;ISBN&quot;:&quot;978-2-38476-258-3&quot;,&quot;language&quot;:&quot;en&quot;,&quot;note&quot;:&quot;collection-title: Advances in Social Science, Education and Humanities Research\nDOI: 10.2991/978-2-38476-259-0_76&quot;,&quot;page&quot;:&quot;730-741&quot;,&quot;publisher&quot;:&quot;Atlantis Press SARL&quot;,&quot;publisher-place&quot;:&quot;Paris&quot;,&quot;source&quot;:&quot;DOI.org (Crossref)&quot;,&quot;title&quot;:&quot;Comparative Analysis of Machine Interpreting and Human Interpreting: Insights into Consecutive Interpreting Teaching&quot;,&quot;title-short&quot;:&quot;Comparative Analysis of Machine Interpreting and Human Interpreting&quot;,&quot;URL&quot;:&quot;https://www.atlantis-press.com/doi/10.2991/978-2-38476-259-0_76&quot;,&quot;volume&quot;:&quot;851&quot;,&quot;editor&quot;:[{&quot;family&quot;:&quot;Sedon&quot;,&quot;given&quot;:&quot;Mohd Fauzi Bin&quot;},{&quot;family&quot;:&quot;Khan&quot;,&quot;given&quot;:&quot;Intakhab Alam&quot;},{&quot;family&quot;:&quot;Birkök&quot;,&quot;given&quot;:&quot;Mehmet Cüneyt&quot;},{&quot;family&quot;:&quot;Chan&quot;,&quot;given&quot;:&quot;KinSun&quot;}],&quot;author&quot;:[{&quot;family&quot;:&quot;Cao&quot;,&quot;given&quot;:&quot;Ying&quot;}],&quot;accessed&quot;:{&quot;date-parts&quot;:[[&quot;2024&quot;,10,15]]},&quot;issued&quot;:{&quot;date-parts&quot;:[[&quot;2024&quot;]]}}}],&quot;schema&quot;:&quot;https://github.com/citation-style-language/schema/raw/master/csl-citation.json&quot;} RNDhs9zq0L1hs"/><text:span text:style-name="T1">. Die bessere Verständlichkeit bei Human-Verdolmetschungen lässt sich möglicherweise auf die Tatsache zurückführen, dass Menschen den situativen Kontext und sensorische Informationen außerhalb des Ausgangstexts, wie z.B. visuelle Informationen auf Folien, in die Verdolmetschung einfließen lassen, was für Maschinen derzeit (Stand 2024) noch nicht möglich ist </text:span><text:reference-mark-start text:name="ZOTERO_ITEM CSL_CITATION {&quot;citationID&quot;:&quot;AZgJ7S71&quot;,&quot;properties&quot;:{&quot;formattedCitation&quot;:&quot;(P\\uc0\\u246{}chhacker, 2024)&quot;,&quot;plainCitation&quot;:&quot;(Pöchhacker, 2024)&quot;,&quot;noteIndex&quot;:0},&quot;citationItems&quot;:[{&quot;id&quot;:7362,&quot;uris&quot;:[&quot;http://zotero.org/groups/5711052/items/DSHUV8P2&quot;],&quot;itemData&quot;:{&quot;id&quot;:7362,&quot;type&quot;:&quot;article-journal&quot;,&quot;abstract&quot;:&quot;This article first considers the question whether machine translation is translation and moves on to address the analogous issue for interpreting. After a review of the development and state of the art in machine interpreting, more commonly referred to as ‘spoken language translation’ or ‘speech translation’, the question of whether machine interpreting is interpreting is discussed – first with regard to terminology and conceptual distinctions and then in broader translation-theoretical frameworks. Using Otto Kade’s early definitional proposal as a point of departure, a reconceptualization is proposed in the form of a three-dimensional model designed to go beyond rigid taxonomies. The dimensions of agency, embodiment and immediacy are used to characterize translation as a graded concept in which these features may be more or less prominent.&quot;,&quot;container-title&quot;:&quot;Translation Spaces&quot;,&quot;DOI&quot;:&quot;10.1075/ts.23028.poc&quot;,&quot;ISSN&quot;:&quot;2211-3711, 2211-372X&quot;,&quot;journalAbbreviation&quot;:&quot;TS&quot;,&quot;language&quot;:&quot;en&quot;,&quot;license&quot;:&quot;http://creativecommons.org/licenses/by/4.0/&quot;,&quot;source&quot;:&quot;DOI.org (Crossref)&quot;,&quot;title&quot;:&quot;Is machine interpreting interpreting?&quot;,&quot;URL&quot;:&quot;http://www.jbe-platform.com/content/journals/10.1075/ts.23028.poc&quot;,&quot;author&quot;:[{&quot;family&quot;:&quot;Pöchhacker&quot;,&quot;given&quot;:&quot;Franz&quot;}],&quot;accessed&quot;:{&quot;date-parts&quot;:[[&quot;2024&quot;,10,15]]},&quot;issued&quot;:{&quot;date-parts&quot;:[[&quot;2024&quot;,5,21]]}}}],&quot;schema&quot;:&quot;https://github.com/citation-style-language/schema/raw/master/csl-citation.json&quot;} RNDSBZp4fm1QE"/><text:span text:style-name="T2">(P</text:span><text:span text:style-name="T3">öchhacker, 2024)</text:span><text:reference-mark-end text:name="ZOTERO_ITEM CSL_CITATION {&quot;citationID&quot;:&quot;AZgJ7S71&quot;,&quot;properties&quot;:{&quot;formattedCitation&quot;:&quot;(P\\uc0\\u246{}chhacker, 2024)&quot;,&quot;plainCitation&quot;:&quot;(Pöchhacker, 2024)&quot;,&quot;noteIndex&quot;:0},&quot;citationItems&quot;:[{&quot;id&quot;:7362,&quot;uris&quot;:[&quot;http://zotero.org/groups/5711052/items/DSHUV8P2&quot;],&quot;itemData&quot;:{&quot;id&quot;:7362,&quot;type&quot;:&quot;article-journal&quot;,&quot;abstract&quot;:&quot;This article first considers the question whether machine translation is translation and moves on to address the analogous issue for interpreting. After a review of the development and state of the art in machine interpreting, more commonly referred to as ‘spoken language translation’ or ‘speech translation’, the question of whether machine interpreting is interpreting is discussed – first with regard to terminology and conceptual distinctions and then in broader translation-theoretical frameworks. Using Otto Kade’s early definitional proposal as a point of departure, a reconceptualization is proposed in the form of a three-dimensional model designed to go beyond rigid taxonomies. The dimensions of agency, embodiment and immediacy are used to characterize translation as a graded concept in which these features may be more or less prominent.&quot;,&quot;container-title&quot;:&quot;Translation Spaces&quot;,&quot;DOI&quot;:&quot;10.1075/ts.23028.poc&quot;,&quot;ISSN&quot;:&quot;2211-3711, 2211-372X&quot;,&quot;journalAbbreviation&quot;:&quot;TS&quot;,&quot;language&quot;:&quot;en&quot;,&quot;license&quot;:&quot;http://creativecommons.org/licenses/by/4.0/&quot;,&quot;source&quot;:&quot;DOI.org (Crossref)&quot;,&quot;title&quot;:&quot;Is machine interpreting interpreting?&quot;,&quot;URL&quot;:&quot;http://www.jbe-platform.com/content/journals/10.1075/ts.23028.poc&quot;,&quot;author&quot;:[{&quot;family&quot;:&quot;Pöchhacker&quot;,&quot;given&quot;:&quot;Franz&quot;}],&quot;accessed&quot;:{&quot;date-parts&quot;:[[&quot;2024&quot;,10,15]]},&quot;issued&quot;:{&quot;date-parts&quot;:[[&quot;2024&quot;,5,21]]}}}],&quot;schema&quot;:&quot;https://github.com/citation-style-language/schema/raw/master/csl-citation.json&quot;} RNDSBZp4fm1QE"/><text:span text:style-name="T1">. </text:span>  </text:p>
      <text:p text:style-name="P7"/>
      <text:p text:style-name="P8">Translation-Apps</text:p>
      <text:p text:style-name="P7"><text:span text:style-name="T1">Wir möchten hier auch noch kurz auf die Anwendung von Übersetzungs-Apps eingehen. Diese stellen meist eine Mischform aus schriftlicher und mündlicher Übersetzung dar. Sie sind von großer Bedeutung, da sie für viele Alltagssituationen verwendet werden (Tourismus, Gesundheitswesen, Behörden). </text:span><text:span text:style-name="T13">Erste Studien lassen vermuten, dass Sie eine große Erleichterung bei der Kommunikation z. B. Im Gesundheitsbereich darstellen. </text:span><text:span text:style-name="T1">Panayioutou et al. </text:span><text:reference-mark-start text:name="ZOTERO_ITEM CSL_CITATION {&quot;citationID&quot;:&quot;2LjXhSHm&quot;,&quot;properties&quot;:{&quot;formattedCitation&quot;:&quot;(Panayiotou et al., 2020)&quot;,&quot;plainCitation&quot;:&quot;(Panayiotou et al., 2020)&quot;,&quot;noteIndex&quot;:0},&quot;citationItems&quot;:[{&quot;id&quot;:7494,&quot;uris&quot;:[&quot;http://zotero.org/groups/5711052/items/KWRRR889&quot;],&quot;itemData&quot;:{&quot;id&quot;:7494,&quot;type&quot;:&quot;article-journal&quot;,&quot;abstract&quot;:&quot;Abstract\n            \n              Aims and objectives\n              To understand the attitudes and perceptions of older people with limited English proficiency (LEP) and healthcare workers to using mobile translation technology for overcoming language barriers in the healthcare setting.\n            \n            \n              Background\n              Australia's cohort of people aged 65 and over has a sizeable population with LEP. In healthcare settings, difficulties with communication may potentially result in inadequate care. Mobile language translation applications have been identified as a potential way to improve communication between patients and healthcare staff when used as an adjunct to professional interpreters in low‐risk scenarios; however, the perceptions of the use of mobile translation applications for such communication is unknown.\n            \n            \n              Methods\n              A multi‐method design was used. Focus group discussions were conducted with older people from culturally and linguistically diverse (CALD) backgrounds and nursing and allied health professionals to understand their perceptions of translation technology. Qualitative data were analysed using inductive content analysis. Qualitative findings were reported using the Standards for Reporting of Qualitative Research (SRQR) checklist. Participants also appraised three existing translation apps via survey and results were analysed using descriptive statistics.\n            \n            \n              Results\n              \n                Overall, older people from CALD backgrounds (\n                n\n                 = 12) and healthcare staff (\n                n\n                 = 17) agreed that translation technology could play a role in reducing communication barriers. There was enthusiasm amongst older people to learn and use the technology, while healthcare staff saw the potential to address communication barriers in their own work. Barriers identified by older people and healthcare staff included: accuracy of translation and phrases, possible technological learning curves, risk of mistranslation in high‐risk conversation and inability to check accuracy of translation. Fixed‐phrase translation apps were seen as more favourable than real‐time voice‐to‐voice mobile translation applications.\n              \n            \n            \n              Conclusions\n              Older people from CALD backgrounds and healthcare staff were open to the use of mobile translation applications for everyday healthcare communications.\n            \n            \n              Relevance to clinical practice\n              Translation applications may have a role in reducing language barriers in everyday healthcare communication but context, accuracy and ease of use need to be considered.&quot;,&quot;container-title&quot;:&quot;Journal of Clinical Nursing&quot;,&quot;DOI&quot;:&quot;10.1111/jocn.15390&quot;,&quot;ISSN&quot;:&quot;0962-1067, 1365-2702&quot;,&quot;issue&quot;:&quot;17-18&quot;,&quot;journalAbbreviation&quot;:&quot;Journal of Clinical Nursing&quot;,&quot;language&quot;:&quot;en&quot;,&quot;page&quot;:&quot;3516-3526&quot;,&quot;source&quot;:&quot;DOI.org (Crossref)&quot;,&quot;title&quot;:&quot;The perceptions of translation apps for everyday health care in healthcare workers and older people: A multi‐method study&quot;,&quot;title-short&quot;:&quot;The perceptions of translation apps for everyday health care in healthcare workers and older people&quot;,&quot;volume&quot;:&quot;29&quot;,&quot;author&quot;:[{&quot;family&quot;:&quot;Panayiotou&quot;,&quot;given&quot;:&quot;Anita&quot;},{&quot;family&quot;:&quot;Hwang&quot;,&quot;given&quot;:&quot;Kerry&quot;},{&quot;family&quot;:&quot;Williams&quot;,&quot;given&quot;:&quot;Sue&quot;},{&quot;family&quot;:&quot;Chong&quot;,&quot;given&quot;:&quot;Terence W. H.&quot;},{&quot;family&quot;:&quot;LoGiudice&quot;,&quot;given&quot;:&quot;Dina&quot;},{&quot;family&quot;:&quot;Haralambous&quot;,&quot;given&quot;:&quot;Betty&quot;},{&quot;family&quot;:&quot;Lin&quot;,&quot;given&quot;:&quot;Xiaoping&quot;},{&quot;family&quot;:&quot;Zucchi&quot;,&quot;given&quot;:&quot;Emiliano&quot;},{&quot;family&quot;:&quot;Mascitti‐Meuter&quot;,&quot;given&quot;:&quot;Monita&quot;},{&quot;family&quot;:&quot;Goh&quot;,&quot;given&quot;:&quot;Anita M. Y.&quot;},{&quot;family&quot;:&quot;You&quot;,&quot;given&quot;:&quot;Emily&quot;},{&quot;family&quot;:&quot;Batchelor&quot;,&quot;given&quot;:&quot;Frances&quot;}],&quot;issued&quot;:{&quot;date-parts&quot;:[[&quot;2020&quot;,9]]}}}],&quot;schema&quot;:&quot;https://github.com/citation-style-language/schema/raw/master/csl-citation.json&quot;} RNDrS12ROJ3oG"/><text:span text:style-name="T1">(2020)</text:span><text:reference-mark-end text:name="ZOTERO_ITEM CSL_CITATION {&quot;citationID&quot;:&quot;2LjXhSHm&quot;,&quot;properties&quot;:{&quot;formattedCitation&quot;:&quot;(Panayiotou et al., 2020)&quot;,&quot;plainCitation&quot;:&quot;(Panayiotou et al., 2020)&quot;,&quot;noteIndex&quot;:0},&quot;citationItems&quot;:[{&quot;id&quot;:7494,&quot;uris&quot;:[&quot;http://zotero.org/groups/5711052/items/KWRRR889&quot;],&quot;itemData&quot;:{&quot;id&quot;:7494,&quot;type&quot;:&quot;article-journal&quot;,&quot;abstract&quot;:&quot;Abstract\n            \n              Aims and objectives\n              To understand the attitudes and perceptions of older people with limited English proficiency (LEP) and healthcare workers to using mobile translation technology for overcoming language barriers in the healthcare setting.\n            \n            \n              Background\n              Australia's cohort of people aged 65 and over has a sizeable population with LEP. In healthcare settings, difficulties with communication may potentially result in inadequate care. Mobile language translation applications have been identified as a potential way to improve communication between patients and healthcare staff when used as an adjunct to professional interpreters in low‐risk scenarios; however, the perceptions of the use of mobile translation applications for such communication is unknown.\n            \n            \n              Methods\n              A multi‐method design was used. Focus group discussions were conducted with older people from culturally and linguistically diverse (CALD) backgrounds and nursing and allied health professionals to understand their perceptions of translation technology. Qualitative data were analysed using inductive content analysis. Qualitative findings were reported using the Standards for Reporting of Qualitative Research (SRQR) checklist. Participants also appraised three existing translation apps via survey and results were analysed using descriptive statistics.\n            \n            \n              Results\n              \n                Overall, older people from CALD backgrounds (\n                n\n                 = 12) and healthcare staff (\n                n\n                 = 17) agreed that translation technology could play a role in reducing communication barriers. There was enthusiasm amongst older people to learn and use the technology, while healthcare staff saw the potential to address communication barriers in their own work. Barriers identified by older people and healthcare staff included: accuracy of translation and phrases, possible technological learning curves, risk of mistranslation in high‐risk conversation and inability to check accuracy of translation. Fixed‐phrase translation apps were seen as more favourable than real‐time voice‐to‐voice mobile translation applications.\n              \n            \n            \n              Conclusions\n              Older people from CALD backgrounds and healthcare staff were open to the use of mobile translation applications for everyday healthcare communications.\n            \n            \n              Relevance to clinical practice\n              Translation applications may have a role in reducing language barriers in everyday healthcare communication but context, accuracy and ease of use need to be considered.&quot;,&quot;container-title&quot;:&quot;Journal of Clinical Nursing&quot;,&quot;DOI&quot;:&quot;10.1111/jocn.15390&quot;,&quot;ISSN&quot;:&quot;0962-1067, 1365-2702&quot;,&quot;issue&quot;:&quot;17-18&quot;,&quot;journalAbbreviation&quot;:&quot;Journal of Clinical Nursing&quot;,&quot;language&quot;:&quot;en&quot;,&quot;page&quot;:&quot;3516-3526&quot;,&quot;source&quot;:&quot;DOI.org (Crossref)&quot;,&quot;title&quot;:&quot;The perceptions of translation apps for everyday health care in healthcare workers and older people: A multi‐method study&quot;,&quot;title-short&quot;:&quot;The perceptions of translation apps for everyday health care in healthcare workers and older people&quot;,&quot;volume&quot;:&quot;29&quot;,&quot;author&quot;:[{&quot;family&quot;:&quot;Panayiotou&quot;,&quot;given&quot;:&quot;Anita&quot;},{&quot;family&quot;:&quot;Hwang&quot;,&quot;given&quot;:&quot;Kerry&quot;},{&quot;family&quot;:&quot;Williams&quot;,&quot;given&quot;:&quot;Sue&quot;},{&quot;family&quot;:&quot;Chong&quot;,&quot;given&quot;:&quot;Terence W. H.&quot;},{&quot;family&quot;:&quot;LoGiudice&quot;,&quot;given&quot;:&quot;Dina&quot;},{&quot;family&quot;:&quot;Haralambous&quot;,&quot;given&quot;:&quot;Betty&quot;},{&quot;family&quot;:&quot;Lin&quot;,&quot;given&quot;:&quot;Xiaoping&quot;},{&quot;family&quot;:&quot;Zucchi&quot;,&quot;given&quot;:&quot;Emiliano&quot;},{&quot;family&quot;:&quot;Mascitti‐Meuter&quot;,&quot;given&quot;:&quot;Monita&quot;},{&quot;family&quot;:&quot;Goh&quot;,&quot;given&quot;:&quot;Anita M. Y.&quot;},{&quot;family&quot;:&quot;You&quot;,&quot;given&quot;:&quot;Emily&quot;},{&quot;family&quot;:&quot;Batchelor&quot;,&quot;given&quot;:&quot;Frances&quot;}],&quot;issued&quot;:{&quot;date-parts&quot;:[[&quot;2020&quot;,9]]}}}],&quot;schema&quot;:&quot;https://github.com/citation-style-language/schema/raw/master/csl-citation.json&quot;} RNDrS12ROJ3oG"/><text:span text:style-name="T1"> untersuchten die Einstellung von älteren Menschen mit kulturell diversem Hintergrund im Altenheim und deren Pflegepersonal zum Einsatz von Translation-Apps. Die Befragten waren den Apps eher positiv eingestellt. Dabei bevorzugten sie allerdings vorgefertigte Satzvorschläge gegenüber freien Übersetzungen von Google Translate, da diese fehleranfällig seien.</text:span></text:p>
      <text:p text:style-name="P12"><text:span text:style-name="T13">Auch für Menschen mit Migrationshintergrund können sie eine große Kommunikationshilfe darstellen. </text:span><text:span text:style-name="T1">Liebling et al. </text:span><text:reference-mark-start text:name="ZOTERO_ITEM CSL_CITATION {&quot;citationID&quot;:&quot;eKTKzkTb&quot;,&quot;properties&quot;:{&quot;formattedCitation&quot;:&quot;(Liebling et al., 2020)&quot;,&quot;plainCitation&quot;:&quot;(Liebling et al., 2020)&quot;,&quot;noteIndex&quot;:0},&quot;citationItems&quot;:[{&quot;id&quot;:7492,&quot;uris&quot;:[&quot;http://zotero.org/groups/5711052/items/FSWTXEU5&quot;],&quot;itemData&quot;:{&quot;id&quot;:7492,&quot;type&quot;:&quot;paper-conference&quot;,&quot;container-title&quot;:&quot;Proceedings of the 2020 CHI Conference on Human Factors in Computing Systems&quot;,&quot;DOI&quot;:&quot;10.1145/3313831.3376261&quot;,&quot;event-place&quot;:&quot;Honolulu HI USA&quot;,&quot;event-title&quot;:&quot;CHI '20: CHI Conference on Human Factors in Computing Systems&quot;,&quot;ISBN&quot;:&quot;978-1-4503-6708-0&quot;,&quot;language&quot;:&quot;en&quot;,&quot;page&quot;:&quot;1-13&quot;,&quot;publisher&quot;:&quot;ACM&quot;,&quot;publisher-place&quot;:&quot;Honolulu HI USA&quot;,&quot;source&quot;:&quot;DOI.org (Crossref)&quot;,&quot;title&quot;:&quot;Unmet Needs and Opportunities for Mobile Translation AI&quot;,&quot;URL&quot;:&quot;https://dl.acm.org/doi/10.1145/3313831.3376261&quot;,&quot;author&quot;:[{&quot;family&quot;:&quot;Liebling&quot;,&quot;given&quot;:&quot;Daniel J.&quot;},{&quot;family&quot;:&quot;Lahav&quot;,&quot;given&quot;:&quot;Michal&quot;},{&quot;family&quot;:&quot;Evans&quot;,&quot;given&quot;:&quot;Abigail&quot;},{&quot;family&quot;:&quot;Donsbach&quot;,&quot;given&quot;:&quot;Aaron&quot;},{&quot;family&quot;:&quot;Holbrook&quot;,&quot;given&quot;:&quot;Jess&quot;},{&quot;family&quot;:&quot;Smus&quot;,&quot;given&quot;:&quot;Boris&quot;},{&quot;family&quot;:&quot;Boran&quot;,&quot;given&quot;:&quot;Lindsey&quot;}],&quot;accessed&quot;:{&quot;date-parts&quot;:[[&quot;2024&quot;,10,22]]},&quot;issued&quot;:{&quot;date-parts&quot;:[[&quot;2020&quot;,4,21]]}}}],&quot;schema&quot;:&quot;https://github.com/citation-style-language/schema/raw/master/csl-citation.json&quot;} RNDmM7UtblNSu"/><text:span text:style-name="T1">(2020)</text:span><text:reference-mark-end text:name="ZOTERO_ITEM CSL_CITATION {&quot;citationID&quot;:&quot;eKTKzkTb&quot;,&quot;properties&quot;:{&quot;formattedCitation&quot;:&quot;(Liebling et al., 2020)&quot;,&quot;plainCitation&quot;:&quot;(Liebling et al., 2020)&quot;,&quot;noteIndex&quot;:0},&quot;citationItems&quot;:[{&quot;id&quot;:7492,&quot;uris&quot;:[&quot;http://zotero.org/groups/5711052/items/FSWTXEU5&quot;],&quot;itemData&quot;:{&quot;id&quot;:7492,&quot;type&quot;:&quot;paper-conference&quot;,&quot;container-title&quot;:&quot;Proceedings of the 2020 CHI Conference on Human Factors in Computing Systems&quot;,&quot;DOI&quot;:&quot;10.1145/3313831.3376261&quot;,&quot;event-place&quot;:&quot;Honolulu HI USA&quot;,&quot;event-title&quot;:&quot;CHI '20: CHI Conference on Human Factors in Computing Systems&quot;,&quot;ISBN&quot;:&quot;978-1-4503-6708-0&quot;,&quot;language&quot;:&quot;en&quot;,&quot;page&quot;:&quot;1-13&quot;,&quot;publisher&quot;:&quot;ACM&quot;,&quot;publisher-place&quot;:&quot;Honolulu HI USA&quot;,&quot;source&quot;:&quot;DOI.org (Crossref)&quot;,&quot;title&quot;:&quot;Unmet Needs and Opportunities for Mobile Translation AI&quot;,&quot;URL&quot;:&quot;https://dl.acm.org/doi/10.1145/3313831.3376261&quot;,&quot;author&quot;:[{&quot;family&quot;:&quot;Liebling&quot;,&quot;given&quot;:&quot;Daniel J.&quot;},{&quot;family&quot;:&quot;Lahav&quot;,&quot;given&quot;:&quot;Michal&quot;},{&quot;family&quot;:&quot;Evans&quot;,&quot;given&quot;:&quot;Abigail&quot;},{&quot;family&quot;:&quot;Donsbach&quot;,&quot;given&quot;:&quot;Aaron&quot;},{&quot;family&quot;:&quot;Holbrook&quot;,&quot;given&quot;:&quot;Jess&quot;},{&quot;family&quot;:&quot;Smus&quot;,&quot;given&quot;:&quot;Boris&quot;},{&quot;family&quot;:&quot;Boran&quot;,&quot;given&quot;:&quot;Lindsey&quot;}],&quot;accessed&quot;:{&quot;date-parts&quot;:[[&quot;2024&quot;,10,22]]},&quot;issued&quot;:{&quot;date-parts&quot;:[[&quot;2020&quot;,4,21]]}}}],&quot;schema&quot;:&quot;https://github.com/citation-style-language/schema/raw/master/csl-citation.json&quot;} RNDmM7UtblNSu"/><text:span text:style-name="T1"> führten eine Untersuchung mit Migranten in den USA und in Indien </text:span><text:soft-page-break/><text:span text:style-name="T1">durch. Die Migranten in den USA verwendeten Translation-Apps sehr häufig und es war ein wichtiges Hilfsmittel für Sie, um sich verständlich zu machen. Sie gaben allerdings an, dass nicht alle Kommunikationspartner bereit wären über das Smartphone mit ihnen zu kommunizieren und es wurde angemerkt, dass die Bedienung der derzeit existierenden Apps in stressigen Situationen zu schwierig sei. </text:span></text:p>
      <text:p text:style-name="P5"><text:span text:style-name="T1"/></text:p>
      <text:p text:style-name="P7"><text:span text:style-name="T7">Fazit und Ausblick</text:span></text:p>
      <text:p text:style-name="P7"><text:span text:style-name="T7"/></text:p>
      <text:p text:style-name="P6">Betrachtet man psychologische Aspekte des technologiegestützten Übersetzens und Dolmetschens zeichnen sich drei größere Bereiche ab, die betroffen sind: 1)die objektive kognitive Beeinflussung der mit den Technologien arbeitenden Menschen, 2) die subjektive Wahrnehmung der Technologien durch diese Menschen und 3) die Wahrnehmung der Translate durch die End-Nutzer:<text:span text:style-name="T14">innen</text:span>. </text:p>
      <text:p text:style-name="P6">Wie dieses Kapitel zeigt, sind diese Bereiche unterschiedlich gut erforscht. Insgesamt gibt es mehr Studien zum Übersetzen als zum Dolmetschen, was auf die vergleichsweise junge Entwicklung von CAI-Tools zurückgeführt werden kann. </text:p>
      <text:p text:style-name="P6">Vor allem die Beeinflussung von kognitiven Prozessen ist im Übersetzen bereits relativ gut erforscht und deutet darauf hin, dass Translationstechnologien zu mehr Produktivität und geringeren kognitiven Belastungen führen kann. Die subjektive Wahrnehmung der Technologien ist im Übersetzen bereits ebenfalls recht gut erforscht und lässt darauf schließen, dass es durchaus Vorurteile gegenüber den Technologien gibt, die nicht in Einklang mit den kognitiven Vorteilen sind. Eine stärkere Einbindung von Übersetze<text:span text:style-name="T14">r:innen</text:span> in die Entwicklung von Tools könnte dabei die Zufriedenheit steigern. Im Bereich des Dolmetschens zeigt sich hingegen, dass automatische Einblendungen Auswirkungen auf die Satzplanung haben. Das gilt auch für die Wahrnehmung durch den End-Nutzer:<text:span text:style-name="T14">innen</text:span> von Verdolmetschungen. In Bezug auf schriftliche Übersetzungen und auch Translations-Apps scheinen die End-Nutzer diese je nach Situation gerne einzusetzen. </text:p>
      <text:p text:style-name="P6"><text:span text:style-name="T14">Insgesamt wird deutlich, dass </text:span>einige offene Fragen <text:span text:style-name="T14">bezüglich der psychologischen Aspekte von Translationstechnologien offen bleiben</text:span>. Vor allem die subjektive Wahrnehmung von Dolmetsche:<text:span text:style-name="T14">rinnen</text:span> bezüglich der existierenden Technologien, aber auch die Zufriedenheit der End-Nutzer:<text:span text:style-name="T14">innen</text:span> muss weiter untersucht werden. Dies <text:span text:style-name="T14">könnte eine Möglichkeit darstellen, </text:span>Technologien besser auf die Bedürfnisse und Erwartungen der am Translationsprozess beteiligten Menschen anzupassen.</text:p>
      <text:p text:style-name="P7"> </text:p>
      <text:p text:style-name="P3">Literatur</text:p>
      <text:section text:style-name="Sect1" text:name="ZOTERO_BIBL {&quot;uncited&quot;:[],&quot;omitted&quot;:[],&quot;custom&quot;:[]} CSL_BIBLIOGRAPHY RNDM2O2SAl2tr">
        <text:p text:style-name="P13">Álvarez-Pérez, B., &amp; Pérez-Luzardo Díaz, J. (2024). Towards a tool for the integrated management of the interpreter’s prior preparation: A pilot study. <text:span text:style-name="T15">Cadernos de Tradução</text:span>, <text:span text:style-name="T15">44</text:span>(1), 1–16. https://doi.org/10.5007/2175-7968.2024.e95229</text:p>
        <text:p text:style-name="P13"><text:soft-page-break/>Alvarez-Vidal, S., Oliver, A., &amp; Badia, T. (2020). Post-editing for Professional Translators: Cheer or Fear? <text:span text:style-name="T15">Tradumàtica tecnologies de la traducció</text:span>, <text:span text:style-name="T15">18</text:span>, 49–69. https://doi.org/10.5565/rev/tradumatica.275</text:p>
        <text:p text:style-name="P13">Asscher, O., &amp; Glikson, E. (2021). Human evaluations of machine translation in an ethically charged situation. <text:span text:style-name="T15">New Media &amp; Society</text:span>, <text:span text:style-name="T15">25</text:span>(5), 1087–1107. https://doi.org/10.1177/14614448211018833</text:p>
        <text:p text:style-name="P13">Bowker, L. (2009). Can Machine Translation meet the needs of official language minority communities in Canada? A recipient evaluation. <text:span text:style-name="T15">Linguistica Antverpiensia</text:span>, <text:span text:style-name="T15">8</text:span>, 123–155.</text:p>
        <text:p text:style-name="P13">Bowker, L., &amp; Buitrago Ciro, J. (2015). Investigating the usefulness of machine translation for newcomers at the public library. <text:span text:style-name="T15">Translation and Interpreting Studies</text:span>, <text:span text:style-name="T15">10</text:span>(2), 165–186. https://doi.org/10.1075/tis.10.2.01bow</text:p>
        <text:p text:style-name="P13">Briva-Iglesias, V., O’Brien, S., &amp; Cowan, B. R. (2023). The impact of traditional and interactive post-editing on Machine Translation User Experience, quality, and productivity. <text:span text:style-name="T15">Translation, Cognition &amp; Behavior</text:span>, <text:span text:style-name="T15">6</text:span>(1), 60–86. https://doi.org/10.1075/tcb.00077.bri</text:p>
        <text:p text:style-name="P13">Cadwell, P., O’Brien, S., &amp; Teixeira, C. S. C. (2018). Resistance and accommodation: Factors for the (non-) adoption of machine translation among professional translators. <text:span text:style-name="T15">Perspectives</text:span>, <text:span text:style-name="T15">26</text:span>(3), 301–321. https://doi.org/10.1080/0907676X.2017.1337210</text:p>
        <text:p text:style-name="P13">Cao, Y. (2024). Comparative Analysis of Machine Interpreting and Human Interpreting: Insights into Consecutive Interpreting Teaching. In M. F. B. Sedon, I. A. Khan, M. C. Birkök, &amp; K. Chan (Hrsg.), <text:span text:style-name="T15">Proceedings of the 2024 3rd International Conference on Social Sciences and Humanities and Arts (SSHA 2024)</text:span> (Bd. 851, S. 730–741). Atlantis Press SARL. https://doi.org/10.2991/978-2-38476-259-0_76</text:p>
        <text:p text:style-name="P13">Carl, M., Gutermuth, S., &amp; Hansen-Schirra, S. (2017). Post-editing machine translation—Efficiency, strategies, and revision processes in professional translation settings. In <text:span text:style-name="T15">Psycholinguistec and Cognitive Inquiries into Translation and Interpreting</text:span> (S. 145–174). John Benjamins Publishing Company.</text:p>
        <text:p text:style-name="P13">Carl, M., &amp; Schaeffer, M. J. (2017). Why Translation Is Difficult: A Corpus-Based Study of Non-Literality in Post-Editing and From-Scratch Translation. <text:span text:style-name="T15">HERMES - Journal of Language and Communication in Business</text:span>, <text:span text:style-name="T15">56</text:span>, 43–57. https://doi.org/10.7146/hjlcb.v0i56.97201</text:p>
        <text:p text:style-name="P13">Chang, C., Wu, M. M., &amp; Kuo, T. G. (2018). Conference interpreting and knowledge acquisition: How professional interpreters tackle unfamiliar topics. <text:span text:style-name="T15">Interpreting. International Journal of Research and Practice in Interpreting</text:span>, <text:span text:style-name="T15">20</text:span>(2), 204–231. https://doi.org/10.1075/intp.00010.cha</text:p>
        <text:p text:style-name="P13">Daems, J., Vandepitte, S., Hartsuiker, R. J., &amp; Macken, L. (2017). Translation Methods and Experience: A Comparative Analysis of Human Translation and Post-editing with Students and Professional Translators. <text:span text:style-name="T15">Meta</text:span>, <text:span text:style-name="T15">62</text:span>(2), 245–270. https://doi.org/10.7202/1041023ar</text:p>
        <text:p text:style-name="P13">Defrancq, B., &amp; Fantinuoli, C. (2021). Automatic speech recognition in the booth: Assessment of system performance, interpreters’ performances and interactions in the context of numbers. <text:soft-page-break/><text:span text:style-name="T15">Target. International Journal of Translation Studies</text:span>, <text:span text:style-name="T15">33</text:span>(1), 73–102. https://doi.org/10.1075/target.19166.def</text:p>
        <text:p text:style-name="P13">Desmet, B., Vandierendonck, M., &amp; Defrancq, B. (2018). Simultaneous interpretation of numbers and the impact of technological support. In Fantinuoli (Hrsg.), <text:span text:style-name="T15">Interpreting and technology</text:span> (S. 13–27). Language Science Press.</text:p>
        <text:p text:style-name="P13">Dillon, S., &amp; Fraser, J. (2007). Translators and TM: An investigation of translators’ perceptions of translation memory adoption. <text:span text:style-name="T15">Machine Translation</text:span>, <text:span text:style-name="T15">20</text:span>(2), 67–79. https://doi.org/10.1007/s10590-006-9004-8</text:p>
        <text:p text:style-name="P13">Frittella, F. M. (2023). <text:span text:style-name="T15">Usability research for interpreter-centred technology: The case study of SmarTerp</text:span>. https://doi.org/10.5281/ZENODO.7376351</text:p>
        <text:p text:style-name="P13">Gieshoff, A. C., Schuler, M., &amp; Jahany, Z. (2024). The augmented interpreter – a pilot study on the usability of augmented reality technology in interpreting. <text:span text:style-name="T15">Interpreting</text:span>, <text:span text:style-name="T15">Interpreting</text:span>.</text:p>
        <text:p text:style-name="P13">Gile, D. (2009). <text:span text:style-name="T15">Basic concepts and models for interpreter and translator training</text:span> (Rev. ed). John Benjamins.</text:p>
        <text:p text:style-name="P13">Guerberof Arenas, A. (2013). What do professional translators thing about post-editing. <text:span text:style-name="T15">The Journal of Specialised Translation</text:span>, <text:span text:style-name="T15">19</text:span>, 75–95.</text:p>
        <text:p text:style-name="P13">Guo, M., Han, L., &amp; Anacleto, M. T. (2022). Computer-Assisted Interpreting Tools: Status Quo and Future Trends. <text:span text:style-name="T15">Theory and Practice in Language Studies</text:span>, <text:span text:style-name="T15">13</text:span>(1), 89–99. https://doi.org/10.17507/tpls.1301.11</text:p>
        <text:p text:style-name="P13">Kasperė, R., Horbačauskienė, J., Motiejūnienė, J., Liubinienė, V., Patašienė, I., &amp; Patašius, M. (2021). Towards Sustainable Use of Machine Translation: Usability and Perceived Quality from the End-User Perspective. <text:span text:style-name="T15">Sustainability</text:span>, <text:span text:style-name="T15">13</text:span>(23), 13430. https://doi.org/10.3390/su132313430</text:p>
        <text:p text:style-name="P13">Kerremans, K., Gutiérrez, R. L., Stengers, H., Cox, A., &amp; Rillof, P. (2019). Technology use by public service interpreters and translators: The link between frequency of use and forms of prior training. <text:span text:style-name="T15">FITISPos International Journal</text:span>, <text:span text:style-name="T15">6</text:span>(1), 107–122. https://doi.org/10.37536/FITISPos-IJ.2019.6.1.211</text:p>
        <text:p text:style-name="P13">Koehn, P. (2020). <text:span text:style-name="T15">Neural Machine Translation</text:span> (1. Aufl.). Cambridge University Press. https://doi.org/10.1017/9781108608480</text:p>
        <text:p text:style-name="P13">Läubli, S., &amp; Orrego-Carmona, D. (2017). When Google Translate is better than some human colleagues, those people are no longer colleagues. <text:span text:style-name="T15">Proceedings of Translating and the Computer</text:span>, <text:span text:style-name="T15">39</text:span>, 59–69.</text:p>
        <text:p text:style-name="P13">LeBlanc, M. (2013). Translators on translation memory (TM). Results of an ethnographic study in three translation services and agencies. <text:span text:style-name="T15">Translation &amp; Interpreting</text:span>, <text:span text:style-name="T15">5</text:span>(2), 1–13.</text:p>
        <text:p text:style-name="P13">Lee, N., &amp; Lee, K. (2024). Travelers’ viewpoints on machine translation using Q methodology: A perspective of consumption value theory. <text:span text:style-name="T15">Information Technology &amp; Tourism</text:span>. https://doi.org/10.1007/s40558-024-00296-x</text:p>
        <text:p text:style-name="P13"><text:soft-page-break/>Liebling, D. J., Lahav, M., Evans, A., Donsbach, A., Holbrook, J., Smus, B., &amp; Boran, L. (2020). Unmet Needs and Opportunities for Mobile Translation AI. <text:span text:style-name="T15">Proceedings of the 2020 CHI Conference on Human Factors in Computing Systems</text:span>, 1–13. https://doi.org/10.1145/3313831.3376261</text:p>
        <text:p text:style-name="P13">Liu, Y., &amp; Liang, J. (2024). Multidimensional comparison of Chinese-English interpreting outputs from human and machine: Implications for interpreting education in the machine-translation age. <text:span text:style-name="T15">Linguistics and Education</text:span>, <text:span text:style-name="T15">80</text:span>, 101273. https://doi.org/10.1016/j.linged.2024.101273</text:p>
        <text:p text:style-name="P13">O’Brien, S. (2007). EYE‐TRACKING AND TRANSLATION MEMORY MATCHES. <text:span text:style-name="T15">Perspectives</text:span>, <text:span text:style-name="T15">14</text:span>(3), 185–205. https://doi.org/10.1080/09076760708669037</text:p>
        <text:p text:style-name="P13">O’Brien, S. (2024). Human-Centered augmented translation: Against antagonistic dualisms. <text:span text:style-name="T15">Perspectives</text:span>, <text:span text:style-name="T15">32</text:span>(3), 391–406. https://doi.org/10.1080/0907676X.2023.2247423</text:p>
        <text:p text:style-name="P13">O’Brien, S., &amp; Moorkens, J. (2014). Towards intelligent post-editing interfaces. In W. Baur, B. Eichner, S. Kalina, N. Kessler, F. Mayer, &amp; J. Orsted (Hrsg.), <text:span text:style-name="T15">Proceedings of the XXth FIT World Congress</text:span> (S. 131–137). BDÜ Fachverlag.</text:p>
        <text:p text:style-name="P13">Panayiotou, A., Hwang, K., Williams, S., Chong, T. W. H., LoGiudice, D., Haralambous, B., Lin, X., Zucchi, E., Mascitti‐Meuter, M., Goh, A. M. Y., You, E., &amp; Batchelor, F. (2020). The perceptions of translation apps for everyday health care in healthcare workers and older people: A multi‐method study. <text:span text:style-name="T15">Journal of Clinical Nursing</text:span>, <text:span text:style-name="T15">29</text:span>(17–18), 3516–3526. https://doi.org/10.1111/jocn.15390</text:p>
        <text:p text:style-name="P13">Pérez Pérez, P. S. (2018). The use of a corpus management tool for the preparation of interpreting assignments: A case study. <text:span text:style-name="T15">The International Journal of Translation and Interpreting Research</text:span>, <text:span text:style-name="T15">10</text:span>(1). https://doi.org/10.12807/ti.110201.2018.a08</text:p>
        <text:p text:style-name="P13">Pisani, E., &amp; Fantinuoli, C. (2021). Measuring the Impact of Automatic Speech Regnition on Number Rendition in Simultaneous interpreting. In C. Wang &amp; B. Zheng (Hrsg.), <text:span text:style-name="T15">Empirical Studies of Translation and Interpreting: The Post-Structuralist Approach</text:span> (1. Aufl.). Routledge. https://doi.org/10.4324/9781003017400</text:p>
        <text:p text:style-name="P13">Pöchhacker, F. (2024). Is machine interpreting interpreting? <text:span text:style-name="T15">Translation Spaces</text:span>. https://doi.org/10.1075/ts.23028.poc</text:p>
        <text:p text:style-name="P13">Prandi, B. (2023). <text:span text:style-name="T15">Computer-assisted simultaneous interpreting: A cognitive-experimental study on terminology</text:span>. Language Science Press. https://zenodo.org/record/7143056</text:p>
        <text:p text:style-name="P13">Rütten. (2013). Pragmatik in der Informations- und Wissensarbeit von Konferenzdolmetschern. In B. Ahrens, S. Hansen-Schirra, M. Krein-Kühle, &amp; M. Schreiber (Hrsg.), <text:span text:style-name="T15">Translationswissenschaftliches Kolloquium II</text:span>. Peter Lang D. https://doi.org/10.3726/978-3-653-02501-9</text:p>
        <text:p text:style-name="P13">Screen, B. (2019). What effect does post-editing have on the translation product from an end-user’s perspective? <text:span text:style-name="T15">The Journal of Specialised Translation</text:span>, <text:span text:style-name="T15">31</text:span>.</text:p>
        <text:p text:style-name="P13">Teixeira, C. S. C. (2014). Peirceived vs. Measured performance in the post-editing of suggestions from machine translation and translation memories. In S. O’Brien, M. Simard, &amp; L. Specia <text:soft-page-break/>(Hrsg.), <text:span text:style-name="T15">Proceedings of the Third Workshop on Post-Editing Technology and Practice</text:span> (S. 45–59).</text:p>
        <text:p text:style-name="P13">Vardaro, J., Schaeffer, M., &amp; Hansen-Schirra, S. (2019). Translation Quality and Error Recognition in Professional Neural Machine Translation Post-Editing. <text:span text:style-name="T15">Informatics</text:span>, <text:span text:style-name="T15">6</text:span>(3), 41. https://doi.org/10.3390/informatics6030041</text:p>
        <text:p text:style-name="P13">Vieira, L. N. (2014). Indices of cognitive effort in machine translation post-editing. <text:span text:style-name="T15">Machine Translation</text:span>, <text:span text:style-name="T15">28</text:span>(3–4), 187–216. https://doi.org/10.1007/s10590-014-9156-x</text:p>
        <text:p text:style-name="P13">Xu, R. (2018). Corpus-based terminological preparation for simultaneous interpreting. <text:span text:style-name="T15">Interpreting. International Journal of Research and Practice in Interpreting</text:span>, <text:span text:style-name="T15">20</text:span>(1), 33–62. https://doi.org/10.1075/intp.00002.xu</text:p>
      </text:section>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0:33:04.820000000</meta:creation-date>
    <dc:date>2024-10-28T11:37:52.840000000</dc:date>
    <meta:editing-duration>PT17M47S</meta:editing-duration>
    <meta:editing-cycles>5</meta:editing-cycles>
    <meta:generator>LibreOffice/24.8.2.1$Windows_X86_64 LibreOffice_project/0f794b6e29741098670a3b95d60478a65d05ef13</meta:generator>
    <meta:document-statistic meta:table-count="0" meta:image-count="0" meta:object-count="0" meta:page-count="12" meta:paragraph-count="97" meta:word-count="4139" meta:character-count="32272" meta:non-whitespace-character-count="28216"/>
    <meta:user-defined meta:name="ZOTERO_PREF_1">&lt;data data-version="3" zotero-version="6.0.36"&gt;&lt;session id="Hh1rlVeA"/&gt;&lt;style id="http://www.zotero.org/styles/apa" locale="de-DE" hasBibliography="1" bibliographyStyleHasBeenSet="1"/&gt;&lt;prefs&gt;&lt;pref name="fieldType" value="ReferenceMark"/&gt;&lt;pref name="automa</meta:user-defined>
    <meta:user-defined meta:name="ZOTERO_PREF_2">ticJournalAbbreviations" value="true"/&gt;&lt;/prefs&gt;&lt;/data&gt;</meta:user-defined>
  </office:meta>
</office:document-meta>
</file>